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5035in"/>
    </style:style>
    <style:style style:name="co2" style:family="table-column">
      <style:table-column-properties fo:break-before="auto" style:column-width="0.9083in"/>
    </style:style>
    <style:style style:name="co3" style:family="table-column">
      <style:table-column-properties fo:break-before="auto" style:column-width="0.4035in"/>
    </style:style>
    <style:style style:name="co4" style:family="table-column">
      <style:table-column-properties fo:break-before="auto" style:column-width="1.7382in"/>
    </style:style>
    <style:style style:name="co5" style:family="table-column">
      <style:table-column-properties fo:break-before="auto" style:column-width="1.8937in"/>
    </style:style>
    <style:style style:name="co6" style:family="table-column">
      <style:table-column-properties fo:break-before="auto" style:column-width="1.2819in"/>
    </style:style>
    <style:style style:name="co7" style:family="table-column">
      <style:table-column-properties fo:break-before="auto" style:column-width="1.4898in"/>
    </style:style>
    <style:style style:name="co8" style:family="table-column">
      <style:table-column-properties fo:break-before="auto" style:column-width="1.2299in"/>
    </style:style>
    <style:style style:name="co9" style:family="table-column">
      <style:table-column-properties fo:break-before="auto" style:column-width="0.2646in"/>
    </style:style>
    <style:style style:name="co10" style:family="table-column">
      <style:table-column-properties fo:break-before="auto" style:column-width="0.7811in"/>
    </style:style>
    <style:style style:name="co11" style:family="table-column">
      <style:table-column-properties fo:break-before="auto" style:column-width="3.7902in"/>
    </style:style>
    <style:style style:name="co12" style:family="table-column">
      <style:table-column-properties fo:break-before="auto" style:column-width="2.1992in"/>
    </style:style>
    <style:style style:name="co13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17in" fo:break-before="auto" style:use-optimal-row-height="true"/>
    </style:style>
    <style:style style:name="ro3" style:family="table-row">
      <style:table-row-properties style:row-height="0.18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 0in 0in 0in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row table:style-name="ro1">
          <table:table-cell office:value-type="string">
            <text:p>pwm</text:p>
          </table:table-cell>
          <table:table-cell office:value-type="string">
            <text:p>C3</text:p>
          </table:table-cell>
          <table:table-cell/>
          <table:table-cell office:value-type="string">
            <text:p>10uF</text:p>
          </table:table-cell>
          <table:table-cell office:value-type="string">
            <text:p>CPOL-EUE2-4_0.6MMDRILL</text:p>
          </table:table-cell>
          <table:table-cell office:value-type="string">
            <text:p>E2-4_0.6MMDRILL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/>
          <table:table-cell office:value-type="float" office:value="286606">
            <text:p>286606</text:p>
          </table:table-cell>
          <table:table-cell table:number-columns-repeated="4"/>
        </table:table-row>
        <table:table-row table:style-name="ro1">
          <table:table-cell office:value-type="string">
            <text:p>pwm</text:p>
          </table:table-cell>
          <table:table-cell office:value-type="string">
            <text:p>C5</text:p>
          </table:table-cell>
          <table:table-cell/>
          <table:table-cell office:value-type="string">
            <text:p>10uF</text:p>
          </table:table-cell>
          <table:table-cell office:value-type="string">
            <text:p>CPOL-EUE2-4_0.6MMDRILL</text:p>
          </table:table-cell>
          <table:table-cell office:value-type="string">
            <text:p>E2-4_0.6MMDRILL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/>
          <table:table-cell office:value-type="float" office:value="286606">
            <text:p>286606</text:p>
          </table:table-cell>
          <table:table-cell table:number-columns-repeated="4"/>
        </table:table-row>
        <table:table-row table:style-name="ro1">
          <table:table-cell office:value-type="string">
            <text:p>power</text:p>
          </table:table-cell>
          <table:table-cell office:value-type="string">
            <text:p>R24</text:p>
          </table:table-cell>
          <table:table-cell office:value-type="string">
            <text:p>-</text:p>
          </table:table-cell>
          <table:table-cell office:value-type="string">
            <text:p>2k7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/>
          <table:table-cell office:value-type="float" office:value="612534">
            <text:p>612534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CON-SLUG</text:p>
          </table:table-cell>
          <table:table-cell/>
          <table:table-cell office:value-type="string">
            <text:p>PINHD-1X7</text:p>
          </table:table-cell>
          <table:table-cell office:value-type="string">
            <text:p>1X07</text:p>
          </table:table-cell>
          <table:table-cell office:value-type="string">
            <text:p>pinhead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636563">
            <text:p>636563</text:p>
          </table:table-cell>
          <table:table-cell table:number-columns-repeated="4"/>
        </table:table-row>
        <table:table-row table:style-name="ro1">
          <table:table-cell office:value-type="string">
            <text:p>motor</text:p>
          </table:table-cell>
          <table:table-cell office:value-type="string">
            <text:p>D1</text:p>
          </table:table-cell>
          <table:table-cell office:value-type="string">
            <text:p>d</text:p>
          </table:table-cell>
          <table:table-cell table:number-columns-repeated="2" office:value-type="string">
            <text:p>BAT754S</text:p>
          </table:table-cell>
          <table:table-cell office:value-type="string">
            <text:p>SOT23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/>
          <table:table-cell office:value-type="float" office:value="1081206">
            <text:p>1081206</text:p>
          </table:table-cell>
          <table:table-cell table:number-columns-repeated="4"/>
        </table:table-row>
        <table:table-row table:style-name="ro1">
          <table:table-cell office:value-type="string">
            <text:p>jointio</text:p>
          </table:table-cell>
          <table:table-cell office:value-type="string">
            <text:p>D7</text:p>
          </table:table-cell>
          <table:table-cell office:value-type="string">
            <text:p>d</text:p>
          </table:table-cell>
          <table:table-cell table:number-columns-repeated="2" office:value-type="string">
            <text:p>BAT754S</text:p>
          </table:table-cell>
          <table:table-cell office:value-type="string">
            <text:p>SOT23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/>
          <table:table-cell office:value-type="float" office:value="1081206">
            <text:p>1081206</text:p>
          </table:table-cell>
          <table:table-cell table:number-columns-repeated="4"/>
        </table:table-row>
        <table:table-row table:style-name="ro1">
          <table:table-cell office:value-type="string">
            <text:p>jointio</text:p>
          </table:table-cell>
          <table:table-cell office:value-type="string">
            <text:p>D2</text:p>
          </table:table-cell>
          <table:table-cell office:value-type="string">
            <text:p>d</text:p>
          </table:table-cell>
          <table:table-cell table:number-columns-repeated="2" office:value-type="string">
            <text:p>BAT754S</text:p>
          </table:table-cell>
          <table:table-cell office:value-type="string">
            <text:p>SOT23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/>
          <table:table-cell office:value-type="float" office:value="1081206">
            <text:p>1081206</text:p>
          </table:table-cell>
          <table:table-cell table:number-columns-repeated="4"/>
        </table:table-row>
        <table:table-row table:style-name="ro1">
          <table:table-cell office:value-type="string">
            <text:p>jointio</text:p>
          </table:table-cell>
          <table:table-cell office:value-type="string">
            <text:p>D6</text:p>
          </table:table-cell>
          <table:table-cell office:value-type="string">
            <text:p>d</text:p>
          </table:table-cell>
          <table:table-cell table:number-columns-repeated="2" office:value-type="string">
            <text:p>BAT754S</text:p>
          </table:table-cell>
          <table:table-cell office:value-type="string">
            <text:p>SOT23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/>
          <table:table-cell office:value-type="float" office:value="1081206">
            <text:p>1081206</text:p>
          </table:table-cell>
          <table:table-cell table:number-columns-repeated="4"/>
        </table:table-row>
        <table:table-row table:style-name="ro1">
          <table:table-cell office:value-type="string">
            <text:p>motor</text:p>
          </table:table-cell>
          <table:table-cell office:value-type="string">
            <text:p>D2</text:p>
          </table:table-cell>
          <table:table-cell office:value-type="string">
            <text:p>d</text:p>
          </table:table-cell>
          <table:table-cell table:number-columns-repeated="2" office:value-type="string">
            <text:p>BAT754S</text:p>
          </table:table-cell>
          <table:table-cell office:value-type="string">
            <text:p>SOT23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/>
          <table:table-cell office:value-type="float" office:value="1081206">
            <text:p>1081206</text:p>
          </table:table-cell>
          <table:table-cell table:number-columns-repeated="4"/>
        </table:table-row>
        <table:table-row table:style-name="ro1">
          <table:table-cell office:value-type="string">
            <text:p>jointio</text:p>
          </table:table-cell>
          <table:table-cell office:value-type="string">
            <text:p>D3</text:p>
          </table:table-cell>
          <table:table-cell office:value-type="string">
            <text:p>d</text:p>
          </table:table-cell>
          <table:table-cell table:number-columns-repeated="2" office:value-type="string">
            <text:p>BAT754S</text:p>
          </table:table-cell>
          <table:table-cell office:value-type="string">
            <text:p>SOT23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/>
          <table:table-cell office:value-type="float" office:value="1081206">
            <text:p>1081206</text:p>
          </table:table-cell>
          <table:table-cell table:number-columns-repeated="4"/>
        </table:table-row>
        <table:table-row table:style-name="ro1">
          <table:table-cell office:value-type="string">
            <text:p>jointio</text:p>
          </table:table-cell>
          <table:table-cell office:value-type="string">
            <text:p>D4</text:p>
          </table:table-cell>
          <table:table-cell office:value-type="string">
            <text:p>d</text:p>
          </table:table-cell>
          <table:table-cell table:number-columns-repeated="2" office:value-type="string">
            <text:p>BAT754S</text:p>
          </table:table-cell>
          <table:table-cell office:value-type="string">
            <text:p>SOT23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/>
          <table:table-cell office:value-type="float" office:value="1081206">
            <text:p>1081206</text:p>
          </table:table-cell>
          <table:table-cell table:number-columns-repeated="4"/>
        </table:table-row>
        <table:table-row table:style-name="ro1">
          <table:table-cell office:value-type="string">
            <text:p>jointio</text:p>
          </table:table-cell>
          <table:table-cell office:value-type="string">
            <text:p>D5</text:p>
          </table:table-cell>
          <table:table-cell office:value-type="string">
            <text:p>d</text:p>
          </table:table-cell>
          <table:table-cell table:number-columns-repeated="2" office:value-type="string">
            <text:p>BAT754S</text:p>
          </table:table-cell>
          <table:table-cell office:value-type="string">
            <text:p>SOT23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/>
          <table:table-cell office:value-type="float" office:value="1081206">
            <text:p>1081206</text:p>
          </table:table-cell>
          <table:table-cell table:number-columns-repeated="4"/>
        </table:table-row>
        <table:table-row table:style-name="ro1">
          <table:table-cell office:value-type="string">
            <text:p>motor</text:p>
          </table:table-cell>
          <table:table-cell office:value-type="string">
            <text:p>D4</text:p>
          </table:table-cell>
          <table:table-cell office:value-type="string">
            <text:p>d</text:p>
          </table:table-cell>
          <table:table-cell table:number-columns-repeated="2" office:value-type="string">
            <text:p>BAT754S</text:p>
          </table:table-cell>
          <table:table-cell office:value-type="string">
            <text:p>SOT23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/>
          <table:table-cell office:value-type="float" office:value="1081206">
            <text:p>1081206</text:p>
          </table:table-cell>
          <table:table-cell table:number-columns-repeated="4"/>
        </table:table-row>
        <table:table-row table:style-name="ro1">
          <table:table-cell office:value-type="string">
            <text:p>jointio</text:p>
          </table:table-cell>
          <table:table-cell office:value-type="string">
            <text:p>D1</text:p>
          </table:table-cell>
          <table:table-cell office:value-type="string">
            <text:p>d</text:p>
          </table:table-cell>
          <table:table-cell table:number-columns-repeated="2" office:value-type="string">
            <text:p>BAT754S</text:p>
          </table:table-cell>
          <table:table-cell office:value-type="string">
            <text:p>SOT23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/>
          <table:table-cell office:value-type="float" office:value="1081206">
            <text:p>1081206</text:p>
          </table:table-cell>
          <table:table-cell table:number-columns-repeated="4"/>
        </table:table-row>
        <table:table-row table:style-name="ro1">
          <table:table-cell office:value-type="string">
            <text:p>jointio</text:p>
          </table:table-cell>
          <table:table-cell office:value-type="string">
            <text:p>D8</text:p>
          </table:table-cell>
          <table:table-cell office:value-type="string">
            <text:p>d</text:p>
          </table:table-cell>
          <table:table-cell table:number-columns-repeated="2" office:value-type="string">
            <text:p>BAT754S</text:p>
          </table:table-cell>
          <table:table-cell office:value-type="string">
            <text:p>SOT23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/>
          <table:table-cell office:value-type="float" office:value="1081206">
            <text:p>1081206</text:p>
          </table:table-cell>
          <table:table-cell table:number-columns-repeated="4"/>
        </table:table-row>
        <table:table-row table:style-name="ro1">
          <table:table-cell office:value-type="string">
            <text:p>motor</text:p>
          </table:table-cell>
          <table:table-cell office:value-type="string">
            <text:p>D3</text:p>
          </table:table-cell>
          <table:table-cell office:value-type="string">
            <text:p>d</text:p>
          </table:table-cell>
          <table:table-cell table:number-columns-repeated="2" office:value-type="string">
            <text:p>BAT754S</text:p>
          </table:table-cell>
          <table:table-cell office:value-type="string">
            <text:p>SOT23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/>
          <table:table-cell office:value-type="float" office:value="1081206">
            <text:p>1081206</text:p>
          </table:table-cell>
          <table:table-cell table:number-columns-repeated="4"/>
        </table:table-row>
        <table:table-row table:style-name="ro1">
          <table:table-cell office:value-type="string">
            <text:p>power</text:p>
          </table:table-cell>
          <table:table-cell office:value-type="string">
            <text:p>RL1</text:p>
          </table:table-cell>
          <table:table-cell/>
          <table:table-cell table:number-columns-repeated="2" office:value-type="string">
            <text:p>SRM-1C-SL-5VDCRELAY</text:p>
          </table:table-cell>
          <table:table-cell office:value-type="string">
            <text:p>RELAY5PIN</text:p>
          </table:table-cell>
          <table:table-cell office:value-type="string">
            <text:p>ecssr-Pwr</text:p>
          </table:table-cell>
          <table:table-cell office:value-type="float" office:value="1">
            <text:p>1</text:p>
          </table:table-cell>
          <table:table-cell/>
          <table:table-cell office:value-type="float" office:value="1094018">
            <text:p>1094018</text:p>
          </table:table-cell>
          <table:table-cell table:number-columns-repeated="4"/>
        </table:table-row>
        <table:table-row table:style-name="ro1">
          <table:table-cell office:value-type="string">
            <text:p>power</text:p>
          </table:table-cell>
          <table:table-cell office:value-type="string">
            <text:p>XB3</text:p>
          </table:table-cell>
          <table:table-cell/>
          <table:table-cell table:number-columns-repeated="3" office:value-type="string">
            <text:p>XBEE</text:p>
          </table:table-cell>
          <table:table-cell office:value-type="string">
            <text:p>ecssr-Pwr</text:p>
          </table:table-cell>
          <table:table-cell office:value-type="float" office:value="1">
            <text:p>1</text:p>
          </table:table-cell>
          <table:table-cell/>
          <table:table-cell office:value-type="float" office:value="1109732">
            <text:p>1109732</text:p>
          </table:table-cell>
          <table:table-cell table:number-columns-repeated="4" office:value-type="string">
            <text:p>2 OF THESE!</text:p>
          </table:table-cell>
        </table:table-row>
        <table:table-row table:style-name="ro2">
          <table:table-cell office:value-type="string">
            <text:p>power</text:p>
          </table:table-cell>
          <table:table-cell office:value-type="string">
            <text:p>F1</text:p>
          </table:table-cell>
          <table:table-cell table:number-columns-repeated="2"/>
          <table:table-cell table:number-columns-repeated="2" office:value-type="string">
            <text:p>SH22,5</text:p>
          </table:table-cell>
          <table:table-cell office:value-type="string">
            <text:p>fuse</text:p>
          </table:table-cell>
          <table:table-cell office:value-type="float" office:value="1">
            <text:p>1</text:p>
          </table:table-cell>
          <table:table-cell/>
          <table:table-cell office:value-type="float" office:value="1162740">
            <text:p>1162740</text:p>
          </table:table-cell>
          <table:table-cell table:number-columns-repeated="4"/>
        </table:table-row>
        <table:table-row table:style-name="ro1">
          <table:table-cell office:value-type="string">
            <text:p>power</text:p>
          </table:table-cell>
          <table:table-cell office:value-type="string">
            <text:p>CON-CHGIN</text:p>
          </table:table-cell>
          <table:table-cell/>
          <table:table-cell office:value-type="string">
            <text:p>charger</text:p>
          </table:table-cell>
          <table:table-cell office:value-type="string">
            <text:p>in</text:p>
          </table:table-cell>
          <table:table-cell office:value-type="string">
            <text:p>SCD-014A</text:p>
          </table:table-cell>
          <table:table-cell office:value-type="string">
            <text:p>SCD-014-A</text:p>
          </table:table-cell>
          <table:table-cell office:value-type="string">
            <text:p>con-shiua-chyuan</text:p>
          </table:table-cell>
          <table:table-cell office:value-type="float" office:value="1">
            <text:p>1</text:p>
          </table:table-cell>
          <table:table-cell office:value-type="float" office:value="1217037">
            <text:p>1217037</text:p>
          </table:table-cell>
          <table:table-cell office:value-type="string">
            <text:p>LUMBERG - NEB 21 R - SOCKET, LOW VOLTAGE, 2.1MM</text:p>
          </table:table-cell>
          <table:table-cell table:number-columns-repeated="3"/>
        </table:table-row>
        <table:table-row table:style-name="ro1">
          <table:table-cell office:value-type="string">
            <text:p>motor</text:p>
          </table:table-cell>
          <table:table-cell office:value-type="string">
            <text:p>Q8</text:p>
          </table:table-cell>
          <table:table-cell/>
          <table:table-cell table:number-columns-repeated="2" office:value-type="string">
            <text:p>FDD8882</text:p>
          </table:table-cell>
          <table:table-cell office:value-type="string">
            <text:p>TO252-3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/>
          <table:table-cell office:value-type="float" office:value="1228332">
            <text:p>1228332</text:p>
          </table:table-cell>
          <table:table-cell table:number-columns-repeated="4"/>
        </table:table-row>
        <table:table-row table:style-name="ro1">
          <table:table-cell office:value-type="string">
            <text:p>motor</text:p>
          </table:table-cell>
          <table:table-cell office:value-type="string">
            <text:p>Q7</text:p>
          </table:table-cell>
          <table:table-cell/>
          <table:table-cell table:number-columns-repeated="2" office:value-type="string">
            <text:p>FDD8882</text:p>
          </table:table-cell>
          <table:table-cell office:value-type="string">
            <text:p>TO252-3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/>
          <table:table-cell office:value-type="float" office:value="1228332">
            <text:p>1228332</text:p>
          </table:table-cell>
          <table:table-cell table:number-columns-repeated="4"/>
        </table:table-row>
        <table:table-row table:style-name="ro1">
          <table:table-cell office:value-type="string">
            <text:p>motor</text:p>
          </table:table-cell>
          <table:table-cell office:value-type="string">
            <text:p>Q6</text:p>
          </table:table-cell>
          <table:table-cell/>
          <table:table-cell table:number-columns-repeated="2" office:value-type="string">
            <text:p>FDD8882</text:p>
          </table:table-cell>
          <table:table-cell office:value-type="string">
            <text:p>TO252-3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/>
          <table:table-cell office:value-type="float" office:value="1228332">
            <text:p>1228332</text:p>
          </table:table-cell>
          <table:table-cell table:number-columns-repeated="4"/>
        </table:table-row>
        <table:table-row table:style-name="ro1">
          <table:table-cell office:value-type="string">
            <text:p>motor</text:p>
          </table:table-cell>
          <table:table-cell office:value-type="string">
            <text:p>Q5</text:p>
          </table:table-cell>
          <table:table-cell/>
          <table:table-cell table:number-columns-repeated="2" office:value-type="string">
            <text:p>FDD8882</text:p>
          </table:table-cell>
          <table:table-cell office:value-type="string">
            <text:p>TO252-3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/>
          <table:table-cell office:value-type="float" office:value="1228332">
            <text:p>1228332</text:p>
          </table:table-cell>
          <table:table-cell table:number-columns-repeated="4"/>
        </table:table-row>
        <table:table-row table:style-name="ro1">
          <table:table-cell office:value-type="string">
            <text:p>motor</text:p>
          </table:table-cell>
          <table:table-cell office:value-type="string">
            <text:p>IC4</text:p>
          </table:table-cell>
          <table:table-cell/>
          <table:table-cell table:number-columns-repeated="2" office:value-type="string">
            <text:p>74153NS</text:p>
          </table:table-cell>
          <table:table-cell office:value-type="string">
            <text:p>SOP16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/>
          <table:table-cell office:value-type="float" office:value="1236217">
            <text:p>1236217</text:p>
          </table:table-cell>
          <table:table-cell table:number-columns-repeated="4"/>
        </table:table-row>
        <table:table-row table:style-name="ro1">
          <table:table-cell office:value-type="string">
            <text:p>motor</text:p>
          </table:table-cell>
          <table:table-cell office:value-type="string">
            <text:p>IC2</text:p>
          </table:table-cell>
          <table:table-cell/>
          <table:table-cell table:number-columns-repeated="2" office:value-type="string">
            <text:p>74153NS</text:p>
          </table:table-cell>
          <table:table-cell office:value-type="string">
            <text:p>SOP16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/>
          <table:table-cell office:value-type="float" office:value="1236217">
            <text:p>1236217</text:p>
          </table:table-cell>
          <table:table-cell table:number-columns-repeated="4"/>
        </table:table-row>
        <table:table-row table:style-name="ro1">
          <table:table-cell office:value-type="string">
            <text:p>motor</text:p>
          </table:table-cell>
          <table:table-cell office:value-type="string">
            <text:p>IC5</text:p>
          </table:table-cell>
          <table:table-cell/>
          <table:table-cell table:number-columns-repeated="2" office:value-type="string">
            <text:p>74153NS</text:p>
          </table:table-cell>
          <table:table-cell office:value-type="string">
            <text:p>SOP16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/>
          <table:table-cell office:value-type="float" office:value="1236217">
            <text:p>1236217</text:p>
          </table:table-cell>
          <table:table-cell table:number-columns-repeated="4"/>
        </table:table-row>
        <table:table-row table:style-name="ro1">
          <table:table-cell office:value-type="string">
            <text:p>motor</text:p>
          </table:table-cell>
          <table:table-cell office:value-type="string">
            <text:p>IC3</text:p>
          </table:table-cell>
          <table:table-cell/>
          <table:table-cell table:number-columns-repeated="2" office:value-type="string">
            <text:p>74153NS</text:p>
          </table:table-cell>
          <table:table-cell office:value-type="string">
            <text:p>SOP16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/>
          <table:table-cell office:value-type="float" office:value="1236217">
            <text:p>1236217</text:p>
          </table:table-cell>
          <table:table-cell table:number-columns-repeated="4"/>
        </table:table-row>
        <table:table-row table:style-name="ro1">
          <table:table-cell office:value-type="string">
            <text:p>jointio</text:p>
          </table:table-cell>
          <table:table-cell office:value-type="string">
            <text:p>C3</text:p>
          </table:table-cell>
          <table:table-cell/>
          <table:table-cell office:value-type="string">
            <text:p>1uF</text:p>
          </table:table-cell>
          <table:table-cell office:value-type="string">
            <text:p>CPOL-EUB45181A</text:p>
          </table:table-cell>
          <table:table-cell office:value-type="string">
            <text:p>B45181A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/>
          <table:table-cell office:value-type="float" office:value="1236655">
            <text:p>1236655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C1</text:p>
          </table:table-cell>
          <table:table-cell office:value-type="string">
            <text:p>c</text:p>
          </table:table-cell>
          <table:table-cell office:value-type="string">
            <text:p>100nf</text:p>
          </table:table-cell>
          <table:table-cell office:value-type="string">
            <text:p>C-0603</text:p>
          </table:table-cell>
          <table:table-cell office:value-type="string">
            <text:p>C0603</text:p>
          </table:table-cell>
          <table:table-cell office:value-type="string">
            <text:p>quantum-sensor</text:p>
          </table:table-cell>
          <table:table-cell office:value-type="float" office:value="1">
            <text:p>1</text:p>
          </table:table-cell>
          <table:table-cell/>
          <table:table-cell office:value-type="float" office:value="1288255">
            <text:p>1288255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C6</text:p>
          </table:table-cell>
          <table:table-cell office:value-type="string">
            <text:p>c</text:p>
          </table:table-cell>
          <table:table-cell office:value-type="string">
            <text:p>100nf</text:p>
          </table:table-cell>
          <table:table-cell office:value-type="string">
            <text:p>C-0603</text:p>
          </table:table-cell>
          <table:table-cell office:value-type="string">
            <text:p>C0603</text:p>
          </table:table-cell>
          <table:table-cell office:value-type="string">
            <text:p>quantum-sensor</text:p>
          </table:table-cell>
          <table:table-cell office:value-type="float" office:value="1">
            <text:p>1</text:p>
          </table:table-cell>
          <table:table-cell/>
          <table:table-cell office:value-type="float" office:value="1288255">
            <text:p>1288255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C5</text:p>
          </table:table-cell>
          <table:table-cell office:value-type="string">
            <text:p>c</text:p>
          </table:table-cell>
          <table:table-cell office:value-type="string">
            <text:p>100nf</text:p>
          </table:table-cell>
          <table:table-cell office:value-type="string">
            <text:p>C-0603</text:p>
          </table:table-cell>
          <table:table-cell office:value-type="string">
            <text:p>C0603</text:p>
          </table:table-cell>
          <table:table-cell office:value-type="string">
            <text:p>quantum-sensor</text:p>
          </table:table-cell>
          <table:table-cell office:value-type="float" office:value="1">
            <text:p>1</text:p>
          </table:table-cell>
          <table:table-cell/>
          <table:table-cell office:value-type="float" office:value="1288255">
            <text:p>1288255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C3</text:p>
          </table:table-cell>
          <table:table-cell office:value-type="string">
            <text:p>c</text:p>
          </table:table-cell>
          <table:table-cell office:value-type="string">
            <text:p>100nf</text:p>
          </table:table-cell>
          <table:table-cell office:value-type="string">
            <text:p>C-0603</text:p>
          </table:table-cell>
          <table:table-cell office:value-type="string">
            <text:p>C0603</text:p>
          </table:table-cell>
          <table:table-cell office:value-type="string">
            <text:p>quantum-sensor</text:p>
          </table:table-cell>
          <table:table-cell office:value-type="float" office:value="1">
            <text:p>1</text:p>
          </table:table-cell>
          <table:table-cell/>
          <table:table-cell office:value-type="float" office:value="1288255">
            <text:p>1288255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C4</text:p>
          </table:table-cell>
          <table:table-cell office:value-type="string">
            <text:p>c</text:p>
          </table:table-cell>
          <table:table-cell office:value-type="string">
            <text:p>100nf</text:p>
          </table:table-cell>
          <table:table-cell office:value-type="string">
            <text:p>C-0603</text:p>
          </table:table-cell>
          <table:table-cell office:value-type="string">
            <text:p>C0603</text:p>
          </table:table-cell>
          <table:table-cell office:value-type="string">
            <text:p>quantum-sensor</text:p>
          </table:table-cell>
          <table:table-cell office:value-type="float" office:value="1">
            <text:p>1</text:p>
          </table:table-cell>
          <table:table-cell/>
          <table:table-cell office:value-type="float" office:value="1288255">
            <text:p>1288255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C2</text:p>
          </table:table-cell>
          <table:table-cell office:value-type="string">
            <text:p>c</text:p>
          </table:table-cell>
          <table:table-cell office:value-type="string">
            <text:p>100nf</text:p>
          </table:table-cell>
          <table:table-cell office:value-type="string">
            <text:p>C-0603</text:p>
          </table:table-cell>
          <table:table-cell office:value-type="string">
            <text:p>C0603</text:p>
          </table:table-cell>
          <table:table-cell office:value-type="string">
            <text:p>quantum-sensor</text:p>
          </table:table-cell>
          <table:table-cell office:value-type="float" office:value="1">
            <text:p>1</text:p>
          </table:table-cell>
          <table:table-cell/>
          <table:table-cell office:value-type="float" office:value="1288255">
            <text:p>1288255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C7</text:p>
          </table:table-cell>
          <table:table-cell office:value-type="string">
            <text:p>c</text:p>
          </table:table-cell>
          <table:table-cell office:value-type="string">
            <text:p>100nf</text:p>
          </table:table-cell>
          <table:table-cell office:value-type="string">
            <text:p>C-0603</text:p>
          </table:table-cell>
          <table:table-cell office:value-type="string">
            <text:p>C0603</text:p>
          </table:table-cell>
          <table:table-cell office:value-type="string">
            <text:p>quantum-sensor</text:p>
          </table:table-cell>
          <table:table-cell office:value-type="float" office:value="1">
            <text:p>1</text:p>
          </table:table-cell>
          <table:table-cell/>
          <table:table-cell office:value-type="float" office:value="1288255">
            <text:p>1288255</text:p>
          </table:table-cell>
          <table:table-cell table:number-columns-repeated="4"/>
        </table:table-row>
        <table:table-row table:style-name="ro1">
          <table:table-cell office:value-type="string">
            <text:p>power</text:p>
          </table:table-cell>
          <table:table-cell office:value-type="string">
            <text:p>C19</text:p>
          </table:table-cell>
          <table:table-cell/>
          <table:table-cell office:value-type="string">
            <text:p>0.1u</text:p>
          </table:table-cell>
          <table:table-cell office:value-type="string">
            <text:p>C-EUC0603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/>
          <table:table-cell office:value-type="float" office:value="1288255">
            <text:p>1288255</text:p>
          </table:table-cell>
          <table:table-cell table:number-columns-repeated="4"/>
        </table:table-row>
        <table:table-row table:style-name="ro1">
          <table:table-cell office:value-type="string">
            <text:p>power</text:p>
          </table:table-cell>
          <table:table-cell office:value-type="string">
            <text:p>C17</text:p>
          </table:table-cell>
          <table:table-cell office:value-type="string">
            <text:p>c</text:p>
          </table:table-cell>
          <table:table-cell office:value-type="string">
            <text:p>100n</text:p>
          </table:table-cell>
          <table:table-cell office:value-type="string">
            <text:p>C-EUC0603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/>
          <table:table-cell office:value-type="float" office:value="1288255">
            <text:p>1288255</text:p>
          </table:table-cell>
          <table:table-cell table:number-columns-repeated="4"/>
        </table:table-row>
        <table:table-row table:style-name="ro1">
          <table:table-cell office:value-type="string">
            <text:p>jointio</text:p>
          </table:table-cell>
          <table:table-cell office:value-type="string">
            <text:p>C2</text:p>
          </table:table-cell>
          <table:table-cell office:value-type="string">
            <text:p>c</text:p>
          </table:table-cell>
          <table:table-cell office:value-type="string">
            <text:p>100n</text:p>
          </table:table-cell>
          <table:table-cell office:value-type="string">
            <text:p>C-EUC0603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/>
          <table:table-cell office:value-type="float" office:value="1288255">
            <text:p>1288255</text:p>
          </table:table-cell>
          <table:table-cell table:number-columns-repeated="4"/>
        </table:table-row>
        <table:table-row table:style-name="ro1">
          <table:table-cell office:value-type="string">
            <text:p>power</text:p>
          </table:table-cell>
          <table:table-cell office:value-type="string">
            <text:p>C5</text:p>
          </table:table-cell>
          <table:table-cell office:value-type="string">
            <text:p>c</text:p>
          </table:table-cell>
          <table:table-cell office:value-type="string">
            <text:p>100n</text:p>
          </table:table-cell>
          <table:table-cell office:value-type="string">
            <text:p>C-EUC0603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/>
          <table:table-cell office:value-type="float" office:value="1288255">
            <text:p>1288255</text:p>
          </table:table-cell>
          <table:table-cell table:number-columns-repeated="4"/>
        </table:table-row>
        <table:table-row table:style-name="ro1">
          <table:table-cell office:value-type="string">
            <text:p>power</text:p>
          </table:table-cell>
          <table:table-cell office:value-type="string">
            <text:p>C22</text:p>
          </table:table-cell>
          <table:table-cell office:value-type="string">
            <text:p>c</text:p>
          </table:table-cell>
          <table:table-cell office:value-type="string">
            <text:p>100n</text:p>
          </table:table-cell>
          <table:table-cell office:value-type="string">
            <text:p>C-EUC0603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/>
          <table:table-cell office:value-type="float" office:value="1288255">
            <text:p>1288255</text:p>
          </table:table-cell>
          <table:table-cell table:number-columns-repeated="4"/>
        </table:table-row>
        <table:table-row table:style-name="ro1">
          <table:table-cell office:value-type="string">
            <text:p>power</text:p>
          </table:table-cell>
          <table:table-cell office:value-type="string">
            <text:p>C12</text:p>
          </table:table-cell>
          <table:table-cell office:value-type="string">
            <text:p>c</text:p>
          </table:table-cell>
          <table:table-cell office:value-type="string">
            <text:p>100n</text:p>
          </table:table-cell>
          <table:table-cell office:value-type="string">
            <text:p>C-EUC0603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/>
          <table:table-cell office:value-type="float" office:value="1288255">
            <text:p>1288255</text:p>
          </table:table-cell>
          <table:table-cell table:number-columns-repeated="4"/>
        </table:table-row>
        <table:table-row table:style-name="ro1">
          <table:table-cell office:value-type="string">
            <text:p>power</text:p>
          </table:table-cell>
          <table:table-cell office:value-type="string">
            <text:p>C18</text:p>
          </table:table-cell>
          <table:table-cell office:value-type="string">
            <text:p>c</text:p>
          </table:table-cell>
          <table:table-cell office:value-type="string">
            <text:p>100n</text:p>
          </table:table-cell>
          <table:table-cell office:value-type="string">
            <text:p>C-EUC0603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/>
          <table:table-cell office:value-type="float" office:value="1288255">
            <text:p>1288255</text:p>
          </table:table-cell>
          <table:table-cell table:number-columns-repeated="4"/>
        </table:table-row>
        <table:table-row table:style-name="ro1">
          <table:table-cell office:value-type="string">
            <text:p>power</text:p>
          </table:table-cell>
          <table:table-cell office:value-type="string">
            <text:p>C10</text:p>
          </table:table-cell>
          <table:table-cell office:value-type="string">
            <text:p>c</text:p>
          </table:table-cell>
          <table:table-cell office:value-type="string">
            <text:p>100n</text:p>
          </table:table-cell>
          <table:table-cell office:value-type="string">
            <text:p>C-EUC0603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/>
          <table:table-cell office:value-type="float" office:value="1288255">
            <text:p>1288255</text:p>
          </table:table-cell>
          <table:table-cell table:number-columns-repeated="4"/>
        </table:table-row>
        <table:table-row table:style-name="ro1">
          <table:table-cell office:value-type="string">
            <text:p>pwm</text:p>
          </table:table-cell>
          <table:table-cell office:value-type="string">
            <text:p>C1</text:p>
          </table:table-cell>
          <table:table-cell office:value-type="string">
            <text:p>c</text:p>
          </table:table-cell>
          <table:table-cell office:value-type="string">
            <text:p>100nF</text:p>
          </table:table-cell>
          <table:table-cell office:value-type="string">
            <text:p>C-EUC0603K</text:p>
          </table:table-cell>
          <table:table-cell office:value-type="string">
            <text:p>C0603K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/>
          <table:table-cell office:value-type="float" office:value="1288255">
            <text:p>1288255</text:p>
          </table:table-cell>
          <table:table-cell table:number-columns-repeated="4"/>
        </table:table-row>
        <table:table-row table:style-name="ro1">
          <table:table-cell office:value-type="string">
            <text:p>pwm</text:p>
          </table:table-cell>
          <table:table-cell office:value-type="string">
            <text:p>C2</text:p>
          </table:table-cell>
          <table:table-cell office:value-type="string">
            <text:p>c</text:p>
          </table:table-cell>
          <table:table-cell office:value-type="string">
            <text:p>100nF</text:p>
          </table:table-cell>
          <table:table-cell office:value-type="string">
            <text:p>C-EUC0603K</text:p>
          </table:table-cell>
          <table:table-cell office:value-type="string">
            <text:p>C0603K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/>
          <table:table-cell office:value-type="float" office:value="1288255">
            <text:p>1288255</text:p>
          </table:table-cell>
          <table:table-cell table:number-columns-repeated="4"/>
        </table:table-row>
        <table:table-row table:style-name="ro1">
          <table:table-cell office:value-type="string">
            <text:p>motor</text:p>
          </table:table-cell>
          <table:table-cell office:value-type="string">
            <text:p>D5</text:p>
          </table:table-cell>
          <table:table-cell/>
          <table:table-cell office:value-type="string">
            <text:p>12cwr04fntrpbf-diode</text:p>
          </table:table-cell>
          <table:table-cell office:value-type="string">
            <text:p>FFB20UP20DN-DIODE</text:p>
          </table:table-cell>
          <table:table-cell office:value-type="string">
            <text:p>TO252-3</text:p>
          </table:table-cell>
          <table:table-cell office:value-type="string">
            <text:p>ecssr-Pwr</text:p>
          </table:table-cell>
          <table:table-cell office:value-type="float" office:value="1">
            <text:p>1</text:p>
          </table:table-cell>
          <table:table-cell/>
          <table:table-cell office:value-type="float" office:value="1298442">
            <text:p>1298442</text:p>
          </table:table-cell>
          <table:table-cell office:value-type="string">
            <text:p>12CWQ04FNTRPBF</text:p>
          </table:table-cell>
          <table:table-cell/>
          <table:table-cell office:value-type="string">
            <text:p>Diode D-PAK</text:p>
          </table:table-cell>
          <table:table-cell/>
        </table:table-row>
        <table:table-row table:style-name="ro1">
          <table:table-cell office:value-type="string">
            <text:p>power</text:p>
          </table:table-cell>
          <table:table-cell office:value-type="string">
            <text:p>D4</text:p>
          </table:table-cell>
          <table:table-cell/>
          <table:table-cell office:value-type="string">
            <text:p>12cwr04fntrpbf-diode</text:p>
          </table:table-cell>
          <table:table-cell office:value-type="string">
            <text:p>FFB20UP20DN-DIODE</text:p>
          </table:table-cell>
          <table:table-cell office:value-type="string">
            <text:p>TO252-3</text:p>
          </table:table-cell>
          <table:table-cell office:value-type="string">
            <text:p>ecssr-Pwr</text:p>
          </table:table-cell>
          <table:table-cell office:value-type="float" office:value="1">
            <text:p>1</text:p>
          </table:table-cell>
          <table:table-cell/>
          <table:table-cell office:value-type="float" office:value="1298442">
            <text:p>1298442</text:p>
          </table:table-cell>
          <table:table-cell office:value-type="string">
            <text:p>12CWQ04FNTRPBF</text:p>
          </table:table-cell>
          <table:table-cell/>
          <table:table-cell office:value-type="string">
            <text:p>Diode D-PAK</text:p>
          </table:table-cell>
          <table:table-cell/>
        </table:table-row>
        <table:table-row table:style-name="ro1">
          <table:table-cell office:value-type="string">
            <text:p>power</text:p>
          </table:table-cell>
          <table:table-cell office:value-type="string">
            <text:p>C4</text:p>
          </table:table-cell>
          <table:table-cell/>
          <table:table-cell office:value-type="string">
            <text:p>0.47u</text:p>
          </table:table-cell>
          <table:table-cell office:value-type="string">
            <text:p>C-EUC0603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/>
          <table:table-cell office:value-type="float" office:value="1414037">
            <text:p>1414037</text:p>
          </table:table-cell>
          <table:table-cell table:number-columns-repeated="4"/>
        </table:table-row>
        <table:table-row table:style-name="ro1">
          <table:table-cell office:value-type="string">
            <text:p>power</text:p>
          </table:table-cell>
          <table:table-cell office:value-type="string">
            <text:p>C9</text:p>
          </table:table-cell>
          <table:table-cell/>
          <table:table-cell office:value-type="string">
            <text:p>0.47u</text:p>
          </table:table-cell>
          <table:table-cell office:value-type="string">
            <text:p>C-EUC0603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/>
          <table:table-cell office:value-type="float" office:value="1414037">
            <text:p>1414037</text:p>
          </table:table-cell>
          <table:table-cell table:number-columns-repeated="4"/>
        </table:table-row>
        <table:table-row table:style-name="ro1">
          <table:table-cell office:value-type="string">
            <text:p>power</text:p>
          </table:table-cell>
          <table:table-cell office:value-type="string">
            <text:p>C16</text:p>
          </table:table-cell>
          <table:table-cell/>
          <table:table-cell office:value-type="string">
            <text:p>0.47u</text:p>
          </table:table-cell>
          <table:table-cell office:value-type="string">
            <text:p>C-EUC0603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/>
          <table:table-cell office:value-type="float" office:value="1414037">
            <text:p>1414037</text:p>
          </table:table-cell>
          <table:table-cell table:number-columns-repeated="4"/>
        </table:table-row>
        <table:table-row table:style-name="ro1">
          <table:table-cell office:value-type="string">
            <text:p>jointio</text:p>
          </table:table-cell>
          <table:table-cell office:value-type="string">
            <text:p>Q9</text:p>
          </table:table-cell>
          <table:table-cell/>
          <table:table-cell table:number-columns-repeated="2" office:value-type="string">
            <text:p>BSS84</text:p>
          </table:table-cell>
          <table:table-cell office:value-type="string">
            <text:p>SOT23</text:p>
          </table:table-cell>
          <table:table-cell office:value-type="string">
            <text:p>transistor-small-signal</text:p>
          </table:table-cell>
          <table:table-cell office:value-type="float" office:value="1">
            <text:p>1</text:p>
          </table:table-cell>
          <table:table-cell/>
          <table:table-cell office:value-type="float" office:value="1431318">
            <text:p>1431318</text:p>
          </table:table-cell>
          <table:table-cell table:number-columns-repeated="4"/>
        </table:table-row>
        <table:table-row table:style-name="ro1">
          <table:table-cell office:value-type="string">
            <text:p>jointio</text:p>
          </table:table-cell>
          <table:table-cell office:value-type="string">
            <text:p>Q11</text:p>
          </table:table-cell>
          <table:table-cell/>
          <table:table-cell table:number-columns-repeated="2" office:value-type="string">
            <text:p>BSS84</text:p>
          </table:table-cell>
          <table:table-cell office:value-type="string">
            <text:p>SOT23</text:p>
          </table:table-cell>
          <table:table-cell office:value-type="string">
            <text:p>transistor-small-signal</text:p>
          </table:table-cell>
          <table:table-cell office:value-type="float" office:value="1">
            <text:p>1</text:p>
          </table:table-cell>
          <table:table-cell/>
          <table:table-cell office:value-type="float" office:value="1431318">
            <text:p>1431318</text:p>
          </table:table-cell>
          <table:table-cell table:number-columns-repeated="4"/>
        </table:table-row>
        <table:table-row table:style-name="ro1">
          <table:table-cell office:value-type="string">
            <text:p>jointio</text:p>
          </table:table-cell>
          <table:table-cell office:value-type="string">
            <text:p>Q10</text:p>
          </table:table-cell>
          <table:table-cell/>
          <table:table-cell table:number-columns-repeated="2" office:value-type="string">
            <text:p>BSS84</text:p>
          </table:table-cell>
          <table:table-cell office:value-type="string">
            <text:p>SOT23</text:p>
          </table:table-cell>
          <table:table-cell office:value-type="string">
            <text:p>transistor-small-signal</text:p>
          </table:table-cell>
          <table:table-cell office:value-type="float" office:value="1">
            <text:p>1</text:p>
          </table:table-cell>
          <table:table-cell/>
          <table:table-cell office:value-type="float" office:value="1431318">
            <text:p>1431318</text:p>
          </table:table-cell>
          <table:table-cell table:number-columns-repeated="4"/>
        </table:table-row>
        <table:table-row table:style-name="ro1">
          <table:table-cell office:value-type="string">
            <text:p>jointio</text:p>
          </table:table-cell>
          <table:table-cell office:value-type="string">
            <text:p>Q12</text:p>
          </table:table-cell>
          <table:table-cell/>
          <table:table-cell table:number-columns-repeated="2" office:value-type="string">
            <text:p>BSS84</text:p>
          </table:table-cell>
          <table:table-cell office:value-type="string">
            <text:p>SOT23</text:p>
          </table:table-cell>
          <table:table-cell office:value-type="string">
            <text:p>transistor-small-signal</text:p>
          </table:table-cell>
          <table:table-cell office:value-type="float" office:value="1">
            <text:p>1</text:p>
          </table:table-cell>
          <table:table-cell/>
          <table:table-cell office:value-type="float" office:value="1431318">
            <text:p>1431318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D6</text:p>
          </table:table-cell>
          <table:table-cell table:number-columns-repeated="2"/>
          <table:table-cell office:value-type="string">
            <text:p>DIODE-SMC</text:p>
          </table:table-cell>
          <table:table-cell office:value-type="string">
            <text:p>SMC</text:p>
          </table:table-cell>
          <table:table-cell office:value-type="string">
            <text:p>diode</text:p>
          </table:table-cell>
          <table:table-cell office:value-type="float" office:value="1">
            <text:p>1</text:p>
          </table:table-cell>
          <table:table-cell/>
          <table:table-cell office:value-type="float" office:value="1463231">
            <text:p>1463231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D5</text:p>
          </table:table-cell>
          <table:table-cell table:number-columns-repeated="2"/>
          <table:table-cell office:value-type="string">
            <text:p>DIODE-SMC</text:p>
          </table:table-cell>
          <table:table-cell office:value-type="string">
            <text:p>SMC</text:p>
          </table:table-cell>
          <table:table-cell office:value-type="string">
            <text:p>diode</text:p>
          </table:table-cell>
          <table:table-cell office:value-type="float" office:value="1">
            <text:p>1</text:p>
          </table:table-cell>
          <table:table-cell/>
          <table:table-cell office:value-type="float" office:value="1463231">
            <text:p>1463231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D7</text:p>
          </table:table-cell>
          <table:table-cell table:number-columns-repeated="2"/>
          <table:table-cell office:value-type="string">
            <text:p>DIODE-SMC</text:p>
          </table:table-cell>
          <table:table-cell office:value-type="string">
            <text:p>SMC</text:p>
          </table:table-cell>
          <table:table-cell office:value-type="string">
            <text:p>diode</text:p>
          </table:table-cell>
          <table:table-cell office:value-type="float" office:value="1">
            <text:p>1</text:p>
          </table:table-cell>
          <table:table-cell/>
          <table:table-cell office:value-type="float" office:value="1463231">
            <text:p>1463231</text:p>
          </table:table-cell>
          <table:table-cell table:number-columns-repeated="4"/>
        </table:table-row>
        <table:table-row table:style-name="ro1">
          <table:table-cell office:value-type="string">
            <text:p>power</text:p>
          </table:table-cell>
          <table:table-cell office:value-type="string">
            <text:p>C11</text:p>
          </table:table-cell>
          <table:table-cell/>
          <table:table-cell office:value-type="string">
            <text:p>10u</text:p>
          </table:table-cell>
          <table:table-cell office:value-type="string">
            <text:p>C-EUC0805</text:p>
          </table:table-cell>
          <table:table-cell office:value-type="string">
            <text:p>C0805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/>
          <table:table-cell office:value-type="float" office:value="1463377">
            <text:p>1463377</text:p>
          </table:table-cell>
          <table:table-cell table:number-columns-repeated="4"/>
        </table:table-row>
        <table:table-row table:style-name="ro1">
          <table:table-cell office:value-type="string">
            <text:p>power</text:p>
          </table:table-cell>
          <table:table-cell office:value-type="string">
            <text:p>U$3</text:p>
          </table:table-cell>
          <table:table-cell/>
          <table:table-cell table:number-columns-repeated="2" office:value-type="string">
            <text:p>09INDUCTOR</text:p>
          </table:table-cell>
          <table:table-cell office:value-type="string">
            <text:p>09INDUCTIR</text:p>
          </table:table-cell>
          <table:table-cell office:value-type="string">
            <text:p>ecssr-Pwr</text:p>
          </table:table-cell>
          <table:table-cell office:value-type="float" office:value="1">
            <text:p>1</text:p>
          </table:table-cell>
          <table:table-cell/>
          <table:table-cell office:value-type="float" office:value="1463496">
            <text:p>1463496</text:p>
          </table:table-cell>
          <table:table-cell office:value-type="string">
            <text:p>SDR1006-180ML — BOURNS — Inductors, Chokes &amp; Coils</text:p>
          </table:table-cell>
          <table:table-cell office:value-type="string">
            <text:p>NDUCTOR, 18UH, 3.8A, 20%</text:p>
          </table:table-cell>
          <table:table-cell table:number-columns-repeated="2"/>
        </table:table-row>
        <table:table-row table:style-name="ro1">
          <table:table-cell office:value-type="string">
            <text:p>power</text:p>
          </table:table-cell>
          <table:table-cell office:value-type="string">
            <text:p>U$1</text:p>
          </table:table-cell>
          <table:table-cell/>
          <table:table-cell table:number-columns-repeated="2" office:value-type="string">
            <text:p>09INDUCTOR</text:p>
          </table:table-cell>
          <table:table-cell office:value-type="string">
            <text:p>09INDUCTIR</text:p>
          </table:table-cell>
          <table:table-cell office:value-type="string">
            <text:p>ecssr-Pwr</text:p>
          </table:table-cell>
          <table:table-cell office:value-type="float" office:value="1">
            <text:p>1</text:p>
          </table:table-cell>
          <table:table-cell/>
          <table:table-cell office:value-type="float" office:value="1463496">
            <text:p>1463496</text:p>
          </table:table-cell>
          <table:table-cell office:value-type="string">
            <text:p>SDR1006-180ML — BOURNS — Inductors, Chokes &amp; Coils</text:p>
          </table:table-cell>
          <table:table-cell office:value-type="string">
            <text:p>NDUCTOR, 18UH, 3.8A, 20%</text:p>
          </table:table-cell>
          <table:table-cell table:number-columns-repeated="2"/>
        </table:table-row>
        <table:table-row table:style-name="ro1">
          <table:table-cell office:value-type="string">
            <text:p>power</text:p>
          </table:table-cell>
          <table:table-cell office:value-type="string">
            <text:p>U$2</text:p>
          </table:table-cell>
          <table:table-cell/>
          <table:table-cell table:number-columns-repeated="2" office:value-type="string">
            <text:p>09INDUCTOR</text:p>
          </table:table-cell>
          <table:table-cell office:value-type="string">
            <text:p>09INDUCTIR</text:p>
          </table:table-cell>
          <table:table-cell office:value-type="string">
            <text:p>ecssr-Pwr</text:p>
          </table:table-cell>
          <table:table-cell office:value-type="float" office:value="1">
            <text:p>1</text:p>
          </table:table-cell>
          <table:table-cell/>
          <table:table-cell office:value-type="float" office:value="1463496">
            <text:p>1463496</text:p>
          </table:table-cell>
          <table:table-cell office:value-type="string">
            <text:p>SDR1006-180ML — BOURNS — Inductors, Chokes &amp; Coils</text:p>
          </table:table-cell>
          <table:table-cell office:value-type="string">
            <text:p>NDUCTOR, 18UH, 3.8A, 20%</text:p>
          </table:table-cell>
          <table:table-cell table:number-columns-repeated="2"/>
        </table:table-row>
        <table:table-row table:style-name="ro1">
          <table:table-cell office:value-type="string">
            <text:p>motor</text:p>
          </table:table-cell>
          <table:table-cell office:value-type="string">
            <text:p>Q3</text:p>
          </table:table-cell>
          <table:table-cell/>
          <table:table-cell table:number-columns-repeated="2" office:value-type="string">
            <text:p>2N7002</text:p>
          </table:table-cell>
          <table:table-cell office:value-type="string">
            <text:p>SOT23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/>
          <table:table-cell office:value-type="float" office:value="1467959">
            <text:p>1467959</text:p>
          </table:table-cell>
          <table:table-cell table:number-columns-repeated="4"/>
        </table:table-row>
        <table:table-row table:style-name="ro1">
          <table:table-cell office:value-type="string">
            <text:p>motor</text:p>
          </table:table-cell>
          <table:table-cell office:value-type="string">
            <text:p>Q4</text:p>
          </table:table-cell>
          <table:table-cell/>
          <table:table-cell table:number-columns-repeated="2" office:value-type="string">
            <text:p>2N7002</text:p>
          </table:table-cell>
          <table:table-cell office:value-type="string">
            <text:p>SOT23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/>
          <table:table-cell office:value-type="float" office:value="1467959">
            <text:p>1467959</text:p>
          </table:table-cell>
          <table:table-cell table:number-columns-repeated="4"/>
        </table:table-row>
        <table:table-row table:style-name="ro1">
          <table:table-cell office:value-type="string">
            <text:p>power</text:p>
          </table:table-cell>
          <table:table-cell office:value-type="string">
            <text:p>Q6</text:p>
          </table:table-cell>
          <table:table-cell/>
          <table:table-cell table:number-columns-repeated="2" office:value-type="string">
            <text:p>2N7002</text:p>
          </table:table-cell>
          <table:table-cell office:value-type="string">
            <text:p>SOT23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/>
          <table:table-cell office:value-type="float" office:value="1467959">
            <text:p>1467959</text:p>
          </table:table-cell>
          <table:table-cell table:number-columns-repeated="4"/>
        </table:table-row>
        <table:table-row table:style-name="ro1">
          <table:table-cell office:value-type="string">
            <text:p>power</text:p>
          </table:table-cell>
          <table:table-cell office:value-type="string">
            <text:p>Q5</text:p>
          </table:table-cell>
          <table:table-cell/>
          <table:table-cell table:number-columns-repeated="2" office:value-type="string">
            <text:p>2N7002</text:p>
          </table:table-cell>
          <table:table-cell office:value-type="string">
            <text:p>SOT23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/>
          <table:table-cell office:value-type="float" office:value="1467959">
            <text:p>1467959</text:p>
          </table:table-cell>
          <table:table-cell table:number-columns-repeated="4"/>
        </table:table-row>
        <table:table-row table:style-name="ro1">
          <table:table-cell office:value-type="string">
            <text:p>power</text:p>
          </table:table-cell>
          <table:table-cell office:value-type="string">
            <text:p>Q4</text:p>
          </table:table-cell>
          <table:table-cell/>
          <table:table-cell table:number-columns-repeated="2" office:value-type="string">
            <text:p>2N7002</text:p>
          </table:table-cell>
          <table:table-cell office:value-type="string">
            <text:p>SOT23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/>
          <table:table-cell office:value-type="float" office:value="1467959">
            <text:p>1467959</text:p>
          </table:table-cell>
          <table:table-cell table:number-columns-repeated="4"/>
        </table:table-row>
        <table:table-row table:style-name="ro1">
          <table:table-cell office:value-type="string">
            <text:p>motor</text:p>
          </table:table-cell>
          <table:table-cell office:value-type="string">
            <text:p>Q2</text:p>
          </table:table-cell>
          <table:table-cell/>
          <table:table-cell table:number-columns-repeated="2" office:value-type="string">
            <text:p>2N7002</text:p>
          </table:table-cell>
          <table:table-cell office:value-type="string">
            <text:p>SOT23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/>
          <table:table-cell office:value-type="float" office:value="1467959">
            <text:p>1467959</text:p>
          </table:table-cell>
          <table:table-cell table:number-columns-repeated="4"/>
        </table:table-row>
        <table:table-row table:style-name="ro1">
          <table:table-cell office:value-type="string">
            <text:p>motor</text:p>
          </table:table-cell>
          <table:table-cell office:value-type="string">
            <text:p>Q1</text:p>
          </table:table-cell>
          <table:table-cell/>
          <table:table-cell table:number-columns-repeated="2" office:value-type="string">
            <text:p>2N7002</text:p>
          </table:table-cell>
          <table:table-cell office:value-type="string">
            <text:p>SOT23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/>
          <table:table-cell office:value-type="float" office:value="1467959">
            <text:p>1467959</text:p>
          </table:table-cell>
          <table:table-cell table:number-columns-repeated="4"/>
        </table:table-row>
        <table:table-row table:style-name="ro1">
          <table:table-cell office:value-type="string">
            <text:p>motor</text:p>
          </table:table-cell>
          <table:table-cell office:value-type="string">
            <text:p>R3</text:p>
          </table:table-cell>
          <table:table-cell office:value-type="string">
            <text:p>p</text:p>
          </table:table-cell>
          <table:table-cell office:value-type="string">
            <text:p>100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/>
          <table:table-cell office:value-type="float" office:value="1469649">
            <text:p>1469649</text:p>
          </table:table-cell>
          <table:table-cell table:number-columns-repeated="4"/>
        </table:table-row>
        <table:table-row table:style-name="ro1">
          <table:table-cell office:value-type="string">
            <text:p>motor</text:p>
          </table:table-cell>
          <table:table-cell office:value-type="string">
            <text:p>R8</text:p>
          </table:table-cell>
          <table:table-cell office:value-type="string">
            <text:p>p</text:p>
          </table:table-cell>
          <table:table-cell office:value-type="string">
            <text:p>100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/>
          <table:table-cell office:value-type="float" office:value="1469649">
            <text:p>1469649</text:p>
          </table:table-cell>
          <table:table-cell table:number-columns-repeated="4"/>
        </table:table-row>
        <table:table-row table:style-name="ro1">
          <table:table-cell office:value-type="string">
            <text:p>motor</text:p>
          </table:table-cell>
          <table:table-cell office:value-type="string">
            <text:p>R9</text:p>
          </table:table-cell>
          <table:table-cell office:value-type="string">
            <text:p>p</text:p>
          </table:table-cell>
          <table:table-cell office:value-type="string">
            <text:p>100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/>
          <table:table-cell office:value-type="float" office:value="1469649">
            <text:p>1469649</text:p>
          </table:table-cell>
          <table:table-cell table:number-columns-repeated="4"/>
        </table:table-row>
        <table:table-row table:style-name="ro1">
          <table:table-cell office:value-type="string">
            <text:p>motor</text:p>
          </table:table-cell>
          <table:table-cell office:value-type="string">
            <text:p>R4</text:p>
          </table:table-cell>
          <table:table-cell office:value-type="string">
            <text:p>p</text:p>
          </table:table-cell>
          <table:table-cell office:value-type="string">
            <text:p>100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/>
          <table:table-cell office:value-type="float" office:value="1469649">
            <text:p>1469649</text:p>
          </table:table-cell>
          <table:table-cell table:number-columns-repeated="4"/>
        </table:table-row>
        <table:table-row table:style-name="ro1">
          <table:table-cell office:value-type="string">
            <text:p>motor</text:p>
          </table:table-cell>
          <table:table-cell office:value-type="string">
            <text:p>R5</text:p>
          </table:table-cell>
          <table:table-cell office:value-type="string">
            <text:p>p</text:p>
          </table:table-cell>
          <table:table-cell office:value-type="string">
            <text:p>100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/>
          <table:table-cell office:value-type="float" office:value="1469649">
            <text:p>1469649</text:p>
          </table:table-cell>
          <table:table-cell table:number-columns-repeated="4"/>
        </table:table-row>
        <table:table-row table:style-name="ro1">
          <table:table-cell office:value-type="string">
            <text:p>motor</text:p>
          </table:table-cell>
          <table:table-cell office:value-type="string">
            <text:p>R6</text:p>
          </table:table-cell>
          <table:table-cell office:value-type="string">
            <text:p>p</text:p>
          </table:table-cell>
          <table:table-cell office:value-type="string">
            <text:p>100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/>
          <table:table-cell office:value-type="float" office:value="1469649">
            <text:p>1469649</text:p>
          </table:table-cell>
          <table:table-cell table:number-columns-repeated="4"/>
        </table:table-row>
        <table:table-row table:style-name="ro1">
          <table:table-cell office:value-type="string">
            <text:p>motor</text:p>
          </table:table-cell>
          <table:table-cell office:value-type="string">
            <text:p>R16</text:p>
          </table:table-cell>
          <table:table-cell office:value-type="string">
            <text:p>ib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/>
          <table:table-cell office:value-type="float" office:value="1469740">
            <text:p>1469740</text:p>
          </table:table-cell>
          <table:table-cell table:number-columns-repeated="4"/>
        </table:table-row>
        <table:table-row table:style-name="ro1">
          <table:table-cell office:value-type="string">
            <text:p>motor</text:p>
          </table:table-cell>
          <table:table-cell office:value-type="string">
            <text:p>R14</text:p>
          </table:table-cell>
          <table:table-cell office:value-type="string">
            <text:p>ib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/>
          <table:table-cell office:value-type="float" office:value="1469740">
            <text:p>1469740</text:p>
          </table:table-cell>
          <table:table-cell table:number-columns-repeated="4"/>
        </table:table-row>
        <table:table-row table:style-name="ro1">
          <table:table-cell office:value-type="string">
            <text:p>motor</text:p>
          </table:table-cell>
          <table:table-cell office:value-type="string">
            <text:p>R15</text:p>
          </table:table-cell>
          <table:table-cell office:value-type="string">
            <text:p>ib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/>
          <table:table-cell office:value-type="float" office:value="1469740">
            <text:p>1469740</text:p>
          </table:table-cell>
          <table:table-cell table:number-columns-repeated="4"/>
        </table:table-row>
        <table:table-row table:style-name="ro1">
          <table:table-cell office:value-type="string">
            <text:p>motor</text:p>
          </table:table-cell>
          <table:table-cell office:value-type="string">
            <text:p>R27</text:p>
          </table:table-cell>
          <table:table-cell office:value-type="string">
            <text:p>ib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/>
          <table:table-cell office:value-type="float" office:value="1469740">
            <text:p>1469740</text:p>
          </table:table-cell>
          <table:table-cell table:number-columns-repeated="4"/>
        </table:table-row>
        <table:table-row table:style-name="ro1">
          <table:table-cell office:value-type="string">
            <text:p>motor</text:p>
          </table:table-cell>
          <table:table-cell office:value-type="string">
            <text:p>R17</text:p>
          </table:table-cell>
          <table:table-cell office:value-type="string">
            <text:p>ib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/>
          <table:table-cell office:value-type="float" office:value="1469740">
            <text:p>1469740</text:p>
          </table:table-cell>
          <table:table-cell table:number-columns-repeated="4"/>
        </table:table-row>
        <table:table-row table:style-name="ro1">
          <table:table-cell office:value-type="string">
            <text:p>motor</text:p>
          </table:table-cell>
          <table:table-cell office:value-type="string">
            <text:p>R13</text:p>
          </table:table-cell>
          <table:table-cell office:value-type="string">
            <text:p>ib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/>
          <table:table-cell office:value-type="float" office:value="1469740">
            <text:p>1469740</text:p>
          </table:table-cell>
          <table:table-cell table:number-columns-repeated="4"/>
        </table:table-row>
        <table:table-row table:style-name="ro1">
          <table:table-cell office:value-type="string">
            <text:p>power</text:p>
          </table:table-cell>
          <table:table-cell office:value-type="string">
            <text:p>R18</text:p>
          </table:table-cell>
          <table:table-cell office:value-type="string">
            <text:p>p</text:p>
          </table:table-cell>
          <table:table-cell office:value-type="string">
            <text:p>10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/>
          <table:table-cell office:value-type="float" office:value="1469749">
            <text:p>1469749</text:p>
          </table:table-cell>
          <table:table-cell table:number-columns-repeated="4"/>
        </table:table-row>
        <table:table-row table:style-name="ro1">
          <table:table-cell office:value-type="string">
            <text:p>power</text:p>
          </table:table-cell>
          <table:table-cell office:value-type="string">
            <text:p>R32</text:p>
          </table:table-cell>
          <table:table-cell office:value-type="string">
            <text:p>-</text:p>
          </table:table-cell>
          <table:table-cell office:value-type="string">
            <text:p>10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/>
          <table:table-cell office:value-type="float" office:value="1469749">
            <text:p>1469749</text:p>
          </table:table-cell>
          <table:table-cell table:number-columns-repeated="4"/>
        </table:table-row>
        <table:table-row table:style-name="ro1">
          <table:table-cell office:value-type="string">
            <text:p>power</text:p>
          </table:table-cell>
          <table:table-cell office:value-type="string">
            <text:p>R23</text:p>
          </table:table-cell>
          <table:table-cell office:value-type="string">
            <text:p>-</text:p>
          </table:table-cell>
          <table:table-cell office:value-type="string">
            <text:p>10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/>
          <table:table-cell office:value-type="float" office:value="1469749">
            <text:p>1469749</text:p>
          </table:table-cell>
          <table:table-cell table:number-columns-repeated="4"/>
        </table:table-row>
        <table:table-row table:style-name="ro1">
          <table:table-cell office:value-type="string">
            <text:p>power</text:p>
          </table:table-cell>
          <table:table-cell office:value-type="string">
            <text:p>R2</text:p>
          </table:table-cell>
          <table:table-cell office:value-type="string">
            <text:p>p</text:p>
          </table:table-cell>
          <table:table-cell office:value-type="string">
            <text:p>10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/>
          <table:table-cell office:value-type="float" office:value="1469749">
            <text:p>1469749</text:p>
          </table:table-cell>
          <table:table-cell table:number-columns-repeated="4"/>
        </table:table-row>
        <table:table-row table:style-name="ro1">
          <table:table-cell office:value-type="string">
            <text:p>power</text:p>
          </table:table-cell>
          <table:table-cell office:value-type="string">
            <text:p>R12</text:p>
          </table:table-cell>
          <table:table-cell office:value-type="string">
            <text:p>show r2</text:p>
          </table:table-cell>
          <table:table-cell office:value-type="string">
            <text:p>180R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/>
          <table:table-cell office:value-type="float" office:value="1469803">
            <text:p>1469803</text:p>
          </table:table-cell>
          <table:table-cell table:number-columns-repeated="4"/>
        </table:table-row>
        <table:table-row table:style-name="ro1">
          <table:table-cell office:value-type="string">
            <text:p>motor</text:p>
          </table:table-cell>
          <table:table-cell office:value-type="string">
            <text:p>R24</text:p>
          </table:table-cell>
          <table:table-cell office:value-type="string">
            <text:p>ib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/>
          <table:table-cell office:value-type="float" office:value="1469803">
            <text:p>1469803</text:p>
          </table:table-cell>
          <table:table-cell table:number-columns-repeated="4"/>
        </table:table-row>
        <table:table-row table:style-name="ro1">
          <table:table-cell office:value-type="string">
            <text:p>motor</text:p>
          </table:table-cell>
          <table:table-cell office:value-type="string">
            <text:p>R21</text:p>
          </table:table-cell>
          <table:table-cell office:value-type="string">
            <text:p>ib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/>
          <table:table-cell office:value-type="float" office:value="1469803">
            <text:p>1469803</text:p>
          </table:table-cell>
          <table:table-cell table:number-columns-repeated="4"/>
        </table:table-row>
        <table:table-row table:style-name="ro1">
          <table:table-cell office:value-type="string">
            <text:p>motor</text:p>
          </table:table-cell>
          <table:table-cell office:value-type="string">
            <text:p>R23</text:p>
          </table:table-cell>
          <table:table-cell office:value-type="string">
            <text:p>ib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/>
          <table:table-cell office:value-type="float" office:value="1469803">
            <text:p>1469803</text:p>
          </table:table-cell>
          <table:table-cell table:number-columns-repeated="4"/>
        </table:table-row>
        <table:table-row table:style-name="ro1">
          <table:table-cell office:value-type="string">
            <text:p>motor</text:p>
          </table:table-cell>
          <table:table-cell office:value-type="string">
            <text:p>R22</text:p>
          </table:table-cell>
          <table:table-cell office:value-type="string">
            <text:p>ib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/>
          <table:table-cell office:value-type="float" office:value="1469803">
            <text:p>1469803</text:p>
          </table:table-cell>
          <table:table-cell table:number-columns-repeated="4"/>
        </table:table-row>
        <table:table-row table:style-name="ro1">
          <table:table-cell office:value-type="string">
            <text:p>power</text:p>
          </table:table-cell>
          <table:table-cell office:value-type="string">
            <text:p>R5</text:p>
          </table:table-cell>
          <table:table-cell office:value-type="string">
            <text:p>ib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/>
          <table:table-cell office:value-type="float" office:value="1469803">
            <text:p>1469803</text:p>
          </table:table-cell>
          <table:table-cell table:number-columns-repeated="4"/>
        </table:table-row>
        <table:table-row table:style-name="ro1">
          <table:table-cell office:value-type="string">
            <text:p>power</text:p>
          </table:table-cell>
          <table:table-cell office:value-type="string">
            <text:p>R7</text:p>
          </table:table-cell>
          <table:table-cell office:value-type="string">
            <text:p>ib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/>
          <table:table-cell office:value-type="float" office:value="1469803">
            <text:p>1469803</text:p>
          </table:table-cell>
          <table:table-cell table:number-columns-repeated="4"/>
        </table:table-row>
        <table:table-row table:style-name="ro1">
          <table:table-cell office:value-type="string">
            <text:p>power</text:p>
          </table:table-cell>
          <table:table-cell office:value-type="string">
            <text:p>R6</text:p>
          </table:table-cell>
          <table:table-cell office:value-type="string">
            <text:p>ib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/>
          <table:table-cell office:value-type="float" office:value="1469803">
            <text:p>1469803</text:p>
          </table:table-cell>
          <table:table-cell table:number-columns-repeated="4"/>
        </table:table-row>
        <table:table-row table:style-name="ro1">
          <table:table-cell office:value-type="string">
            <text:p>power</text:p>
          </table:table-cell>
          <table:table-cell office:value-type="string">
            <text:p>R8</text:p>
          </table:table-cell>
          <table:table-cell office:value-type="string">
            <text:p>ib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/>
          <table:table-cell office:value-type="float" office:value="1469803">
            <text:p>1469803</text:p>
          </table:table-cell>
          <table:table-cell table:number-columns-repeated="4"/>
        </table:table-row>
        <table:table-row table:style-name="ro1">
          <table:table-cell office:value-type="string">
            <text:p>power</text:p>
          </table:table-cell>
          <table:table-cell office:value-type="string">
            <text:p>R14</text:p>
          </table:table-cell>
          <table:table-cell office:value-type="string">
            <text:p>ib</text:p>
          </table:table-cell>
          <table:table-cell office:value-type="string">
            <text:p>270R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/>
          <table:table-cell office:value-type="float" office:value="1469803">
            <text:p>1469803</text:p>
          </table:table-cell>
          <table:table-cell table:number-columns-repeated="4"/>
        </table:table-row>
        <table:table-row table:style-name="ro1">
          <table:table-cell office:value-type="string">
            <text:p>power</text:p>
          </table:table-cell>
          <table:table-cell office:value-type="string">
            <text:p>R4</text:p>
          </table:table-cell>
          <table:table-cell office:value-type="string">
            <text:p>ib</text:p>
          </table:table-cell>
          <table:table-cell office:value-type="string">
            <text:p>270R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/>
          <table:table-cell office:value-type="float" office:value="1469803">
            <text:p>1469803</text:p>
          </table:table-cell>
          <table:table-cell table:number-columns-repeated="4"/>
        </table:table-row>
        <table:table-row table:style-name="ro1">
          <table:table-cell office:value-type="string">
            <text:p>power</text:p>
          </table:table-cell>
          <table:table-cell office:value-type="string">
            <text:p>R16</text:p>
          </table:table-cell>
          <table:table-cell office:value-type="string">
            <text:p>-</text:p>
          </table:table-cell>
          <table:table-cell office:value-type="string">
            <text:p>30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/>
          <table:table-cell office:value-type="float" office:value="1469803">
            <text:p>1469803</text:p>
          </table:table-cell>
          <table:table-cell table:number-columns-repeated="4"/>
        </table:table-row>
        <table:table-row table:style-name="ro1">
          <table:table-cell office:value-type="string">
            <text:p>motor</text:p>
          </table:table-cell>
          <table:table-cell office:value-type="string">
            <text:p>R10</text:p>
          </table:table-cell>
          <table:table-cell office:value-type="string">
            <text:p>p</text:p>
          </table:table-cell>
          <table:table-cell office:value-type="string">
            <text:p>47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/>
          <table:table-cell office:value-type="float" office:value="1469811">
            <text:p>1469811</text:p>
          </table:table-cell>
          <table:table-cell table:number-columns-repeated="4"/>
        </table:table-row>
        <table:table-row table:style-name="ro1">
          <table:table-cell office:value-type="string">
            <text:p>power</text:p>
          </table:table-cell>
          <table:table-cell office:value-type="string">
            <text:p>R3</text:p>
          </table:table-cell>
          <table:table-cell office:value-type="string">
            <text:p>p</text:p>
          </table:table-cell>
          <table:table-cell office:value-type="string">
            <text:p>47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/>
          <table:table-cell office:value-type="float" office:value="1469811">
            <text:p>1469811</text:p>
          </table:table-cell>
          <table:table-cell table:number-columns-repeated="4"/>
        </table:table-row>
        <table:table-row table:style-name="ro1">
          <table:table-cell office:value-type="string">
            <text:p>power</text:p>
          </table:table-cell>
          <table:table-cell office:value-type="string">
            <text:p>C8</text:p>
          </table:table-cell>
          <table:table-cell/>
          <table:table-cell office:value-type="string">
            <text:p>220u</text:p>
          </table:table-cell>
          <table:table-cell office:value-type="string">
            <text:p>CPOL-EUE</text:p>
          </table:table-cell>
          <table:table-cell office:value-type="string">
            <text:p>PANASONIC_E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/>
          <table:table-cell office:value-type="float" office:value="1580568">
            <text:p>1580568</text:p>
          </table:table-cell>
          <table:table-cell table:number-columns-repeated="4"/>
        </table:table-row>
        <table:table-row table:style-name="ro1">
          <table:table-cell office:value-type="string">
            <text:p>power</text:p>
          </table:table-cell>
          <table:table-cell office:value-type="string">
            <text:p>C3</text:p>
          </table:table-cell>
          <table:table-cell/>
          <table:table-cell office:value-type="string">
            <text:p>220u</text:p>
          </table:table-cell>
          <table:table-cell office:value-type="string">
            <text:p>CPOL-EUE</text:p>
          </table:table-cell>
          <table:table-cell office:value-type="string">
            <text:p>PANASONIC_E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/>
          <table:table-cell office:value-type="float" office:value="1580568">
            <text:p>1580568</text:p>
          </table:table-cell>
          <table:table-cell table:number-columns-repeated="4"/>
        </table:table-row>
        <table:table-row table:style-name="ro1">
          <table:table-cell office:value-type="string">
            <text:p>power</text:p>
          </table:table-cell>
          <table:table-cell office:value-type="string">
            <text:p>C7</text:p>
          </table:table-cell>
          <table:table-cell/>
          <table:table-cell office:value-type="string">
            <text:p>220u</text:p>
          </table:table-cell>
          <table:table-cell office:value-type="string">
            <text:p>CPOL-EUE</text:p>
          </table:table-cell>
          <table:table-cell office:value-type="string">
            <text:p>PANASONIC_E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/>
          <table:table-cell office:value-type="float" office:value="1580568">
            <text:p>1580568</text:p>
          </table:table-cell>
          <table:table-cell table:number-columns-repeated="4"/>
        </table:table-row>
        <table:table-row table:style-name="ro1">
          <table:table-cell office:value-type="string">
            <text:p>pwm</text:p>
          </table:table-cell>
          <table:table-cell office:value-type="string">
            <text:p>JP7</text:p>
          </table:table-cell>
          <table:table-cell/>
          <table:table-cell office:value-type="string">
            <text:p>PINHD-1X3</text:p>
          </table:table-cell>
          <table:table-cell office:value-type="string">
            <text:p>1X03</text:p>
          </table:table-cell>
          <table:table-cell office:value-type="string">
            <text:p>pinhead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418297">
            <text:p>3418297</text:p>
          </table:table-cell>
          <table:table-cell table:number-columns-repeated="4"/>
        </table:table-row>
        <table:table-row table:style-name="ro1">
          <table:table-cell office:value-type="string">
            <text:p>pwm</text:p>
          </table:table-cell>
          <table:table-cell office:value-type="string">
            <text:p>JP5</text:p>
          </table:table-cell>
          <table:table-cell/>
          <table:table-cell office:value-type="string">
            <text:p>PINHD-1X3</text:p>
          </table:table-cell>
          <table:table-cell office:value-type="string">
            <text:p>1X03</text:p>
          </table:table-cell>
          <table:table-cell office:value-type="string">
            <text:p>pinhead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418297">
            <text:p>3418297</text:p>
          </table:table-cell>
          <table:table-cell table:number-columns-repeated="4"/>
        </table:table-row>
        <table:table-row table:style-name="ro1">
          <table:table-cell office:value-type="string">
            <text:p>pwm</text:p>
          </table:table-cell>
          <table:table-cell office:value-type="string">
            <text:p>JP4</text:p>
          </table:table-cell>
          <table:table-cell/>
          <table:table-cell office:value-type="string">
            <text:p>PINHD-1X3</text:p>
          </table:table-cell>
          <table:table-cell office:value-type="string">
            <text:p>1X03</text:p>
          </table:table-cell>
          <table:table-cell office:value-type="string">
            <text:p>pinhead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418297">
            <text:p>3418297</text:p>
          </table:table-cell>
          <table:table-cell table:number-columns-repeated="4"/>
        </table:table-row>
        <table:table-row table:style-name="ro1">
          <table:table-cell office:value-type="string">
            <text:p>pwm</text:p>
          </table:table-cell>
          <table:table-cell office:value-type="string">
            <text:p>JP3</text:p>
          </table:table-cell>
          <table:table-cell/>
          <table:table-cell office:value-type="string">
            <text:p>PINHD-1X3</text:p>
          </table:table-cell>
          <table:table-cell office:value-type="string">
            <text:p>1X03</text:p>
          </table:table-cell>
          <table:table-cell office:value-type="string">
            <text:p>pinhead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418297">
            <text:p>3418297</text:p>
          </table:table-cell>
          <table:table-cell table:number-columns-repeated="4"/>
        </table:table-row>
        <table:table-row table:style-name="ro1">
          <table:table-cell office:value-type="string">
            <text:p>pwm</text:p>
          </table:table-cell>
          <table:table-cell office:value-type="string">
            <text:p>JP1</text:p>
          </table:table-cell>
          <table:table-cell/>
          <table:table-cell office:value-type="string">
            <text:p>PINHD-1X3</text:p>
          </table:table-cell>
          <table:table-cell office:value-type="string">
            <text:p>1X03</text:p>
          </table:table-cell>
          <table:table-cell office:value-type="string">
            <text:p>pinhead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418297">
            <text:p>3418297</text:p>
          </table:table-cell>
          <table:table-cell table:number-columns-repeated="4"/>
        </table:table-row>
        <table:table-row table:style-name="ro1">
          <table:table-cell office:value-type="string">
            <text:p>pwm</text:p>
          </table:table-cell>
          <table:table-cell office:value-type="string">
            <text:p>JP2</text:p>
          </table:table-cell>
          <table:table-cell/>
          <table:table-cell office:value-type="string">
            <text:p>PINHD-1X3</text:p>
          </table:table-cell>
          <table:table-cell office:value-type="string">
            <text:p>1X03</text:p>
          </table:table-cell>
          <table:table-cell office:value-type="string">
            <text:p>pinhead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418297">
            <text:p>3418297</text:p>
          </table:table-cell>
          <table:table-cell table:number-columns-repeated="4"/>
        </table:table-row>
        <table:table-row table:style-name="ro1">
          <table:table-cell office:value-type="string">
            <text:p>pwm</text:p>
          </table:table-cell>
          <table:table-cell office:value-type="string">
            <text:p>JP6</text:p>
          </table:table-cell>
          <table:table-cell/>
          <table:table-cell office:value-type="string">
            <text:p>PINHD-1X3</text:p>
          </table:table-cell>
          <table:table-cell office:value-type="string">
            <text:p>1X03</text:p>
          </table:table-cell>
          <table:table-cell office:value-type="string">
            <text:p>pinhead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418297">
            <text:p>3418297</text:p>
          </table:table-cell>
          <table:table-cell table:number-columns-repeated="4"/>
        </table:table-row>
        <table:table-row table:style-name="ro1">
          <table:table-cell office:value-type="string">
            <text:p>pwm</text:p>
          </table:table-cell>
          <table:table-cell office:value-type="string">
            <text:p>JP8</text:p>
          </table:table-cell>
          <table:table-cell/>
          <table:table-cell office:value-type="string">
            <text:p>PINHD-1X3</text:p>
          </table:table-cell>
          <table:table-cell office:value-type="string">
            <text:p>1X03</text:p>
          </table:table-cell>
          <table:table-cell office:value-type="string">
            <text:p>pinhead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418297">
            <text:p>3418297</text:p>
          </table:table-cell>
          <table:table-cell table:number-columns-repeated="4"/>
        </table:table-row>
        <table:table-row table:style-name="ro1">
          <table:table-cell office:value-type="string">
            <text:p>power</text:p>
          </table:table-cell>
          <table:table-cell office:value-type="string">
            <text:p>U$10</text:p>
          </table:table-cell>
          <table:table-cell/>
          <table:table-cell table:number-columns-repeated="2" office:value-type="string">
            <text:p>09SWITCH</text:p>
          </table:table-cell>
          <table:table-cell office:value-type="string">
            <text:p>09SW</text:p>
          </table:table-cell>
          <table:table-cell office:value-type="string">
            <text:p>ecssr-Pwr</text:p>
          </table:table-cell>
          <table:table-cell office:value-type="float" office:value="1">
            <text:p>1</text:p>
          </table:table-cell>
          <table:table-cell/>
          <table:table-cell office:value-type="float" office:value="3801305">
            <text:p>3801305</text:p>
          </table:table-cell>
          <table:table-cell table:number-columns-repeated="4"/>
        </table:table-row>
        <table:table-row table:style-name="ro1">
          <table:table-cell office:value-type="string">
            <text:p>power</text:p>
          </table:table-cell>
          <table:table-cell office:value-type="string">
            <text:p>U$5</text:p>
          </table:table-cell>
          <table:table-cell/>
          <table:table-cell office:value-type="string">
            <text:p>batcon</text:p>
          </table:table-cell>
          <table:table-cell office:value-type="string">
            <text:p>CAMCON2W</text:p>
          </table:table-cell>
          <table:table-cell office:value-type="string">
            <text:p>09CON2W</text:p>
          </table:table-cell>
          <table:table-cell office:value-type="string">
            <text:p>ecssr-Pwr</text:p>
          </table:table-cell>
          <table:table-cell office:value-type="float" office:value="1">
            <text:p>1</text:p>
          </table:table-cell>
          <table:table-cell/>
          <table:table-cell office:value-type="float" office:value="3882391">
            <text:p>3882391</text:p>
          </table:table-cell>
          <table:table-cell office:value-type="string">
            <text:p>CTB9550/2 — CAMDEN ELECTRONICS — Miscellaneous</text:p>
          </table:table-cell>
          <table:table-cell office:value-type="string">
            <text:p>HEADER, RIGHT ANGLE, 2WAY</text:p>
          </table:table-cell>
          <table:table-cell table:number-columns-repeated="2"/>
        </table:table-row>
        <table:table-row table:style-name="ro1">
          <table:table-cell office:value-type="string">
            <text:p>motor</text:p>
          </table:table-cell>
          <table:table-cell office:value-type="string">
            <text:p>U$3</text:p>
          </table:table-cell>
          <table:table-cell/>
          <table:table-cell table:number-columns-repeated="2" office:value-type="string">
            <text:p>CAMCON2W</text:p>
          </table:table-cell>
          <table:table-cell office:value-type="string">
            <text:p>09CON2W</text:p>
          </table:table-cell>
          <table:table-cell office:value-type="string">
            <text:p>ecssr-Pwr</text:p>
          </table:table-cell>
          <table:table-cell office:value-type="float" office:value="1">
            <text:p>1</text:p>
          </table:table-cell>
          <table:table-cell/>
          <table:table-cell office:value-type="float" office:value="3882391">
            <text:p>3882391</text:p>
          </table:table-cell>
          <table:table-cell office:value-type="string">
            <text:p>CTB9550/2 — CAMDEN ELECTRONICS — Miscellaneous</text:p>
          </table:table-cell>
          <table:table-cell office:value-type="string">
            <text:p>HEADER, RIGHT ANGLE, 2WAY</text:p>
          </table:table-cell>
          <table:table-cell table:number-columns-repeated="2"/>
        </table:table-row>
        <table:table-row table:style-name="ro1">
          <table:table-cell office:value-type="string">
            <text:p>motor</text:p>
          </table:table-cell>
          <table:table-cell office:value-type="string">
            <text:p>U$1</text:p>
          </table:table-cell>
          <table:table-cell/>
          <table:table-cell table:number-columns-repeated="2" office:value-type="string">
            <text:p>CAMCON2W</text:p>
          </table:table-cell>
          <table:table-cell office:value-type="string">
            <text:p>09CON2W</text:p>
          </table:table-cell>
          <table:table-cell office:value-type="string">
            <text:p>ecssr-Pwr</text:p>
          </table:table-cell>
          <table:table-cell office:value-type="float" office:value="1">
            <text:p>1</text:p>
          </table:table-cell>
          <table:table-cell/>
          <table:table-cell office:value-type="float" office:value="3882391">
            <text:p>3882391</text:p>
          </table:table-cell>
          <table:table-cell office:value-type="string">
            <text:p>CTB9550/2 — CAMDEN ELECTRONICS — Miscellaneous</text:p>
          </table:table-cell>
          <table:table-cell office:value-type="string">
            <text:p>HEADER, RIGHT ANGLE, 2WAY</text:p>
          </table:table-cell>
          <table:table-cell table:number-columns-repeated="2"/>
        </table:table-row>
        <table:table-row table:style-name="ro1">
          <table:table-cell office:value-type="string">
            <text:p>motor</text:p>
          </table:table-cell>
          <table:table-cell office:value-type="string">
            <text:p>U$2</text:p>
          </table:table-cell>
          <table:table-cell/>
          <table:table-cell table:number-columns-repeated="2" office:value-type="string">
            <text:p>CAMCON2W</text:p>
          </table:table-cell>
          <table:table-cell office:value-type="string">
            <text:p>09CON2W</text:p>
          </table:table-cell>
          <table:table-cell office:value-type="string">
            <text:p>ecssr-Pwr</text:p>
          </table:table-cell>
          <table:table-cell office:value-type="float" office:value="1">
            <text:p>1</text:p>
          </table:table-cell>
          <table:table-cell/>
          <table:table-cell office:value-type="float" office:value="3882391">
            <text:p>3882391</text:p>
          </table:table-cell>
          <table:table-cell office:value-type="string">
            <text:p>CTB9550/2 — CAMDEN ELECTRONICS — Miscellaneous</text:p>
          </table:table-cell>
          <table:table-cell office:value-type="string">
            <text:p>HEADER, RIGHT ANGLE, 2WAY</text:p>
          </table:table-cell>
          <table:table-cell table:number-columns-repeated="2"/>
        </table:table-row>
        <table:table-row table:style-name="ro1">
          <table:table-cell office:value-type="string">
            <text:p>pwm</text:p>
          </table:table-cell>
          <table:table-cell office:value-type="string">
            <text:p>U$1</text:p>
          </table:table-cell>
          <table:table-cell/>
          <table:table-cell table:number-columns-repeated="2" office:value-type="string">
            <text:p>CAMCON2W</text:p>
          </table:table-cell>
          <table:table-cell office:value-type="string">
            <text:p>09CON2W</text:p>
          </table:table-cell>
          <table:table-cell office:value-type="string">
            <text:p>ecssr-Pwr</text:p>
          </table:table-cell>
          <table:table-cell office:value-type="float" office:value="1">
            <text:p>1</text:p>
          </table:table-cell>
          <table:table-cell/>
          <table:table-cell office:value-type="float" office:value="3882391">
            <text:p>3882391</text:p>
          </table:table-cell>
          <table:table-cell office:value-type="string">
            <text:p>CTB9550/2 — CAMDEN ELECTRONICS — Miscellaneous</text:p>
          </table:table-cell>
          <table:table-cell office:value-type="string">
            <text:p>HEADER, RIGHT ANGLE, 2WAY</text:p>
          </table:table-cell>
          <table:table-cell table:number-columns-repeated="2"/>
        </table:table-row>
        <table:table-row table:style-name="ro1">
          <table:table-cell office:value-type="string">
            <text:p>power</text:p>
          </table:table-cell>
          <table:table-cell office:value-type="string">
            <text:p>U$6</text:p>
          </table:table-cell>
          <table:table-cell/>
          <table:table-cell office:value-type="string">
            <text:p>logpwr</text:p>
          </table:table-cell>
          <table:table-cell office:value-type="string">
            <text:p>CAMCON2W</text:p>
          </table:table-cell>
          <table:table-cell office:value-type="string">
            <text:p>09CON2W</text:p>
          </table:table-cell>
          <table:table-cell office:value-type="string">
            <text:p>ecssr-Pwr</text:p>
          </table:table-cell>
          <table:table-cell office:value-type="float" office:value="1">
            <text:p>1</text:p>
          </table:table-cell>
          <table:table-cell/>
          <table:table-cell office:value-type="float" office:value="3882391">
            <text:p>3882391</text:p>
          </table:table-cell>
          <table:table-cell office:value-type="string">
            <text:p>CTB9550/2 — CAMDEN ELECTRONICS — Miscellaneous</text:p>
          </table:table-cell>
          <table:table-cell office:value-type="string">
            <text:p>HEADER, RIGHT ANGLE, 2WAY</text:p>
          </table:table-cell>
          <table:table-cell table:number-columns-repeated="2"/>
        </table:table-row>
        <table:table-row table:style-name="ro1">
          <table:table-cell office:value-type="string">
            <text:p>power</text:p>
          </table:table-cell>
          <table:table-cell office:value-type="string">
            <text:p>U$8</text:p>
          </table:table-cell>
          <table:table-cell/>
          <table:table-cell office:value-type="string">
            <text:p>motpwr</text:p>
          </table:table-cell>
          <table:table-cell office:value-type="string">
            <text:p>CAMCON2W</text:p>
          </table:table-cell>
          <table:table-cell office:value-type="string">
            <text:p>09CON2W</text:p>
          </table:table-cell>
          <table:table-cell office:value-type="string">
            <text:p>ecssr-Pwr</text:p>
          </table:table-cell>
          <table:table-cell office:value-type="float" office:value="1">
            <text:p>1</text:p>
          </table:table-cell>
          <table:table-cell/>
          <table:table-cell office:value-type="float" office:value="3882391">
            <text:p>3882391</text:p>
          </table:table-cell>
          <table:table-cell office:value-type="string">
            <text:p>CTB9550/2 — CAMDEN ELECTRONICS — Miscellaneous</text:p>
          </table:table-cell>
          <table:table-cell office:value-type="string">
            <text:p>HEADER, RIGHT ANGLE, 2WAY</text:p>
          </table:table-cell>
          <table:table-cell table:number-columns-repeated="2"/>
        </table:table-row>
        <table:table-row table:style-name="ro1">
          <table:table-cell office:value-type="string">
            <text:p>power</text:p>
          </table:table-cell>
          <table:table-cell office:value-type="string">
            <text:p>U$11</text:p>
          </table:table-cell>
          <table:table-cell/>
          <table:table-cell office:value-type="string">
            <text:p>motpwr</text:p>
          </table:table-cell>
          <table:table-cell office:value-type="string">
            <text:p>CAMCON2W</text:p>
          </table:table-cell>
          <table:table-cell office:value-type="string">
            <text:p>09CON2W</text:p>
          </table:table-cell>
          <table:table-cell office:value-type="string">
            <text:p>ecssr-Pwr</text:p>
          </table:table-cell>
          <table:table-cell office:value-type="float" office:value="1">
            <text:p>1</text:p>
          </table:table-cell>
          <table:table-cell/>
          <table:table-cell office:value-type="float" office:value="3882391">
            <text:p>3882391</text:p>
          </table:table-cell>
          <table:table-cell office:value-type="string">
            <text:p>CTB9550/2 — CAMDEN ELECTRONICS — Miscellaneous</text:p>
          </table:table-cell>
          <table:table-cell office:value-type="string">
            <text:p>HEADER, RIGHT ANGLE, 2WAY</text:p>
          </table:table-cell>
          <table:table-cell table:number-columns-repeated="2"/>
        </table:table-row>
        <table:table-row table:style-name="ro1">
          <table:table-cell office:value-type="string">
            <text:p>power</text:p>
          </table:table-cell>
          <table:table-cell office:value-type="string">
            <text:p>USBPOWER</text:p>
          </table:table-cell>
          <table:table-cell/>
          <table:table-cell office:value-type="string">
            <text:p>motpwr</text:p>
          </table:table-cell>
          <table:table-cell office:value-type="string">
            <text:p>CAMCON2W</text:p>
          </table:table-cell>
          <table:table-cell office:value-type="string">
            <text:p>09CON2W</text:p>
          </table:table-cell>
          <table:table-cell office:value-type="string">
            <text:p>ecssr-Pwr</text:p>
          </table:table-cell>
          <table:table-cell office:value-type="float" office:value="1">
            <text:p>1</text:p>
          </table:table-cell>
          <table:table-cell/>
          <table:table-cell office:value-type="float" office:value="3882391">
            <text:p>3882391</text:p>
          </table:table-cell>
          <table:table-cell office:value-type="string">
            <text:p>CTB9550/2 — CAMDEN ELECTRONICS — Miscellaneous</text:p>
          </table:table-cell>
          <table:table-cell office:value-type="string">
            <text:p>HEADER, RIGHT ANGLE, 2WAY</text:p>
          </table:table-cell>
          <table:table-cell table:number-columns-repeated="2"/>
        </table:table-row>
        <table:table-row table:style-name="ro1">
          <table:table-cell office:value-type="string">
            <text:p>power</text:p>
          </table:table-cell>
          <table:table-cell office:value-type="string">
            <text:p>U$7</text:p>
          </table:table-cell>
          <table:table-cell/>
          <table:table-cell office:value-type="string">
            <text:p>servopwr</text:p>
          </table:table-cell>
          <table:table-cell office:value-type="string">
            <text:p>CAMCON2W</text:p>
          </table:table-cell>
          <table:table-cell office:value-type="string">
            <text:p>09CON2W</text:p>
          </table:table-cell>
          <table:table-cell office:value-type="string">
            <text:p>ecssr-Pwr</text:p>
          </table:table-cell>
          <table:table-cell office:value-type="float" office:value="1">
            <text:p>1</text:p>
          </table:table-cell>
          <table:table-cell/>
          <table:table-cell office:value-type="float" office:value="3882391">
            <text:p>3882391</text:p>
          </table:table-cell>
          <table:table-cell office:value-type="string">
            <text:p>CTB9550/2 — CAMDEN ELECTRONICS — Miscellaneous</text:p>
          </table:table-cell>
          <table:table-cell office:value-type="string">
            <text:p>HEADER, RIGHT ANGLE, 2WAY</text:p>
          </table:table-cell>
          <table:table-cell table:number-columns-repeated="2"/>
        </table:table-row>
        <table:table-row table:style-name="ro1">
          <table:table-cell office:value-type="string">
            <text:p>power</text:p>
          </table:table-cell>
          <table:table-cell office:value-type="string">
            <text:p>U$4</text:p>
          </table:table-cell>
          <table:table-cell/>
          <table:table-cell office:value-type="string">
            <text:p>dhrgrun</text:p>
          </table:table-cell>
          <table:table-cell office:value-type="string">
            <text:p>CAMCON3W</text:p>
          </table:table-cell>
          <table:table-cell office:value-type="string">
            <text:p>09CON3W</text:p>
          </table:table-cell>
          <table:table-cell office:value-type="string">
            <text:p>ecssr-Pwr</text:p>
          </table:table-cell>
          <table:table-cell office:value-type="float" office:value="1">
            <text:p>1</text:p>
          </table:table-cell>
          <table:table-cell/>
          <table:table-cell office:value-type="float" office:value="3882408">
            <text:p>3882408</text:p>
          </table:table-cell>
          <table:table-cell table:number-columns-repeated="4"/>
        </table:table-row>
        <table:table-row table:style-name="ro1">
          <table:table-cell office:value-type="string">
            <text:p>jointio</text:p>
          </table:table-cell>
          <table:table-cell office:value-type="string">
            <text:p>CON18</text:p>
          </table:table-cell>
          <table:table-cell/>
          <table:table-cell table:number-columns-repeated="3" office:value-type="string">
            <text:p>CAGECLAMP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/>
          <table:table-cell office:value-type="float" office:value="3938335">
            <text:p>3938335</text:p>
          </table:table-cell>
          <table:table-cell table:number-columns-repeated="4"/>
        </table:table-row>
        <table:table-row table:style-name="ro1">
          <table:table-cell office:value-type="string">
            <text:p>jointio</text:p>
          </table:table-cell>
          <table:table-cell office:value-type="string">
            <text:p>CON19</text:p>
          </table:table-cell>
          <table:table-cell/>
          <table:table-cell table:number-columns-repeated="3" office:value-type="string">
            <text:p>CAGECLAMP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/>
          <table:table-cell office:value-type="float" office:value="3938335">
            <text:p>3938335</text:p>
          </table:table-cell>
          <table:table-cell table:number-columns-repeated="4"/>
        </table:table-row>
        <table:table-row table:style-name="ro1">
          <table:table-cell office:value-type="string">
            <text:p>jointio</text:p>
          </table:table-cell>
          <table:table-cell office:value-type="string">
            <text:p>CON17</text:p>
          </table:table-cell>
          <table:table-cell/>
          <table:table-cell table:number-columns-repeated="3" office:value-type="string">
            <text:p>CAGECLAMP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/>
          <table:table-cell office:value-type="float" office:value="3938335">
            <text:p>3938335</text:p>
          </table:table-cell>
          <table:table-cell table:number-columns-repeated="4"/>
        </table:table-row>
        <table:table-row table:style-name="ro1">
          <table:table-cell office:value-type="string">
            <text:p>jointio</text:p>
          </table:table-cell>
          <table:table-cell office:value-type="string">
            <text:p>CON3</text:p>
          </table:table-cell>
          <table:table-cell/>
          <table:table-cell table:number-columns-repeated="3" office:value-type="string">
            <text:p>CAGECLAMP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/>
          <table:table-cell office:value-type="float" office:value="3938335">
            <text:p>3938335</text:p>
          </table:table-cell>
          <table:table-cell table:number-columns-repeated="4"/>
        </table:table-row>
        <table:table-row table:style-name="ro1">
          <table:table-cell office:value-type="string">
            <text:p>jointio</text:p>
          </table:table-cell>
          <table:table-cell office:value-type="string">
            <text:p>CON16</text:p>
          </table:table-cell>
          <table:table-cell/>
          <table:table-cell table:number-columns-repeated="3" office:value-type="string">
            <text:p>CAGECLAMP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/>
          <table:table-cell office:value-type="float" office:value="3938335">
            <text:p>3938335</text:p>
          </table:table-cell>
          <table:table-cell table:number-columns-repeated="4"/>
        </table:table-row>
        <table:table-row table:style-name="ro1">
          <table:table-cell office:value-type="string">
            <text:p>jointio</text:p>
          </table:table-cell>
          <table:table-cell office:value-type="string">
            <text:p>CON12</text:p>
          </table:table-cell>
          <table:table-cell/>
          <table:table-cell table:number-columns-repeated="3" office:value-type="string">
            <text:p>CAGECLAMP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/>
          <table:table-cell office:value-type="float" office:value="3938335">
            <text:p>3938335</text:p>
          </table:table-cell>
          <table:table-cell table:number-columns-repeated="4"/>
        </table:table-row>
        <table:table-row table:style-name="ro1">
          <table:table-cell office:value-type="string">
            <text:p>jointio</text:p>
          </table:table-cell>
          <table:table-cell office:value-type="string">
            <text:p>CON15</text:p>
          </table:table-cell>
          <table:table-cell/>
          <table:table-cell table:number-columns-repeated="3" office:value-type="string">
            <text:p>CAGECLAMP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/>
          <table:table-cell office:value-type="float" office:value="3938335">
            <text:p>3938335</text:p>
          </table:table-cell>
          <table:table-cell table:number-columns-repeated="4"/>
        </table:table-row>
        <table:table-row table:style-name="ro1">
          <table:table-cell office:value-type="string">
            <text:p>jointio</text:p>
          </table:table-cell>
          <table:table-cell office:value-type="string">
            <text:p>CON21</text:p>
          </table:table-cell>
          <table:table-cell/>
          <table:table-cell table:number-columns-repeated="3" office:value-type="string">
            <text:p>CAGECLAMP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/>
          <table:table-cell office:value-type="float" office:value="3938335">
            <text:p>3938335</text:p>
          </table:table-cell>
          <table:table-cell table:number-columns-repeated="4"/>
        </table:table-row>
        <table:table-row table:style-name="ro1">
          <table:table-cell office:value-type="string">
            <text:p>jointio</text:p>
          </table:table-cell>
          <table:table-cell office:value-type="string">
            <text:p>CON1</text:p>
          </table:table-cell>
          <table:table-cell/>
          <table:table-cell table:number-columns-repeated="3" office:value-type="string">
            <text:p>CAGECLAMP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/>
          <table:table-cell office:value-type="float" office:value="3938335">
            <text:p>3938335</text:p>
          </table:table-cell>
          <table:table-cell table:number-columns-repeated="4"/>
        </table:table-row>
        <table:table-row table:style-name="ro1">
          <table:table-cell office:value-type="string">
            <text:p>jointio</text:p>
          </table:table-cell>
          <table:table-cell office:value-type="string">
            <text:p>CON6</text:p>
          </table:table-cell>
          <table:table-cell/>
          <table:table-cell table:number-columns-repeated="3" office:value-type="string">
            <text:p>CAGECLAMP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/>
          <table:table-cell office:value-type="float" office:value="3938335">
            <text:p>3938335</text:p>
          </table:table-cell>
          <table:table-cell table:number-columns-repeated="4"/>
        </table:table-row>
        <table:table-row table:style-name="ro1">
          <table:table-cell office:value-type="string">
            <text:p>jointio</text:p>
          </table:table-cell>
          <table:table-cell office:value-type="string">
            <text:p>CON4</text:p>
          </table:table-cell>
          <table:table-cell/>
          <table:table-cell table:number-columns-repeated="3" office:value-type="string">
            <text:p>CAGECLAMP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/>
          <table:table-cell office:value-type="float" office:value="3938335">
            <text:p>3938335</text:p>
          </table:table-cell>
          <table:table-cell table:number-columns-repeated="4"/>
        </table:table-row>
        <table:table-row table:style-name="ro1">
          <table:table-cell office:value-type="string">
            <text:p>jointio</text:p>
          </table:table-cell>
          <table:table-cell office:value-type="string">
            <text:p>CON11</text:p>
          </table:table-cell>
          <table:table-cell/>
          <table:table-cell table:number-columns-repeated="3" office:value-type="string">
            <text:p>CAGECLAMP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/>
          <table:table-cell office:value-type="float" office:value="3938335">
            <text:p>3938335</text:p>
          </table:table-cell>
          <table:table-cell table:number-columns-repeated="4"/>
        </table:table-row>
        <table:table-row table:style-name="ro1">
          <table:table-cell office:value-type="string">
            <text:p>jointio</text:p>
          </table:table-cell>
          <table:table-cell office:value-type="string">
            <text:p>CON7</text:p>
          </table:table-cell>
          <table:table-cell/>
          <table:table-cell table:number-columns-repeated="3" office:value-type="string">
            <text:p>CAGECLAMP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/>
          <table:table-cell office:value-type="float" office:value="3938335">
            <text:p>3938335</text:p>
          </table:table-cell>
          <table:table-cell table:number-columns-repeated="4"/>
        </table:table-row>
        <table:table-row table:style-name="ro1">
          <table:table-cell office:value-type="string">
            <text:p>jointio</text:p>
          </table:table-cell>
          <table:table-cell office:value-type="string">
            <text:p>CON9</text:p>
          </table:table-cell>
          <table:table-cell/>
          <table:table-cell table:number-columns-repeated="3" office:value-type="string">
            <text:p>CAGECLAMP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/>
          <table:table-cell office:value-type="float" office:value="3938335">
            <text:p>3938335</text:p>
          </table:table-cell>
          <table:table-cell table:number-columns-repeated="4"/>
        </table:table-row>
        <table:table-row table:style-name="ro1">
          <table:table-cell office:value-type="string">
            <text:p>jointio</text:p>
          </table:table-cell>
          <table:table-cell office:value-type="string">
            <text:p>CON13</text:p>
          </table:table-cell>
          <table:table-cell/>
          <table:table-cell table:number-columns-repeated="3" office:value-type="string">
            <text:p>CAGECLAMP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/>
          <table:table-cell office:value-type="float" office:value="3938335">
            <text:p>3938335</text:p>
          </table:table-cell>
          <table:table-cell table:number-columns-repeated="4"/>
        </table:table-row>
        <table:table-row table:style-name="ro1">
          <table:table-cell office:value-type="string">
            <text:p>jointio</text:p>
          </table:table-cell>
          <table:table-cell office:value-type="string">
            <text:p>CON20</text:p>
          </table:table-cell>
          <table:table-cell/>
          <table:table-cell table:number-columns-repeated="3" office:value-type="string">
            <text:p>CAGECLAMP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/>
          <table:table-cell office:value-type="float" office:value="3938335">
            <text:p>3938335</text:p>
          </table:table-cell>
          <table:table-cell table:number-columns-repeated="4"/>
        </table:table-row>
        <table:table-row table:style-name="ro1">
          <table:table-cell office:value-type="string">
            <text:p>jointio</text:p>
          </table:table-cell>
          <table:table-cell office:value-type="string">
            <text:p>CON8</text:p>
          </table:table-cell>
          <table:table-cell/>
          <table:table-cell table:number-columns-repeated="3" office:value-type="string">
            <text:p>CAGECLAMP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/>
          <table:table-cell office:value-type="float" office:value="3938335">
            <text:p>3938335</text:p>
          </table:table-cell>
          <table:table-cell table:number-columns-repeated="4"/>
        </table:table-row>
        <table:table-row table:style-name="ro1">
          <table:table-cell office:value-type="string">
            <text:p>jointio</text:p>
          </table:table-cell>
          <table:table-cell office:value-type="string">
            <text:p>CON5</text:p>
          </table:table-cell>
          <table:table-cell/>
          <table:table-cell table:number-columns-repeated="3" office:value-type="string">
            <text:p>CAGECLAMP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/>
          <table:table-cell office:value-type="float" office:value="3938335">
            <text:p>3938335</text:p>
          </table:table-cell>
          <table:table-cell table:number-columns-repeated="4"/>
        </table:table-row>
        <table:table-row table:style-name="ro1">
          <table:table-cell office:value-type="string">
            <text:p>jointio</text:p>
          </table:table-cell>
          <table:table-cell office:value-type="string">
            <text:p>CON14</text:p>
          </table:table-cell>
          <table:table-cell/>
          <table:table-cell table:number-columns-repeated="3" office:value-type="string">
            <text:p>CAGECLAMP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/>
          <table:table-cell office:value-type="float" office:value="3938335">
            <text:p>3938335</text:p>
          </table:table-cell>
          <table:table-cell table:number-columns-repeated="4"/>
        </table:table-row>
        <table:table-row table:style-name="ro1">
          <table:table-cell office:value-type="string">
            <text:p>jointio</text:p>
          </table:table-cell>
          <table:table-cell office:value-type="string">
            <text:p>CON2</text:p>
          </table:table-cell>
          <table:table-cell/>
          <table:table-cell table:number-columns-repeated="3" office:value-type="string">
            <text:p>CAGECLAMP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/>
          <table:table-cell office:value-type="float" office:value="3938335">
            <text:p>3938335</text:p>
          </table:table-cell>
          <table:table-cell table:number-columns-repeated="4"/>
        </table:table-row>
        <table:table-row table:style-name="ro1">
          <table:table-cell office:value-type="string">
            <text:p>motor</text:p>
          </table:table-cell>
          <table:table-cell office:value-type="string">
            <text:p>CON2</text:p>
          </table:table-cell>
          <table:table-cell/>
          <table:table-cell office:value-type="string">
            <text:p>FB0</text:p>
          </table:table-cell>
          <table:table-cell table:number-columns-repeated="2" office:value-type="string">
            <text:p>CAGECLAMP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/>
          <table:table-cell office:value-type="float" office:value="3938335">
            <text:p>3938335</text:p>
          </table:table-cell>
          <table:table-cell table:number-columns-repeated="4"/>
        </table:table-row>
        <table:table-row table:style-name="ro1">
          <table:table-cell office:value-type="string">
            <text:p>motor</text:p>
          </table:table-cell>
          <table:table-cell office:value-type="string">
            <text:p>CON3</text:p>
          </table:table-cell>
          <table:table-cell/>
          <table:table-cell office:value-type="string">
            <text:p>FB1</text:p>
          </table:table-cell>
          <table:table-cell table:number-columns-repeated="2" office:value-type="string">
            <text:p>CAGECLAMP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/>
          <table:table-cell office:value-type="float" office:value="3938335">
            <text:p>3938335</text:p>
          </table:table-cell>
          <table:table-cell table:number-columns-repeated="4"/>
        </table:table-row>
        <table:table-row table:style-name="ro1">
          <table:table-cell office:value-type="string">
            <text:p>motor</text:p>
          </table:table-cell>
          <table:table-cell office:value-type="string">
            <text:p>CON5</text:p>
          </table:table-cell>
          <table:table-cell/>
          <table:table-cell office:value-type="string">
            <text:p>FB2</text:p>
          </table:table-cell>
          <table:table-cell table:number-columns-repeated="2" office:value-type="string">
            <text:p>CAGECLAMP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/>
          <table:table-cell office:value-type="float" office:value="3938335">
            <text:p>3938335</text:p>
          </table:table-cell>
          <table:table-cell table:number-columns-repeated="4"/>
        </table:table-row>
        <table:table-row table:style-name="ro1">
          <table:table-cell office:value-type="string">
            <text:p>motor</text:p>
          </table:table-cell>
          <table:table-cell office:value-type="string">
            <text:p>CON4</text:p>
          </table:table-cell>
          <table:table-cell/>
          <table:table-cell office:value-type="string">
            <text:p>FB3</text:p>
          </table:table-cell>
          <table:table-cell table:number-columns-repeated="2" office:value-type="string">
            <text:p>CAGECLAMP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/>
          <table:table-cell office:value-type="float" office:value="3938335">
            <text:p>3938335</text:p>
          </table:table-cell>
          <table:table-cell table:number-columns-repeated="4"/>
        </table:table-row>
        <table:table-row table:style-name="ro1">
          <table:table-cell office:value-type="string">
            <text:p>motor</text:p>
          </table:table-cell>
          <table:table-cell office:value-type="string">
            <text:p>CON1</text:p>
          </table:table-cell>
          <table:table-cell/>
          <table:table-cell table:number-columns-repeated="2" office:value-type="string">
            <text:p>MODULE_CON</text:p>
          </table:table-cell>
          <table:table-cell office:value-type="string">
            <text:p>RJ11-4P4C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/>
          <table:table-cell office:value-type="float" office:value="3938335">
            <text:p>3938335</text:p>
          </table:table-cell>
          <table:table-cell table:number-columns-repeated="4"/>
        </table:table-row>
        <table:table-row table:style-name="ro1">
          <table:table-cell office:value-type="string">
            <text:p>power</text:p>
          </table:table-cell>
          <table:table-cell office:value-type="string">
            <text:p>CON4</text:p>
          </table:table-cell>
          <table:table-cell/>
          <table:table-cell table:number-columns-repeated="2" office:value-type="string">
            <text:p>MODULE_CON</text:p>
          </table:table-cell>
          <table:table-cell office:value-type="string">
            <text:p>RJ11-4P4C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/>
          <table:table-cell office:value-type="float" office:value="3938335">
            <text:p>3938335</text:p>
          </table:table-cell>
          <table:table-cell table:number-columns-repeated="4"/>
        </table:table-row>
        <table:table-row table:style-name="ro1">
          <table:table-cell office:value-type="string">
            <text:p>jointio</text:p>
          </table:table-cell>
          <table:table-cell office:value-type="string">
            <text:p>CON10</text:p>
          </table:table-cell>
          <table:table-cell/>
          <table:table-cell table:number-columns-repeated="2" office:value-type="string">
            <text:p>MODULE_CON</text:p>
          </table:table-cell>
          <table:table-cell office:value-type="string">
            <text:p>RJ11-4P4C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/>
          <table:table-cell office:value-type="float" office:value="3938335">
            <text:p>3938335</text:p>
          </table:table-cell>
          <table:table-cell table:number-columns-repeated="4"/>
        </table:table-row>
        <table:table-row table:style-name="ro1">
          <table:table-cell office:value-type="string">
            <text:p>power</text:p>
          </table:table-cell>
          <table:table-cell office:value-type="string">
            <text:p>CON2</text:p>
          </table:table-cell>
          <table:table-cell/>
          <table:table-cell table:number-columns-repeated="2" office:value-type="string">
            <text:p>MODULE_CON</text:p>
          </table:table-cell>
          <table:table-cell office:value-type="string">
            <text:p>RJ11-4P4C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/>
          <table:table-cell office:value-type="float" office:value="3938335">
            <text:p>3938335</text:p>
          </table:table-cell>
          <table:table-cell table:number-columns-repeated="4"/>
        </table:table-row>
        <table:table-row table:style-name="ro1">
          <table:table-cell office:value-type="string">
            <text:p>power</text:p>
          </table:table-cell>
          <table:table-cell office:value-type="string">
            <text:p>CON1</text:p>
          </table:table-cell>
          <table:table-cell/>
          <table:table-cell table:number-columns-repeated="2" office:value-type="string">
            <text:p>MODULE_CON</text:p>
          </table:table-cell>
          <table:table-cell office:value-type="string">
            <text:p>RJ11-4P4C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/>
          <table:table-cell office:value-type="float" office:value="3938335">
            <text:p>3938335</text:p>
          </table:table-cell>
          <table:table-cell table:number-columns-repeated="4"/>
        </table:table-row>
        <table:table-row table:style-name="ro1">
          <table:table-cell office:value-type="string">
            <text:p>power</text:p>
          </table:table-cell>
          <table:table-cell office:value-type="string">
            <text:p>CON3</text:p>
          </table:table-cell>
          <table:table-cell/>
          <table:table-cell table:number-columns-repeated="2" office:value-type="string">
            <text:p>MODULE_CON</text:p>
          </table:table-cell>
          <table:table-cell office:value-type="string">
            <text:p>RJ11-4P4C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/>
          <table:table-cell office:value-type="float" office:value="3938335">
            <text:p>3938335</text:p>
          </table:table-cell>
          <table:table-cell table:number-columns-repeated="4"/>
        </table:table-row>
        <table:table-row table:style-name="ro1">
          <table:table-cell office:value-type="string">
            <text:p>pwm</text:p>
          </table:table-cell>
          <table:table-cell office:value-type="string">
            <text:p>CON1</text:p>
          </table:table-cell>
          <table:table-cell/>
          <table:table-cell table:number-columns-repeated="2" office:value-type="string">
            <text:p>MODULE_CON</text:p>
          </table:table-cell>
          <table:table-cell office:value-type="string">
            <text:p>RJ11-4P4C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/>
          <table:table-cell office:value-type="float" office:value="3938335">
            <text:p>3938335</text:p>
          </table:table-cell>
          <table:table-cell table:number-columns-repeated="4"/>
        </table:table-row>
        <table:table-row table:style-name="ro1">
          <table:table-cell office:value-type="string">
            <text:p>pwm</text:p>
          </table:table-cell>
          <table:table-cell office:value-type="string">
            <text:p>D1</text:p>
          </table:table-cell>
          <table:table-cell/>
          <table:table-cell table:number-columns-repeated="2" office:value-type="string">
            <text:p>ZENERBZX384-C3V3</text:p>
          </table:table-cell>
          <table:table-cell office:value-type="string">
            <text:p>SOD323-W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/>
          <table:table-cell office:value-type="float" office:value="8735646">
            <text:p>8735646</text:p>
          </table:table-cell>
          <table:table-cell table:number-columns-repeated="4"/>
        </table:table-row>
        <table:table-row table:style-name="ro1">
          <table:table-cell office:value-type="string">
            <text:p>power</text:p>
          </table:table-cell>
          <table:table-cell office:value-type="string">
            <text:p>R1</text:p>
          </table:table-cell>
          <table:table-cell office:value-type="string">
            <text:p>p</text:p>
          </table:table-cell>
          <table:table-cell office:value-type="string">
            <text:p>220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/>
          <table:table-cell office:value-type="float" office:value="9331930">
            <text:p>9331930</text:p>
          </table:table-cell>
          <table:table-cell table:number-columns-repeated="4"/>
        </table:table-row>
        <table:table-row table:style-name="ro1">
          <table:table-cell office:value-type="string">
            <text:p>power</text:p>
          </table:table-cell>
          <table:table-cell office:value-type="string">
            <text:p>R19</text:p>
          </table:table-cell>
          <table:table-cell office:value-type="string">
            <text:p>p</text:p>
          </table:table-cell>
          <table:table-cell office:value-type="string">
            <text:p>220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/>
          <table:table-cell office:value-type="float" office:value="9331930">
            <text:p>9331930</text:p>
          </table:table-cell>
          <table:table-cell table:number-columns-repeated="4"/>
        </table:table-row>
        <table:table-row table:style-name="ro1">
          <table:table-cell office:value-type="string">
            <text:p>power</text:p>
          </table:table-cell>
          <table:table-cell office:value-type="string">
            <text:p>R10</text:p>
          </table:table-cell>
          <table:table-cell office:value-type="string">
            <text:p>p</text:p>
          </table:table-cell>
          <table:table-cell office:value-type="string">
            <text:p>220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/>
          <table:table-cell office:value-type="float" office:value="9331930">
            <text:p>9331930</text:p>
          </table:table-cell>
          <table:table-cell table:number-columns-repeated="4"/>
        </table:table-row>
        <table:table-row table:style-name="ro1">
          <table:table-cell office:value-type="string">
            <text:p>power</text:p>
          </table:table-cell>
          <table:table-cell office:value-type="string">
            <text:p>R31</text:p>
          </table:table-cell>
          <table:table-cell office:value-type="string">
            <text:p>p</text:p>
          </table:table-cell>
          <table:table-cell office:value-type="string">
            <text:p>220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/>
          <table:table-cell office:value-type="float" office:value="9331930">
            <text:p>9331930</text:p>
          </table:table-cell>
          <table:table-cell table:number-columns-repeated="4"/>
        </table:table-row>
        <table:table-row table:style-name="ro1">
          <table:table-cell office:value-type="string">
            <text:p>power</text:p>
          </table:table-cell>
          <table:table-cell office:value-type="string">
            <text:p>R9</text:p>
          </table:table-cell>
          <table:table-cell office:value-type="string">
            <text:p>p</text:p>
          </table:table-cell>
          <table:table-cell office:value-type="string">
            <text:p>220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/>
          <table:table-cell office:value-type="float" office:value="9331930">
            <text:p>9331930</text:p>
          </table:table-cell>
          <table:table-cell table:number-columns-repeated="4"/>
        </table:table-row>
        <table:table-row table:style-name="ro1">
          <table:table-cell office:value-type="string">
            <text:p>power</text:p>
          </table:table-cell>
          <table:table-cell office:value-type="string">
            <text:p>R20</text:p>
          </table:table-cell>
          <table:table-cell office:value-type="string">
            <text:p>p</text:p>
          </table:table-cell>
          <table:table-cell office:value-type="string">
            <text:p>220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/>
          <table:table-cell office:value-type="float" office:value="9331930">
            <text:p>9331930</text:p>
          </table:table-cell>
          <table:table-cell table:number-columns-repeated="4"/>
        </table:table-row>
        <table:table-row table:style-name="ro1">
          <table:table-cell office:value-type="string">
            <text:p>power</text:p>
          </table:table-cell>
          <table:table-cell office:value-type="string">
            <text:p>R29</text:p>
          </table:table-cell>
          <table:table-cell office:value-type="string">
            <text:p>p</text:p>
          </table:table-cell>
          <table:table-cell office:value-type="string">
            <text:p>220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/>
          <table:table-cell office:value-type="float" office:value="9331930">
            <text:p>9331930</text:p>
          </table:table-cell>
          <table:table-cell table:number-columns-repeated="4"/>
        </table:table-row>
        <table:table-row table:style-name="ro1">
          <table:table-cell office:value-type="string">
            <text:p>power</text:p>
          </table:table-cell>
          <table:table-cell office:value-type="string">
            <text:p>R11</text:p>
          </table:table-cell>
          <table:table-cell office:value-type="string">
            <text:p>p</text:p>
          </table:table-cell>
          <table:table-cell office:value-type="string">
            <text:p>220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/>
          <table:table-cell office:value-type="float" office:value="9331930">
            <text:p>9331930</text:p>
          </table:table-cell>
          <table:table-cell table:number-columns-repeated="4"/>
        </table:table-row>
        <table:table-row table:style-name="ro1">
          <table:table-cell office:value-type="string">
            <text:p>power</text:p>
          </table:table-cell>
          <table:table-cell office:value-type="string">
            <text:p>R13</text:p>
          </table:table-cell>
          <table:table-cell office:value-type="string">
            <text:p>p</text:p>
          </table:table-cell>
          <table:table-cell office:value-type="string">
            <text:p>220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/>
          <table:table-cell office:value-type="float" office:value="9331930">
            <text:p>9331930</text:p>
          </table:table-cell>
          <table:table-cell table:number-columns-repeated="4"/>
        </table:table-row>
        <table:table-row table:style-name="ro1">
          <table:table-cell office:value-type="string">
            <text:p>power</text:p>
          </table:table-cell>
          <table:table-cell office:value-type="string">
            <text:p>R17</text:p>
          </table:table-cell>
          <table:table-cell office:value-type="string">
            <text:p>p</text:p>
          </table:table-cell>
          <table:table-cell office:value-type="string">
            <text:p>220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/>
          <table:table-cell office:value-type="float" office:value="9331930">
            <text:p>9331930</text:p>
          </table:table-cell>
          <table:table-cell table:number-columns-repeated="4"/>
        </table:table-row>
        <table:table-row table:style-name="ro1">
          <table:table-cell office:value-type="string">
            <text:p>motor</text:p>
          </table:table-cell>
          <table:table-cell office:value-type="string">
            <text:p>C8</text:p>
          </table:table-cell>
          <table:table-cell/>
          <table:table-cell office:value-type="string">
            <text:p>47uF</text:p>
          </table:table-cell>
          <table:table-cell office:value-type="string">
            <text:p>CPOL-EUE1.8-4</text:p>
          </table:table-cell>
          <table:table-cell office:value-type="string">
            <text:p>E1,8-4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/>
          <table:table-cell office:value-type="float" office:value="9451072">
            <text:p>9451072</text:p>
          </table:table-cell>
          <table:table-cell table:number-columns-repeated="4"/>
        </table:table-row>
        <table:table-row table:style-name="ro1">
          <table:table-cell office:value-type="string">
            <text:p>power</text:p>
          </table:table-cell>
          <table:table-cell office:value-type="string">
            <text:p>S1</text:p>
          </table:table-cell>
          <table:table-cell/>
          <table:table-cell office:value-type="string">
            <text:p>DP04</text:p>
          </table:table-cell>
          <table:table-cell office:value-type="string">
            <text:p>DP-04</text:p>
          </table:table-cell>
          <table:table-cell office:value-type="string">
            <text:p>switch-di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9471600">
            <text:p>9471600</text:p>
            <draw:frame table:end-cell-address="Sheet1.J166" table:end-x="0.0055in" table:end-y="0.0283in" draw:z-index="0" draw:name="http://img-europe.electrocomponents.com/uk/img/site/symbols/newSmall.gif" draw:style-name="gr1" draw:text-style-name="P1" svg:width="0.0055in" svg:height="0.0091in" svg:x="0in" svg:y="0.0193in">
              <draw:image xlink:href="http://img-europe.electrocomponents.com/uk/img/site/symbols/newSmall.gif" xlink:type="simple" xlink:show="embed" xlink:actuate="onLoad">
                <text:p/>
              </draw:image>
            </draw:frame>
          </table:table-cell>
          <table:table-cell table:number-columns-repeated="2"/>
          <table:table-cell office:value-type="string">
            <text:p>4 Piano Key DIL</text:p>
          </table:table-cell>
          <table:table-cell/>
        </table:table-row>
        <table:table-row table:style-name="ro1">
          <table:table-cell office:value-type="string">
            <text:p>jointio</text:p>
          </table:table-cell>
          <table:table-cell office:value-type="string">
            <text:p>Q16</text:p>
          </table:table-cell>
          <table:table-cell/>
          <table:table-cell table:number-columns-repeated="2" office:value-type="string">
            <text:p>BSS123</text:p>
          </table:table-cell>
          <table:table-cell office:value-type="string">
            <text:p>SOT23</text:p>
          </table:table-cell>
          <table:table-cell office:value-type="string">
            <text:p>transistor-small-signal</text:p>
          </table:table-cell>
          <table:table-cell office:value-type="float" office:value="1">
            <text:p>1</text:p>
          </table:table-cell>
          <table:table-cell/>
          <table:table-cell office:value-type="float" office:value="9525297">
            <text:p>9525297</text:p>
            <draw:frame table:end-cell-address="Sheet1.J167" table:end-x="0.0055in" table:end-y="0.0224in" draw:z-index="1" draw:name="http://img-europe.electrocomponents.com/uk/img/site/symbols/newSmall.gif" draw:style-name="gr1" draw:text-style-name="P1" svg:width="0.0055in" svg:height="0.0094in" svg:x="0in" svg:y="0.013in">
              <draw:image xlink:href="http://img-europe.electrocomponents.com/uk/img/site/symbols/newSmall.gif" xlink:type="simple" xlink:show="embed" xlink:actuate="onLoad">
                <text:p/>
              </draw:image>
            </draw:frame>
          </table:table-cell>
          <table:table-cell table:number-columns-repeated="4"/>
        </table:table-row>
        <table:table-row table:style-name="ro1">
          <table:table-cell office:value-type="string">
            <text:p>jointio</text:p>
          </table:table-cell>
          <table:table-cell office:value-type="string">
            <text:p>Q15</text:p>
          </table:table-cell>
          <table:table-cell/>
          <table:table-cell table:number-columns-repeated="2" office:value-type="string">
            <text:p>BSS123</text:p>
          </table:table-cell>
          <table:table-cell office:value-type="string">
            <text:p>SOT23</text:p>
          </table:table-cell>
          <table:table-cell office:value-type="string">
            <text:p>transistor-small-signal</text:p>
          </table:table-cell>
          <table:table-cell office:value-type="float" office:value="1">
            <text:p>1</text:p>
          </table:table-cell>
          <table:table-cell/>
          <table:table-cell office:value-type="float" office:value="9525297">
            <text:p>9525297</text:p>
          </table:table-cell>
          <table:table-cell table:number-columns-repeated="4"/>
        </table:table-row>
        <table:table-row table:style-name="ro1">
          <table:table-cell office:value-type="string">
            <text:p>jointio</text:p>
          </table:table-cell>
          <table:table-cell office:value-type="string">
            <text:p>Q13</text:p>
          </table:table-cell>
          <table:table-cell/>
          <table:table-cell table:number-columns-repeated="2" office:value-type="string">
            <text:p>BSS123</text:p>
          </table:table-cell>
          <table:table-cell office:value-type="string">
            <text:p>SOT23</text:p>
          </table:table-cell>
          <table:table-cell office:value-type="string">
            <text:p>transistor-small-signal</text:p>
          </table:table-cell>
          <table:table-cell office:value-type="float" office:value="1">
            <text:p>1</text:p>
          </table:table-cell>
          <table:table-cell/>
          <table:table-cell office:value-type="float" office:value="9525297">
            <text:p>9525297</text:p>
          </table:table-cell>
          <table:table-cell table:number-columns-repeated="4"/>
        </table:table-row>
        <table:table-row table:style-name="ro1">
          <table:table-cell office:value-type="string">
            <text:p>jointio</text:p>
          </table:table-cell>
          <table:table-cell office:value-type="string">
            <text:p>Q14</text:p>
          </table:table-cell>
          <table:table-cell/>
          <table:table-cell table:number-columns-repeated="2" office:value-type="string">
            <text:p>BSS123</text:p>
          </table:table-cell>
          <table:table-cell office:value-type="string">
            <text:p>SOT23</text:p>
          </table:table-cell>
          <table:table-cell office:value-type="string">
            <text:p>transistor-small-signal</text:p>
          </table:table-cell>
          <table:table-cell office:value-type="float" office:value="1">
            <text:p>1</text:p>
          </table:table-cell>
          <table:table-cell/>
          <table:table-cell office:value-type="float" office:value="9525297">
            <text:p>9525297</text:p>
          </table:table-cell>
          <table:table-cell table:number-columns-repeated="4"/>
        </table:table-row>
        <table:table-row table:style-name="ro1">
          <table:table-cell office:value-type="string">
            <text:p>pwm</text:p>
          </table:table-cell>
          <table:table-cell office:value-type="string">
            <text:p>IC2</text:p>
          </table:table-cell>
          <table:table-cell/>
          <table:table-cell table:number-columns-repeated="2" office:value-type="string">
            <text:p>74ACT04D</text:p>
          </table:table-cell>
          <table:table-cell office:value-type="string">
            <text:p>SO14</text:p>
          </table:table-cell>
          <table:table-cell office:value-type="string">
            <text:p>74xx-eu</text:p>
          </table:table-cell>
          <table:table-cell office:value-type="float" office:value="1">
            <text:p>1</text:p>
          </table:table-cell>
          <table:table-cell/>
          <table:table-cell office:value-type="float" office:value="9590323">
            <text:p>9590323</text:p>
          </table:table-cell>
          <table:table-cell table:number-columns-repeated="4"/>
        </table:table-row>
        <table:table-row table:style-name="ro1">
          <table:table-cell office:value-type="string">
            <text:p>power</text:p>
          </table:table-cell>
          <table:table-cell office:value-type="string">
            <text:p>U$24</text:p>
          </table:table-cell>
          <table:table-cell/>
          <table:table-cell office:value-type="string">
            <text:p>SMT2X7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/>
          <table:table-cell office:value-type="float" office:value="9689605">
            <text:p>9689605</text:p>
          </table:table-cell>
          <table:table-cell table:number-columns-repeated="3" office:value-type="string">
            <text:p>ONLY NEED 1 OR 2 OF THESE!</text:p>
          </table:table-cell>
          <table:table-cell/>
        </table:table-row>
        <table:table-row table:style-name="ro1">
          <table:table-cell office:value-type="string">
            <text:p>power</text:p>
          </table:table-cell>
          <table:table-cell office:value-type="string">
            <text:p>C6</text:p>
          </table:table-cell>
          <table:table-cell/>
          <table:table-cell office:value-type="string">
            <text:p>68u</text:p>
          </table:table-cell>
          <table:table-cell office:value-type="string">
            <text:p>CPOL-EUE</text:p>
          </table:table-cell>
          <table:table-cell office:value-type="string">
            <text:p>PANASONIC_E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/>
          <table:table-cell office:value-type="float" office:value="9694390">
            <text:p>9694390</text:p>
          </table:table-cell>
          <table:table-cell table:number-columns-repeated="4"/>
        </table:table-row>
        <table:table-row table:style-name="ro1">
          <table:table-cell office:value-type="string">
            <text:p>power</text:p>
          </table:table-cell>
          <table:table-cell office:value-type="string">
            <text:p>C1</text:p>
          </table:table-cell>
          <table:table-cell/>
          <table:table-cell office:value-type="string">
            <text:p>68u</text:p>
          </table:table-cell>
          <table:table-cell office:value-type="string">
            <text:p>CPOL-EUE</text:p>
          </table:table-cell>
          <table:table-cell office:value-type="string">
            <text:p>PANASONIC_E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/>
          <table:table-cell office:value-type="float" office:value="9694390">
            <text:p>9694390</text:p>
          </table:table-cell>
          <table:table-cell table:number-columns-repeated="4"/>
        </table:table-row>
        <table:table-row table:style-name="ro1">
          <table:table-cell office:value-type="string">
            <text:p>power</text:p>
          </table:table-cell>
          <table:table-cell office:value-type="string">
            <text:p>C2</text:p>
          </table:table-cell>
          <table:table-cell/>
          <table:table-cell office:value-type="string">
            <text:p>68u</text:p>
          </table:table-cell>
          <table:table-cell office:value-type="string">
            <text:p>CPOL-EUE</text:p>
          </table:table-cell>
          <table:table-cell office:value-type="string">
            <text:p>PANASONIC_E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/>
          <table:table-cell office:value-type="float" office:value="9694390">
            <text:p>9694390</text:p>
          </table:table-cell>
          <table:table-cell table:number-columns-repeated="4"/>
        </table:table-row>
        <table:table-row table:style-name="ro1">
          <table:table-cell office:value-type="string">
            <text:p>jointio</text:p>
          </table:table-cell>
          <table:table-cell office:value-type="string">
            <text:p>X1</text:p>
          </table:table-cell>
          <table:table-cell/>
          <table:table-cell office:value-type="string">
            <text:p>32Khz</text:p>
          </table:table-cell>
          <table:table-cell office:value-type="string">
            <text:p>CRYSTALTC26H</text:p>
          </table:table-cell>
          <table:table-cell office:value-type="string">
            <text:p>TC26H</text:p>
          </table:table-cell>
          <table:table-cell office:value-type="string">
            <text:p>crystal</text:p>
          </table:table-cell>
          <table:table-cell office:value-type="float" office:value="1">
            <text:p>1</text:p>
          </table:table-cell>
          <table:table-cell/>
          <table:table-cell office:value-type="float" office:value="9712887">
            <text:p>9712887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X1</text:p>
          </table:table-cell>
          <table:table-cell/>
          <table:table-cell office:value-type="string">
            <text:p>32Khz</text:p>
          </table:table-cell>
          <table:table-cell office:value-type="string">
            <text:p>CRYSTALTC26H</text:p>
          </table:table-cell>
          <table:table-cell office:value-type="string">
            <text:p>TC26H</text:p>
          </table:table-cell>
          <table:table-cell office:value-type="string">
            <text:p>crystal</text:p>
          </table:table-cell>
          <table:table-cell office:value-type="float" office:value="1">
            <text:p>1</text:p>
          </table:table-cell>
          <table:table-cell/>
          <table:table-cell office:value-type="float" office:value="9712887">
            <text:p>9712887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Q2</text:p>
          </table:table-cell>
          <table:table-cell/>
          <table:table-cell office:value-type="string">
            <text:p>FDS4435</text:p>
          </table:table-cell>
          <table:table-cell office:value-type="string">
            <text:p>P-MOSFET-SO8</text:p>
          </table:table-cell>
          <table:table-cell office:value-type="string">
            <text:p>SO-08</text:p>
          </table:table-cell>
          <table:table-cell office:value-type="string">
            <text:p>transistor-power</text:p>
          </table:table-cell>
          <table:table-cell office:value-type="float" office:value="1">
            <text:p>1</text:p>
          </table:table-cell>
          <table:table-cell/>
          <table:table-cell office:value-type="float" office:value="9846204">
            <text:p>9846204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Q1</text:p>
          </table:table-cell>
          <table:table-cell/>
          <table:table-cell office:value-type="string">
            <text:p>FDS4435</text:p>
          </table:table-cell>
          <table:table-cell office:value-type="string">
            <text:p>P-MOSFET-SO8</text:p>
          </table:table-cell>
          <table:table-cell office:value-type="string">
            <text:p>SO-08</text:p>
          </table:table-cell>
          <table:table-cell office:value-type="string">
            <text:p>transistor-power</text:p>
          </table:table-cell>
          <table:table-cell office:value-type="float" office:value="1">
            <text:p>1</text:p>
          </table:table-cell>
          <table:table-cell/>
          <table:table-cell office:value-type="float" office:value="9846204">
            <text:p>9846204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Q3</text:p>
          </table:table-cell>
          <table:table-cell/>
          <table:table-cell office:value-type="string">
            <text:p>FDS4435</text:p>
          </table:table-cell>
          <table:table-cell office:value-type="string">
            <text:p>P-MOSFET-SO8</text:p>
          </table:table-cell>
          <table:table-cell office:value-type="string">
            <text:p>SO-08</text:p>
          </table:table-cell>
          <table:table-cell office:value-type="string">
            <text:p>transistor-power</text:p>
          </table:table-cell>
          <table:table-cell office:value-type="float" office:value="1">
            <text:p>1</text:p>
          </table:table-cell>
          <table:table-cell/>
          <table:table-cell office:value-type="float" office:value="9846204">
            <text:p>9846204</text:p>
          </table:table-cell>
          <table:table-cell table:number-columns-repeated="4"/>
        </table:table-row>
        <table:table-row table:style-name="ro1">
          <table:table-cell office:value-type="string">
            <text:p>motor</text:p>
          </table:table-cell>
          <table:table-cell office:value-type="string">
            <text:p>Q13</text:p>
          </table:table-cell>
          <table:table-cell/>
          <table:table-cell table:number-columns-repeated="2" office:value-type="string">
            <text:p>NDS8435A</text:p>
          </table:table-cell>
          <table:table-cell office:value-type="string">
            <text:p>SO08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/>
          <table:table-cell office:value-type="float" office:value="9846263">
            <text:p>9846263</text:p>
          </table:table-cell>
          <table:table-cell table:number-columns-repeated="4"/>
        </table:table-row>
        <table:table-row table:style-name="ro1">
          <table:table-cell office:value-type="string">
            <text:p>motor</text:p>
          </table:table-cell>
          <table:table-cell office:value-type="string">
            <text:p>Q15</text:p>
          </table:table-cell>
          <table:table-cell/>
          <table:table-cell table:number-columns-repeated="2" office:value-type="string">
            <text:p>NDS8435A</text:p>
          </table:table-cell>
          <table:table-cell office:value-type="string">
            <text:p>SO08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/>
          <table:table-cell office:value-type="float" office:value="9846263">
            <text:p>9846263</text:p>
          </table:table-cell>
          <table:table-cell table:number-columns-repeated="4"/>
        </table:table-row>
        <table:table-row table:style-name="ro1">
          <table:table-cell office:value-type="string">
            <text:p>motor</text:p>
          </table:table-cell>
          <table:table-cell office:value-type="string">
            <text:p>Q14</text:p>
          </table:table-cell>
          <table:table-cell/>
          <table:table-cell table:number-columns-repeated="2" office:value-type="string">
            <text:p>NDS8435A</text:p>
          </table:table-cell>
          <table:table-cell office:value-type="string">
            <text:p>SO08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/>
          <table:table-cell office:value-type="float" office:value="9846263">
            <text:p>9846263</text:p>
          </table:table-cell>
          <table:table-cell table:number-columns-repeated="4"/>
        </table:table-row>
        <table:table-row table:style-name="ro1">
          <table:table-cell office:value-type="string">
            <text:p>motor</text:p>
          </table:table-cell>
          <table:table-cell office:value-type="string">
            <text:p>Q16</text:p>
          </table:table-cell>
          <table:table-cell/>
          <table:table-cell table:number-columns-repeated="2" office:value-type="string">
            <text:p>NDS8435A</text:p>
          </table:table-cell>
          <table:table-cell office:value-type="string">
            <text:p>SO08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/>
          <table:table-cell office:value-type="float" office:value="9846263">
            <text:p>9846263</text:p>
          </table:table-cell>
          <table:table-cell table:number-columns-repeated="4"/>
        </table:table-row>
        <table:table-row table:style-name="ro1">
          <table:table-cell office:value-type="string">
            <text:p>pwm</text:p>
          </table:table-cell>
          <table:table-cell office:value-type="string">
            <text:p>LED4</text:p>
          </table:table-cell>
          <table:table-cell office:value-type="string">
            <text:p>l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1465988</text:p>
          </table:table-cell>
          <table:table-cell office:value-type="string">
            <text:p>LED, 0603, RED</text:p>
          </table:table-cell>
          <table:table-cell table:number-columns-repeated="3"/>
        </table:table-row>
        <table:table-row table:style-name="ro2">
          <table:table-cell office:value-type="string">
            <text:p>power</text:p>
          </table:table-cell>
          <table:table-cell office:value-type="string">
            <text:p>LED14</text:p>
          </table:table-cell>
          <table:table-cell office:value-type="string">
            <text:p>l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1465988</text:p>
          </table:table-cell>
          <table:table-cell office:value-type="string">
            <text:p>LED, 0603, RED</text:p>
          </table:table-cell>
          <table:table-cell table:number-columns-repeated="3"/>
        </table:table-row>
        <table:table-row table:style-name="ro2">
          <table:table-cell office:value-type="string">
            <text:p>power</text:p>
          </table:table-cell>
          <table:table-cell office:value-type="string">
            <text:p>LED9</text:p>
          </table:table-cell>
          <table:table-cell office:value-type="string">
            <text:p>l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1465988</text:p>
          </table:table-cell>
          <table:table-cell office:value-type="string">
            <text:p>LED, 0603, RED</text:p>
          </table:table-cell>
          <table:table-cell table:number-columns-repeated="3"/>
        </table:table-row>
        <table:table-row table:style-name="ro1">
          <table:table-cell office:value-type="string">
            <text:p>jointio</text:p>
          </table:table-cell>
          <table:table-cell office:value-type="string">
            <text:p>LED4</text:p>
          </table:table-cell>
          <table:table-cell office:value-type="string">
            <text:p>l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1465988</text:p>
          </table:table-cell>
          <table:table-cell office:value-type="string">
            <text:p>LED, 0603, RED</text:p>
          </table:table-cell>
          <table:table-cell table:number-columns-repeated="3"/>
        </table:table-row>
        <table:table-row table:style-name="ro2">
          <table:table-cell office:value-type="string">
            <text:p>motor</text:p>
          </table:table-cell>
          <table:table-cell office:value-type="string">
            <text:p>LED4</text:p>
          </table:table-cell>
          <table:table-cell office:value-type="string">
            <text:p>l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1465988</text:p>
          </table:table-cell>
          <table:table-cell office:value-type="string">
            <text:p>LED, 0603, RED</text:p>
          </table:table-cell>
          <table:table-cell table:number-columns-repeated="3"/>
        </table:table-row>
        <table:table-row table:style-name="ro2">
          <table:table-cell office:value-type="string">
            <text:p>motor</text:p>
          </table:table-cell>
          <table:table-cell office:value-type="string">
            <text:p>LED10</text:p>
          </table:table-cell>
          <table:table-cell office:value-type="string">
            <text:p>l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1465988</text:p>
          </table:table-cell>
          <table:table-cell office:value-type="string">
            <text:p>LED, 0603, RED</text:p>
          </table:table-cell>
          <table:table-cell table:number-columns-repeated="3"/>
        </table:table-row>
        <table:table-row table:style-name="ro1">
          <table:table-cell office:value-type="string">
            <text:p>jointio</text:p>
          </table:table-cell>
          <table:table-cell office:value-type="string">
            <text:p>LED1</text:p>
          </table:table-cell>
          <table:table-cell office:value-type="string">
            <text:p>l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1465988</text:p>
          </table:table-cell>
          <table:table-cell office:value-type="string">
            <text:p>LED, 0603, RED</text:p>
          </table:table-cell>
          <table:table-cell table:number-columns-repeated="3"/>
        </table:table-row>
        <table:table-row table:style-name="ro1">
          <table:table-cell office:value-type="string">
            <text:p>jointio</text:p>
          </table:table-cell>
          <table:table-cell office:value-type="string">
            <text:p>LED7</text:p>
          </table:table-cell>
          <table:table-cell office:value-type="string">
            <text:p>l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1465988</text:p>
          </table:table-cell>
          <table:table-cell office:value-type="string">
            <text:p>LED, 0603, RED</text:p>
          </table:table-cell>
          <table:table-cell table:number-columns-repeated="3"/>
        </table:table-row>
        <table:table-row table:style-name="ro2">
          <table:table-cell office:value-type="string">
            <text:p>power</text:p>
          </table:table-cell>
          <table:table-cell office:value-type="string">
            <text:p>LED15</text:p>
          </table:table-cell>
          <table:table-cell office:value-type="string">
            <text:p>l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1465988</text:p>
          </table:table-cell>
          <table:table-cell office:value-type="string">
            <text:p>LED, 0603, RED</text:p>
          </table:table-cell>
          <table:table-cell table:number-columns-repeated="3"/>
        </table:table-row>
        <table:table-row table:style-name="ro2">
          <table:table-cell office:value-type="string">
            <text:p>motor</text:p>
          </table:table-cell>
          <table:table-cell office:value-type="string">
            <text:p>LED12</text:p>
          </table:table-cell>
          <table:table-cell office:value-type="string">
            <text:p>l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1465988</text:p>
          </table:table-cell>
          <table:table-cell office:value-type="string">
            <text:p>LED, 0603, RED</text:p>
          </table:table-cell>
          <table:table-cell table:number-columns-repeated="3"/>
        </table:table-row>
        <table:table-row table:style-name="ro2">
          <table:table-cell office:value-type="string">
            <text:p>motor</text:p>
          </table:table-cell>
          <table:table-cell office:value-type="string">
            <text:p>LED5</text:p>
          </table:table-cell>
          <table:table-cell office:value-type="string">
            <text:p>l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1465988</text:p>
          </table:table-cell>
          <table:table-cell office:value-type="string">
            <text:p>LED, 0603, RED</text:p>
          </table:table-cell>
          <table:table-cell table:number-columns-repeated="3"/>
        </table:table-row>
        <table:table-row table:style-name="ro1">
          <table:table-cell office:value-type="string">
            <text:p>jointio</text:p>
          </table:table-cell>
          <table:table-cell office:value-type="string">
            <text:p>LED5</text:p>
          </table:table-cell>
          <table:table-cell office:value-type="string">
            <text:p>l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1465988</text:p>
          </table:table-cell>
          <table:table-cell office:value-type="string">
            <text:p>LED, 0603, RED</text:p>
          </table:table-cell>
          <table:table-cell table:number-columns-repeated="3"/>
        </table:table-row>
        <table:table-row table:style-name="ro2">
          <table:table-cell office:value-type="string">
            <text:p>motor</text:p>
          </table:table-cell>
          <table:table-cell office:value-type="string">
            <text:p>LED11</text:p>
          </table:table-cell>
          <table:table-cell office:value-type="string">
            <text:p>l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1465988</text:p>
          </table:table-cell>
          <table:table-cell office:value-type="string">
            <text:p>LED, 0603, RED</text:p>
          </table:table-cell>
          <table:table-cell table:number-columns-repeated="3"/>
        </table:table-row>
        <table:table-row table:style-name="ro1">
          <table:table-cell office:value-type="string">
            <text:p>jointio</text:p>
          </table:table-cell>
          <table:table-cell office:value-type="string">
            <text:p>LED6</text:p>
          </table:table-cell>
          <table:table-cell office:value-type="string">
            <text:p>l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1465988</text:p>
          </table:table-cell>
          <table:table-cell office:value-type="string">
            <text:p>LED, 0603, RED</text:p>
          </table:table-cell>
          <table:table-cell table:number-columns-repeated="3"/>
        </table:table-row>
        <table:table-row table:style-name="ro2">
          <table:table-cell office:value-type="string">
            <text:p>power</text:p>
          </table:table-cell>
          <table:table-cell office:value-type="string">
            <text:p>LED13</text:p>
          </table:table-cell>
          <table:table-cell office:value-type="string">
            <text:p>l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1465988</text:p>
          </table:table-cell>
          <table:table-cell office:value-type="string">
            <text:p>LED, 0603, RED</text:p>
          </table:table-cell>
          <table:table-cell table:number-columns-repeated="3"/>
        </table:table-row>
        <table:table-row table:style-name="ro2">
          <table:table-cell office:value-type="string">
            <text:p>motor</text:p>
          </table:table-cell>
          <table:table-cell office:value-type="string">
            <text:p>LED14</text:p>
          </table:table-cell>
          <table:table-cell office:value-type="string">
            <text:p>l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1465988</text:p>
          </table:table-cell>
          <table:table-cell office:value-type="string">
            <text:p>LED, 0603, RED</text:p>
          </table:table-cell>
          <table:table-cell table:number-columns-repeated="3"/>
        </table:table-row>
        <table:table-row table:style-name="ro2">
          <table:table-cell office:value-type="string">
            <text:p>motor</text:p>
          </table:table-cell>
          <table:table-cell office:value-type="string">
            <text:p>LED3</text:p>
          </table:table-cell>
          <table:table-cell office:value-type="string">
            <text:p>l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1465988</text:p>
          </table:table-cell>
          <table:table-cell office:value-type="string">
            <text:p>LED, 0603, RED</text:p>
          </table:table-cell>
          <table:table-cell table:number-columns-repeated="3"/>
        </table:table-row>
        <table:table-row table:style-name="ro2">
          <table:table-cell office:value-type="string">
            <text:p>power</text:p>
          </table:table-cell>
          <table:table-cell office:value-type="string">
            <text:p>LED11</text:p>
          </table:table-cell>
          <table:table-cell office:value-type="string">
            <text:p>l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1465988</text:p>
          </table:table-cell>
          <table:table-cell office:value-type="string">
            <text:p>LED, 0603, RED</text:p>
          </table:table-cell>
          <table:table-cell table:number-columns-repeated="3"/>
        </table:table-row>
        <table:table-row table:style-name="ro2">
          <table:table-cell office:value-type="string">
            <text:p>power</text:p>
          </table:table-cell>
          <table:table-cell office:value-type="string">
            <text:p>LED12</text:p>
          </table:table-cell>
          <table:table-cell office:value-type="string">
            <text:p>l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1465988</text:p>
          </table:table-cell>
          <table:table-cell office:value-type="string">
            <text:p>LED, 0603, RED</text:p>
          </table:table-cell>
          <table:table-cell table:number-columns-repeated="3"/>
        </table:table-row>
        <table:table-row table:style-name="ro2">
          <table:table-cell office:value-type="string">
            <text:p>power</text:p>
          </table:table-cell>
          <table:table-cell office:value-type="string">
            <text:p>LED10</text:p>
          </table:table-cell>
          <table:table-cell office:value-type="string">
            <text:p>l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1465988</text:p>
          </table:table-cell>
          <table:table-cell office:value-type="string">
            <text:p>LED, 0603, RED</text:p>
          </table:table-cell>
          <table:table-cell table:number-columns-repeated="3"/>
        </table:table-row>
        <table:table-row table:style-name="ro1">
          <table:table-cell office:value-type="string">
            <text:p>jointio</text:p>
          </table:table-cell>
          <table:table-cell office:value-type="string">
            <text:p>LED16</text:p>
          </table:table-cell>
          <table:table-cell office:value-type="string">
            <text:p>l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1465988</text:p>
          </table:table-cell>
          <table:table-cell office:value-type="string">
            <text:p>LED, 0603, RED</text:p>
          </table:table-cell>
          <table:table-cell table:number-columns-repeated="3"/>
        </table:table-row>
        <table:table-row table:style-name="ro2">
          <table:table-cell office:value-type="string">
            <text:p>motor</text:p>
          </table:table-cell>
          <table:table-cell office:value-type="string">
            <text:p>LED2</text:p>
          </table:table-cell>
          <table:table-cell office:value-type="string">
            <text:p>l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1465988</text:p>
          </table:table-cell>
          <table:table-cell office:value-type="string">
            <text:p>LED, 0603, RED</text:p>
          </table:table-cell>
          <table:table-cell table:number-columns-repeated="3"/>
        </table:table-row>
        <table:table-row table:style-name="ro1">
          <table:table-cell office:value-type="string">
            <text:p>jointio</text:p>
          </table:table-cell>
          <table:table-cell office:value-type="string">
            <text:p>LED8</text:p>
          </table:table-cell>
          <table:table-cell office:value-type="string">
            <text:p>l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1465988</text:p>
          </table:table-cell>
          <table:table-cell office:value-type="string">
            <text:p>LED, 0603, RED</text:p>
          </table:table-cell>
          <table:table-cell table:number-columns-repeated="3"/>
        </table:table-row>
        <table:table-row table:style-name="ro2">
          <table:table-cell office:value-type="string">
            <text:p>motor</text:p>
          </table:table-cell>
          <table:table-cell office:value-type="string">
            <text:p>LED1</text:p>
          </table:table-cell>
          <table:table-cell office:value-type="string">
            <text:p>l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1465988</text:p>
          </table:table-cell>
          <table:table-cell office:value-type="string">
            <text:p>LED, 0603, RED</text:p>
          </table:table-cell>
          <table:table-cell table:number-columns-repeated="3"/>
        </table:table-row>
        <table:table-row table:style-name="ro2">
          <table:table-cell office:value-type="string">
            <text:p>power</text:p>
          </table:table-cell>
          <table:table-cell office:value-type="string">
            <text:p>LED8</text:p>
          </table:table-cell>
          <table:table-cell office:value-type="string">
            <text:p>l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1465988</text:p>
          </table:table-cell>
          <table:table-cell office:value-type="string">
            <text:p>LED, 0603, RED</text:p>
          </table:table-cell>
          <table:table-cell table:number-columns-repeated="3"/>
        </table:table-row>
        <table:table-row table:style-name="ro2">
          <table:table-cell office:value-type="string">
            <text:p>motor</text:p>
          </table:table-cell>
          <table:table-cell office:value-type="string">
            <text:p>LED6</text:p>
          </table:table-cell>
          <table:table-cell office:value-type="string">
            <text:p>l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1465988</text:p>
          </table:table-cell>
          <table:table-cell office:value-type="string">
            <text:p>LED, 0603, RED</text:p>
          </table:table-cell>
          <table:table-cell table:number-columns-repeated="3"/>
        </table:table-row>
        <table:table-row table:style-name="ro1">
          <table:table-cell office:value-type="string">
            <text:p>jointio</text:p>
          </table:table-cell>
          <table:table-cell office:value-type="string">
            <text:p>LED13</text:p>
          </table:table-cell>
          <table:table-cell office:value-type="string">
            <text:p>l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1465988</text:p>
          </table:table-cell>
          <table:table-cell office:value-type="string">
            <text:p>LED, 0603, RED</text:p>
          </table:table-cell>
          <table:table-cell table:number-columns-repeated="3"/>
        </table:table-row>
        <table:table-row table:style-name="ro1">
          <table:table-cell office:value-type="string">
            <text:p>pwm</text:p>
          </table:table-cell>
          <table:table-cell office:value-type="string">
            <text:p>LED2</text:p>
          </table:table-cell>
          <table:table-cell office:value-type="string">
            <text:p>l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1465988</text:p>
          </table:table-cell>
          <table:table-cell office:value-type="string">
            <text:p>LED, 0603, RED</text:p>
          </table:table-cell>
          <table:table-cell table:number-columns-repeated="3"/>
        </table:table-row>
        <table:table-row table:style-name="ro2">
          <table:table-cell office:value-type="string">
            <text:p>motor</text:p>
          </table:table-cell>
          <table:table-cell office:value-type="string">
            <text:p>LED13</text:p>
          </table:table-cell>
          <table:table-cell office:value-type="string">
            <text:p>l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1465988</text:p>
          </table:table-cell>
          <table:table-cell office:value-type="string">
            <text:p>LED, 0603, RED</text:p>
          </table:table-cell>
          <table:table-cell table:number-columns-repeated="3"/>
        </table:table-row>
        <table:table-row table:style-name="ro1">
          <table:table-cell office:value-type="string">
            <text:p>jointio</text:p>
          </table:table-cell>
          <table:table-cell office:value-type="string">
            <text:p>LED12</text:p>
          </table:table-cell>
          <table:table-cell office:value-type="string">
            <text:p>l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1465988</text:p>
          </table:table-cell>
          <table:table-cell office:value-type="string">
            <text:p>LED, 0603, RED</text:p>
          </table:table-cell>
          <table:table-cell table:number-columns-repeated="3"/>
        </table:table-row>
        <table:table-row table:style-name="ro2">
          <table:table-cell office:value-type="string">
            <text:p>power</text:p>
          </table:table-cell>
          <table:table-cell office:value-type="string">
            <text:p>LED2</text:p>
          </table:table-cell>
          <table:table-cell office:value-type="string">
            <text:p>l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1465988</text:p>
          </table:table-cell>
          <table:table-cell office:value-type="string">
            <text:p>LED, 0603, RED</text:p>
          </table:table-cell>
          <table:table-cell table:number-columns-repeated="3"/>
        </table:table-row>
        <table:table-row table:style-name="ro1">
          <table:table-cell office:value-type="string">
            <text:p>jointio</text:p>
          </table:table-cell>
          <table:table-cell office:value-type="string">
            <text:p>LED11</text:p>
          </table:table-cell>
          <table:table-cell office:value-type="string">
            <text:p>l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1465988</text:p>
          </table:table-cell>
          <table:table-cell office:value-type="string">
            <text:p>LED, 0603, RED</text:p>
          </table:table-cell>
          <table:table-cell table:number-columns-repeated="3"/>
        </table:table-row>
        <table:table-row table:style-name="ro1">
          <table:table-cell office:value-type="string">
            <text:p>jointio</text:p>
          </table:table-cell>
          <table:table-cell office:value-type="string">
            <text:p>LED15</text:p>
          </table:table-cell>
          <table:table-cell office:value-type="string">
            <text:p>l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1465988</text:p>
          </table:table-cell>
          <table:table-cell office:value-type="string">
            <text:p>LED, 0603, RED</text:p>
          </table:table-cell>
          <table:table-cell table:number-columns-repeated="3"/>
        </table:table-row>
        <table:table-row table:style-name="ro1">
          <table:table-cell office:value-type="string">
            <text:p>pwm</text:p>
          </table:table-cell>
          <table:table-cell office:value-type="string">
            <text:p>LED5</text:p>
          </table:table-cell>
          <table:table-cell office:value-type="string">
            <text:p>l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1465988</text:p>
          </table:table-cell>
          <table:table-cell office:value-type="string">
            <text:p>LED, 0603, RED</text:p>
          </table:table-cell>
          <table:table-cell table:number-columns-repeated="3"/>
        </table:table-row>
        <table:table-row table:style-name="ro2">
          <table:table-cell office:value-type="string">
            <text:p>power</text:p>
          </table:table-cell>
          <table:table-cell office:value-type="string">
            <text:p>LED1</text:p>
          </table:table-cell>
          <table:table-cell office:value-type="string">
            <text:p>l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1465988</text:p>
          </table:table-cell>
          <table:table-cell office:value-type="string">
            <text:p>LED, 0603, RED</text:p>
          </table:table-cell>
          <table:table-cell table:number-columns-repeated="3"/>
        </table:table-row>
        <table:table-row table:style-name="ro1">
          <table:table-cell office:value-type="string">
            <text:p>jointio</text:p>
          </table:table-cell>
          <table:table-cell office:value-type="string">
            <text:p>LED10</text:p>
          </table:table-cell>
          <table:table-cell office:value-type="string">
            <text:p>l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1465988</text:p>
          </table:table-cell>
          <table:table-cell office:value-type="string">
            <text:p>LED, 0603, RED</text:p>
          </table:table-cell>
          <table:table-cell table:number-columns-repeated="3"/>
        </table:table-row>
        <table:table-row table:style-name="ro1">
          <table:table-cell office:value-type="string">
            <text:p>jointio</text:p>
          </table:table-cell>
          <table:table-cell office:value-type="string">
            <text:p>LED14</text:p>
          </table:table-cell>
          <table:table-cell office:value-type="string">
            <text:p>l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1465988</text:p>
          </table:table-cell>
          <table:table-cell office:value-type="string">
            <text:p>LED, 0603, RED</text:p>
          </table:table-cell>
          <table:table-cell table:number-columns-repeated="3"/>
        </table:table-row>
        <table:table-row table:style-name="ro1">
          <table:table-cell office:value-type="string">
            <text:p>power</text:p>
          </table:table-cell>
          <table:table-cell office:value-type="string">
            <text:p>U$9</text:p>
          </table:table-cell>
          <table:table-cell/>
          <table:table-cell table:number-columns-repeated="2" office:value-type="string">
            <text:p>MSP430F169</text:p>
          </table:table-cell>
          <table:table-cell office:value-type="string">
            <text:p>LQFP-64</text:p>
          </table:table-cell>
          <table:table-cell office:value-type="string">
            <text:p>gumsens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digikey</text:p>
          </table:table-cell>
          <table:table-cell table:number-columns-repeated="4"/>
        </table:table-row>
        <table:table-row table:style-name="ro1">
          <table:table-cell office:value-type="string">
            <text:p>pwm</text:p>
          </table:table-cell>
          <table:table-cell office:value-type="string">
            <text:p>IC1</text:p>
          </table:table-cell>
          <table:table-cell/>
          <table:table-cell table:number-columns-repeated="2" office:value-type="string">
            <text:p>MSP430F2234</text:p>
          </table:table-cell>
          <table:table-cell office:value-type="string">
            <text:p>TSSOP38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/>
          <table:table-cell office:value-type="string">
            <text:p>digikey</text:p>
          </table:table-cell>
          <table:table-cell table:number-columns-repeated="4"/>
        </table:table-row>
        <table:table-row table:style-name="ro1">
          <table:table-cell office:value-type="string">
            <text:p>motor</text:p>
          </table:table-cell>
          <table:table-cell office:value-type="string">
            <text:p>IC1</text:p>
          </table:table-cell>
          <table:table-cell/>
          <table:table-cell table:number-columns-repeated="2" office:value-type="string">
            <text:p>MSP430F2234</text:p>
          </table:table-cell>
          <table:table-cell office:value-type="string">
            <text:p>TSSOP38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/>
          <table:table-cell office:value-type="string">
            <text:p>digikey</text:p>
          </table:table-cell>
          <table:table-cell table:number-columns-repeated="4"/>
        </table:table-row>
        <table:table-row table:style-name="ro1">
          <table:table-cell office:value-type="string">
            <text:p>jointio</text:p>
          </table:table-cell>
          <table:table-cell office:value-type="string">
            <text:p>IC2</text:p>
          </table:table-cell>
          <table:table-cell/>
          <table:table-cell table:number-columns-repeated="2" office:value-type="string">
            <text:p>MSP430F2234</text:p>
          </table:table-cell>
          <table:table-cell office:value-type="string">
            <text:p>TSSOP38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/>
          <table:table-cell office:value-type="string">
            <text:p>digikey</text:p>
          </table:table-cell>
          <table:table-cell table:number-columns-repeated="4"/>
        </table:table-row>
        <table:table-row table:style-name="ro1">
          <table:table-cell office:value-type="string">
            <text:p>Part</text:p>
          </table:table-cell>
          <table:table-cell office:value-type="string">
            <text:p>Value</text:p>
          </table:table-cell>
          <table:table-cell/>
          <table:table-cell office:value-type="string">
            <text:p>Device</text:p>
          </table:table-cell>
          <table:table-cell office:value-type="string">
            <text:p>Package</text:p>
          </table:table-cell>
          <table:table-cell office:value-type="string">
            <text:p>Library</text:p>
          </table:table-cell>
          <table:table-cell office:value-type="string">
            <text:p>Sheet</text:p>
          </table:table-cell>
          <table:table-cell table:number-columns-repeated="2"/>
          <table:table-cell office:value-type="string">
            <text:p>farnell part</text:p>
          </table:table-cell>
          <table:table-cell table:number-columns-repeated="4"/>
        </table:table-row>
        <table:table-row table:style-name="ro1">
          <table:table-cell office:value-type="string">
            <text:p>power</text:p>
          </table:table-cell>
          <table:table-cell office:value-type="string">
            <text:p>Q8</text:p>
          </table:table-cell>
          <table:table-cell table:number-columns-repeated="2"/>
          <table:table-cell office:value-type="string">
            <text:p>CRYSTALSM49</text:p>
          </table:table-cell>
          <table:table-cell office:value-type="string">
            <text:p>SM49</text:p>
          </table:table-cell>
          <table:table-cell office:value-type="string">
            <text:p>crystal</text:p>
          </table:table-cell>
          <table:table-cell office:value-type="float" office:value="1">
            <text:p>1</text:p>
          </table:table-cell>
          <table:table-cell/>
          <table:table-cell office:value-type="string">
            <text:p>maby later</text:p>
          </table:table-cell>
          <table:table-cell table:number-columns-repeated="4"/>
        </table:table-row>
        <table:table-row table:style-name="ro1">
          <table:table-cell office:value-type="string">
            <text:p>power</text:p>
          </table:table-cell>
          <table:table-cell office:value-type="string">
            <text:p>Q7</text:p>
          </table:table-cell>
          <table:table-cell table:number-columns-repeated="2"/>
          <table:table-cell office:value-type="string">
            <text:p>CRYSTALSM49</text:p>
          </table:table-cell>
          <table:table-cell office:value-type="string">
            <text:p>SM49</text:p>
          </table:table-cell>
          <table:table-cell office:value-type="string">
            <text:p>crystal</text:p>
          </table:table-cell>
          <table:table-cell office:value-type="float" office:value="1">
            <text:p>1</text:p>
          </table:table-cell>
          <table:table-cell/>
          <table:table-cell office:value-type="string">
            <text:p>maby later</text:p>
          </table:table-cell>
          <table:table-cell table:number-columns-repeated="4"/>
        </table:table-row>
        <table:table-row table:style-name="ro1">
          <table:table-cell office:value-type="string">
            <text:p>power</text:p>
          </table:table-cell>
          <table:table-cell office:value-type="string">
            <text:p>Q9</text:p>
          </table:table-cell>
          <table:table-cell/>
          <table:table-cell office:value-type="string">
            <text:p>CRYSTALTC26H</text:p>
          </table:table-cell>
          <table:table-cell office:value-type="string">
            <text:p>TC26H</text:p>
          </table:table-cell>
          <table:table-cell office:value-type="string">
            <text:p>crysta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maby later</text:p>
          </table:table-cell>
          <table:table-cell table:number-columns-repeated="4"/>
        </table:table-row>
        <table:table-row table:style-name="ro1">
          <table:table-cell office:value-type="string">
            <text:p>pwm</text:p>
          </table:table-cell>
          <table:table-cell office:value-type="string">
            <text:p>JP9</text:p>
          </table:table-cell>
          <table:table-cell/>
          <table:table-cell office:value-type="string">
            <text:p>PINHD-1X4</text:p>
          </table:table-cell>
          <table:table-cell office:value-type="string">
            <text:p>1X04</text:p>
          </table:table-cell>
          <table:table-cell office:value-type="string">
            <text:p>pinhead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na</text:p>
          </table:table-cell>
          <table:table-cell table:number-columns-repeated="4"/>
        </table:table-row>
        <table:table-row table:style-name="ro1">
          <table:table-cell office:value-type="string">
            <text:p>power</text:p>
          </table:table-cell>
          <table:table-cell office:value-type="string">
            <text:p>U$28</text:p>
          </table:table-cell>
          <table:table-cell/>
          <table:table-cell table:number-columns-repeated="2" office:value-type="string">
            <text:p>BODGEPLATE1</text:p>
          </table:table-cell>
          <table:table-cell office:value-type="string">
            <text:p>BODGEPLATE</text:p>
          </table:table-cell>
          <table:table-cell office:value-type="string">
            <text:p>w2b</text:p>
          </table:table-cell>
          <table:table-cell office:value-type="float" office:value="1">
            <text:p>1</text:p>
          </table:table-cell>
          <table:table-cell/>
          <table:table-cell office:value-type="string">
            <text:p>na</text:p>
          </table:table-cell>
          <table:table-cell table:number-columns-repeated="4"/>
        </table:table-row>
        <table:table-row table:style-name="ro1">
          <table:table-cell office:value-type="string">
            <text:p>power</text:p>
          </table:table-cell>
          <table:table-cell office:value-type="string">
            <text:p>U$31</text:p>
          </table:table-cell>
          <table:table-cell/>
          <table:table-cell table:number-columns-repeated="2" office:value-type="string">
            <text:p>BODGEPLATE1</text:p>
          </table:table-cell>
          <table:table-cell office:value-type="string">
            <text:p>BODGEPLATE</text:p>
          </table:table-cell>
          <table:table-cell office:value-type="string">
            <text:p>w2b</text:p>
          </table:table-cell>
          <table:table-cell office:value-type="float" office:value="1">
            <text:p>1</text:p>
          </table:table-cell>
          <table:table-cell/>
          <table:table-cell office:value-type="string">
            <text:p>na</text:p>
          </table:table-cell>
          <table:table-cell table:number-columns-repeated="4"/>
        </table:table-row>
        <table:table-row table:style-name="ro1">
          <table:table-cell office:value-type="string">
            <text:p>power</text:p>
          </table:table-cell>
          <table:table-cell office:value-type="string">
            <text:p>U$39</text:p>
          </table:table-cell>
          <table:table-cell/>
          <table:table-cell table:number-columns-repeated="2" office:value-type="string">
            <text:p>BODGEPLATE1</text:p>
          </table:table-cell>
          <table:table-cell office:value-type="string">
            <text:p>BODGEPLATE</text:p>
          </table:table-cell>
          <table:table-cell office:value-type="string">
            <text:p>w2b</text:p>
          </table:table-cell>
          <table:table-cell office:value-type="float" office:value="1">
            <text:p>1</text:p>
          </table:table-cell>
          <table:table-cell/>
          <table:table-cell office:value-type="string">
            <text:p>na</text:p>
          </table:table-cell>
          <table:table-cell table:number-columns-repeated="4"/>
        </table:table-row>
        <table:table-row table:style-name="ro1">
          <table:table-cell office:value-type="string">
            <text:p>power</text:p>
          </table:table-cell>
          <table:table-cell office:value-type="string">
            <text:p>U$40</text:p>
          </table:table-cell>
          <table:table-cell/>
          <table:table-cell table:number-columns-repeated="2" office:value-type="string">
            <text:p>BODGEPLATE1</text:p>
          </table:table-cell>
          <table:table-cell office:value-type="string">
            <text:p>BODGEPLATE</text:p>
          </table:table-cell>
          <table:table-cell office:value-type="string">
            <text:p>w2b</text:p>
          </table:table-cell>
          <table:table-cell office:value-type="float" office:value="1">
            <text:p>1</text:p>
          </table:table-cell>
          <table:table-cell/>
          <table:table-cell office:value-type="string">
            <text:p>na</text:p>
          </table:table-cell>
          <table:table-cell table:number-columns-repeated="4"/>
        </table:table-row>
        <table:table-row table:style-name="ro1">
          <table:table-cell office:value-type="string">
            <text:p>power</text:p>
          </table:table-cell>
          <table:table-cell office:value-type="string">
            <text:p>U$37</text:p>
          </table:table-cell>
          <table:table-cell/>
          <table:table-cell table:number-columns-repeated="2" office:value-type="string">
            <text:p>BODGEPLATE1</text:p>
          </table:table-cell>
          <table:table-cell office:value-type="string">
            <text:p>BODGEPLATE</text:p>
          </table:table-cell>
          <table:table-cell office:value-type="string">
            <text:p>w2b</text:p>
          </table:table-cell>
          <table:table-cell office:value-type="float" office:value="1">
            <text:p>1</text:p>
          </table:table-cell>
          <table:table-cell/>
          <table:table-cell office:value-type="string">
            <text:p>na</text:p>
          </table:table-cell>
          <table:table-cell table:number-columns-repeated="4"/>
        </table:table-row>
        <table:table-row table:style-name="ro1">
          <table:table-cell office:value-type="string">
            <text:p>power</text:p>
          </table:table-cell>
          <table:table-cell office:value-type="string">
            <text:p>U$30</text:p>
          </table:table-cell>
          <table:table-cell/>
          <table:table-cell table:number-columns-repeated="2" office:value-type="string">
            <text:p>BODGEPLATE1</text:p>
          </table:table-cell>
          <table:table-cell office:value-type="string">
            <text:p>BODGEPLATE</text:p>
          </table:table-cell>
          <table:table-cell office:value-type="string">
            <text:p>w2b</text:p>
          </table:table-cell>
          <table:table-cell office:value-type="float" office:value="1">
            <text:p>1</text:p>
          </table:table-cell>
          <table:table-cell/>
          <table:table-cell office:value-type="string">
            <text:p>na</text:p>
          </table:table-cell>
          <table:table-cell table:number-columns-repeated="4"/>
        </table:table-row>
        <table:table-row table:style-name="ro1">
          <table:table-cell office:value-type="string">
            <text:p>power</text:p>
          </table:table-cell>
          <table:table-cell office:value-type="string">
            <text:p>U$27</text:p>
          </table:table-cell>
          <table:table-cell/>
          <table:table-cell table:number-columns-repeated="2" office:value-type="string">
            <text:p>BODGEPLATE1</text:p>
          </table:table-cell>
          <table:table-cell office:value-type="string">
            <text:p>BODGEPLATE</text:p>
          </table:table-cell>
          <table:table-cell office:value-type="string">
            <text:p>w2b</text:p>
          </table:table-cell>
          <table:table-cell office:value-type="float" office:value="1">
            <text:p>1</text:p>
          </table:table-cell>
          <table:table-cell/>
          <table:table-cell office:value-type="string">
            <text:p>na</text:p>
          </table:table-cell>
          <table:table-cell table:number-columns-repeated="4"/>
        </table:table-row>
        <table:table-row table:style-name="ro1">
          <table:table-cell office:value-type="string">
            <text:p>power</text:p>
          </table:table-cell>
          <table:table-cell office:value-type="string">
            <text:p>U$14</text:p>
          </table:table-cell>
          <table:table-cell/>
          <table:table-cell table:number-columns-repeated="2" office:value-type="string">
            <text:p>BODGEPLATE1</text:p>
          </table:table-cell>
          <table:table-cell office:value-type="string">
            <text:p>BODGEPLATE</text:p>
          </table:table-cell>
          <table:table-cell office:value-type="string">
            <text:p>w2b</text:p>
          </table:table-cell>
          <table:table-cell office:value-type="float" office:value="1">
            <text:p>1</text:p>
          </table:table-cell>
          <table:table-cell/>
          <table:table-cell office:value-type="string">
            <text:p>na</text:p>
          </table:table-cell>
          <table:table-cell table:number-columns-repeated="4"/>
        </table:table-row>
        <table:table-row table:style-name="ro1">
          <table:table-cell office:value-type="string">
            <text:p>power</text:p>
          </table:table-cell>
          <table:table-cell office:value-type="string">
            <text:p>U$29</text:p>
          </table:table-cell>
          <table:table-cell/>
          <table:table-cell table:number-columns-repeated="2" office:value-type="string">
            <text:p>BODGEPLATE1</text:p>
          </table:table-cell>
          <table:table-cell office:value-type="string">
            <text:p>BODGEPLATE</text:p>
          </table:table-cell>
          <table:table-cell office:value-type="string">
            <text:p>w2b</text:p>
          </table:table-cell>
          <table:table-cell office:value-type="float" office:value="1">
            <text:p>1</text:p>
          </table:table-cell>
          <table:table-cell/>
          <table:table-cell office:value-type="string">
            <text:p>na</text:p>
          </table:table-cell>
          <table:table-cell table:number-columns-repeated="4"/>
        </table:table-row>
        <table:table-row table:style-name="ro1">
          <table:table-cell office:value-type="string">
            <text:p>power</text:p>
          </table:table-cell>
          <table:table-cell office:value-type="string">
            <text:p>U$32</text:p>
          </table:table-cell>
          <table:table-cell/>
          <table:table-cell table:number-columns-repeated="2" office:value-type="string">
            <text:p>BODGEPLATE1</text:p>
          </table:table-cell>
          <table:table-cell office:value-type="string">
            <text:p>BODGEPLATE</text:p>
          </table:table-cell>
          <table:table-cell office:value-type="string">
            <text:p>w2b</text:p>
          </table:table-cell>
          <table:table-cell office:value-type="float" office:value="1">
            <text:p>1</text:p>
          </table:table-cell>
          <table:table-cell/>
          <table:table-cell office:value-type="string">
            <text:p>na</text:p>
          </table:table-cell>
          <table:table-cell table:number-columns-repeated="4"/>
        </table:table-row>
        <table:table-row table:style-name="ro1">
          <table:table-cell office:value-type="string">
            <text:p>power</text:p>
          </table:table-cell>
          <table:table-cell office:value-type="string">
            <text:p>U$18</text:p>
          </table:table-cell>
          <table:table-cell/>
          <table:table-cell table:number-columns-repeated="2" office:value-type="string">
            <text:p>BODGEPLATE1</text:p>
          </table:table-cell>
          <table:table-cell office:value-type="string">
            <text:p>BODGEPLATE</text:p>
          </table:table-cell>
          <table:table-cell office:value-type="string">
            <text:p>w2b</text:p>
          </table:table-cell>
          <table:table-cell office:value-type="float" office:value="1">
            <text:p>1</text:p>
          </table:table-cell>
          <table:table-cell/>
          <table:table-cell office:value-type="string">
            <text:p>na</text:p>
          </table:table-cell>
          <table:table-cell table:number-columns-repeated="4"/>
        </table:table-row>
        <table:table-row table:style-name="ro1">
          <table:table-cell office:value-type="string">
            <text:p>power</text:p>
          </table:table-cell>
          <table:table-cell office:value-type="string">
            <text:p>U$16</text:p>
          </table:table-cell>
          <table:table-cell/>
          <table:table-cell table:number-columns-repeated="2" office:value-type="string">
            <text:p>BODGEPLATE1</text:p>
          </table:table-cell>
          <table:table-cell office:value-type="string">
            <text:p>BODGEPLATE</text:p>
          </table:table-cell>
          <table:table-cell office:value-type="string">
            <text:p>w2b</text:p>
          </table:table-cell>
          <table:table-cell office:value-type="float" office:value="1">
            <text:p>1</text:p>
          </table:table-cell>
          <table:table-cell/>
          <table:table-cell office:value-type="string">
            <text:p>na</text:p>
          </table:table-cell>
          <table:table-cell table:number-columns-repeated="4"/>
        </table:table-row>
        <table:table-row table:style-name="ro1">
          <table:table-cell office:value-type="string">
            <text:p>power</text:p>
          </table:table-cell>
          <table:table-cell office:value-type="string">
            <text:p>U$38</text:p>
          </table:table-cell>
          <table:table-cell/>
          <table:table-cell table:number-columns-repeated="2" office:value-type="string">
            <text:p>BODGEPLATE1</text:p>
          </table:table-cell>
          <table:table-cell office:value-type="string">
            <text:p>BODGEPLATE</text:p>
          </table:table-cell>
          <table:table-cell office:value-type="string">
            <text:p>w2b</text:p>
          </table:table-cell>
          <table:table-cell office:value-type="float" office:value="1">
            <text:p>1</text:p>
          </table:table-cell>
          <table:table-cell/>
          <table:table-cell office:value-type="string">
            <text:p>na</text:p>
          </table:table-cell>
          <table:table-cell table:number-columns-repeated="4"/>
        </table:table-row>
        <table:table-row table:style-name="ro1">
          <table:table-cell office:value-type="string">
            <text:p>power</text:p>
          </table:table-cell>
          <table:table-cell office:value-type="string">
            <text:p>U$17</text:p>
          </table:table-cell>
          <table:table-cell/>
          <table:table-cell table:number-columns-repeated="2" office:value-type="string">
            <text:p>BODGEPLATE1</text:p>
          </table:table-cell>
          <table:table-cell office:value-type="string">
            <text:p>BODGEPLATE</text:p>
          </table:table-cell>
          <table:table-cell office:value-type="string">
            <text:p>w2b</text:p>
          </table:table-cell>
          <table:table-cell office:value-type="float" office:value="1">
            <text:p>1</text:p>
          </table:table-cell>
          <table:table-cell/>
          <table:table-cell office:value-type="string">
            <text:p>na</text:p>
          </table:table-cell>
          <table:table-cell table:number-columns-repeated="4"/>
        </table:table-row>
        <table:table-row table:style-name="ro1">
          <table:table-cell office:value-type="string">
            <text:p>power</text:p>
          </table:table-cell>
          <table:table-cell office:value-type="string">
            <text:p>U$13</text:p>
          </table:table-cell>
          <table:table-cell/>
          <table:table-cell table:number-columns-repeated="2" office:value-type="string">
            <text:p>BODGEPLATE1</text:p>
          </table:table-cell>
          <table:table-cell office:value-type="string">
            <text:p>BODGEPLATE</text:p>
          </table:table-cell>
          <table:table-cell office:value-type="string">
            <text:p>w2b</text:p>
          </table:table-cell>
          <table:table-cell office:value-type="float" office:value="1">
            <text:p>1</text:p>
          </table:table-cell>
          <table:table-cell/>
          <table:table-cell office:value-type="string">
            <text:p>na</text:p>
          </table:table-cell>
          <table:table-cell table:number-columns-repeated="4"/>
        </table:table-row>
        <table:table-row table:style-name="ro1">
          <table:table-cell office:value-type="string">
            <text:p>power</text:p>
          </table:table-cell>
          <table:table-cell office:value-type="string">
            <text:p>C23</text:p>
          </table:table-cell>
          <table:table-cell table:number-columns-repeated="2"/>
          <table:table-cell office:value-type="string">
            <text:p>C-EUC0603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/>
          <table:table-cell office:value-type="string">
            <text:p>na</text:p>
          </table:table-cell>
          <table:table-cell table:number-columns-repeated="4"/>
        </table:table-row>
        <table:table-row table:style-name="ro1">
          <table:table-cell office:value-type="string">
            <text:p>power</text:p>
          </table:table-cell>
          <table:table-cell office:value-type="string">
            <text:p>C21</text:p>
          </table:table-cell>
          <table:table-cell table:number-columns-repeated="2"/>
          <table:table-cell office:value-type="string">
            <text:p>C-EUC0603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/>
          <table:table-cell office:value-type="string">
            <text:p>na</text:p>
          </table:table-cell>
          <table:table-cell table:number-columns-repeated="4"/>
        </table:table-row>
        <table:table-row table:style-name="ro1">
          <table:table-cell office:value-type="string">
            <text:p>power</text:p>
          </table:table-cell>
          <table:table-cell office:value-type="string">
            <text:p>C20</text:p>
          </table:table-cell>
          <table:table-cell table:number-columns-repeated="2"/>
          <table:table-cell office:value-type="string">
            <text:p>C-EUC0603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/>
          <table:table-cell office:value-type="string">
            <text:p>na</text:p>
          </table:table-cell>
          <table:table-cell table:number-columns-repeated="4"/>
        </table:table-row>
        <table:table-row table:style-name="ro1">
          <table:table-cell office:value-type="string">
            <text:p>power</text:p>
          </table:table-cell>
          <table:table-cell office:value-type="string">
            <text:p>C15</text:p>
          </table:table-cell>
          <table:table-cell table:number-columns-repeated="2"/>
          <table:table-cell office:value-type="string">
            <text:p>C-EUC0603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/>
          <table:table-cell office:value-type="string">
            <text:p>na</text:p>
          </table:table-cell>
          <table:table-cell table:number-columns-repeated="4"/>
        </table:table-row>
        <table:table-row table:style-name="ro1">
          <table:table-cell office:value-type="string">
            <text:p>power</text:p>
          </table:table-cell>
          <table:table-cell office:value-type="string">
            <text:p>C24</text:p>
          </table:table-cell>
          <table:table-cell table:number-columns-repeated="2"/>
          <table:table-cell office:value-type="string">
            <text:p>C-EUC0603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/>
          <table:table-cell office:value-type="string">
            <text:p>na</text:p>
          </table:table-cell>
          <table:table-cell table:number-columns-repeated="4"/>
        </table:table-row>
        <table:table-row table:style-name="ro1">
          <table:table-cell office:value-type="string">
            <text:p>motor</text:p>
          </table:table-cell>
          <table:table-cell office:value-type="string">
            <text:p>C9</text:p>
          </table:table-cell>
          <table:table-cell table:number-columns-repeated="2"/>
          <table:table-cell office:value-type="string">
            <text:p>C-EUC0805</text:p>
          </table:table-cell>
          <table:table-cell office:value-type="string">
            <text:p>C0805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/>
          <table:table-cell office:value-type="string">
            <text:p>na</text:p>
          </table:table-cell>
          <table:table-cell table:number-columns-repeated="4"/>
        </table:table-row>
        <table:table-row table:style-name="ro1">
          <table:table-cell office:value-type="string">
            <text:p>power</text:p>
          </table:table-cell>
          <table:table-cell office:value-type="string">
            <text:p>IC2</text:p>
          </table:table-cell>
          <table:table-cell/>
          <table:table-cell table:number-columns-repeated="2" office:value-type="string">
            <text:p>MAX1626ESA+</text:p>
          </table:table-cell>
          <table:table-cell office:value-type="string">
            <text:p>SO04</text:p>
          </table:table-cell>
          <table:table-cell office:value-type="string">
            <text:p>ecssr-Pwr</text:p>
          </table:table-cell>
          <table:table-cell office:value-type="float" office:value="1">
            <text:p>1</text:p>
          </table:table-cell>
          <table:table-cell/>
          <table:table-cell office:value-type="string">
            <text:p>na</text:p>
          </table:table-cell>
          <table:table-cell table:number-columns-repeated="4"/>
        </table:table-row>
        <table:table-row table:style-name="ro1">
          <table:table-cell office:value-type="string">
            <text:p>power</text:p>
          </table:table-cell>
          <table:table-cell office:value-type="string">
            <text:p>IC4</text:p>
          </table:table-cell>
          <table:table-cell/>
          <table:table-cell table:number-columns-repeated="2" office:value-type="string">
            <text:p>MAX1626ESA+</text:p>
          </table:table-cell>
          <table:table-cell office:value-type="string">
            <text:p>SO04</text:p>
          </table:table-cell>
          <table:table-cell office:value-type="string">
            <text:p>ecssr-Pwr</text:p>
          </table:table-cell>
          <table:table-cell office:value-type="float" office:value="1">
            <text:p>1</text:p>
          </table:table-cell>
          <table:table-cell/>
          <table:table-cell office:value-type="string">
            <text:p>na</text:p>
          </table:table-cell>
          <table:table-cell table:number-columns-repeated="4"/>
        </table:table-row>
        <table:table-row table:style-name="ro1">
          <table:table-cell office:value-type="string">
            <text:p>power</text:p>
          </table:table-cell>
          <table:table-cell office:value-type="string">
            <text:p>IC3</text:p>
          </table:table-cell>
          <table:table-cell/>
          <table:table-cell table:number-columns-repeated="2" office:value-type="string">
            <text:p>MAX1626ESA+</text:p>
          </table:table-cell>
          <table:table-cell office:value-type="string">
            <text:p>SO04</text:p>
          </table:table-cell>
          <table:table-cell office:value-type="string">
            <text:p>ecssr-Pwr</text:p>
          </table:table-cell>
          <table:table-cell office:value-type="float" office:value="1">
            <text:p>1</text:p>
          </table:table-cell>
          <table:table-cell/>
          <table:table-cell office:value-type="string">
            <text:p>na</text:p>
          </table:table-cell>
          <table:table-cell table:number-columns-repeated="4"/>
        </table:table-row>
        <table:table-row table:style-name="ro1">
          <table:table-cell office:value-type="string">
            <text:p>motor</text:p>
          </table:table-cell>
          <table:table-cell office:value-type="string">
            <text:p>IC6</text:p>
          </table:table-cell>
          <table:table-cell/>
          <table:table-cell table:number-columns-repeated="2" office:value-type="string">
            <text:p>MAX4069</text:p>
          </table:table-cell>
          <table:table-cell office:value-type="string">
            <text:p>UMAX</text:p>
          </table:table-cell>
          <table:table-cell office:value-type="string">
            <text:p>ecssr-Pwr</text:p>
          </table:table-cell>
          <table:table-cell office:value-type="float" office:value="1">
            <text:p>1</text:p>
          </table:table-cell>
          <table:table-cell/>
          <table:table-cell office:value-type="string">
            <text:p>na</text:p>
          </table:table-cell>
          <table:table-cell table:number-columns-repeated="4"/>
        </table:table-row>
        <table:table-row table:style-name="ro1">
          <table:table-cell office:value-type="string">
            <text:p>motor</text:p>
          </table:table-cell>
          <table:table-cell office:value-type="string">
            <text:p>IC7</text:p>
          </table:table-cell>
          <table:table-cell/>
          <table:table-cell table:number-columns-repeated="2" office:value-type="string">
            <text:p>MAX4069</text:p>
          </table:table-cell>
          <table:table-cell office:value-type="string">
            <text:p>UMAX</text:p>
          </table:table-cell>
          <table:table-cell office:value-type="string">
            <text:p>ecssr-Pwr</text:p>
          </table:table-cell>
          <table:table-cell office:value-type="float" office:value="1">
            <text:p>1</text:p>
          </table:table-cell>
          <table:table-cell/>
          <table:table-cell office:value-type="string">
            <text:p>na</text:p>
          </table:table-cell>
          <table:table-cell table:number-columns-repeated="4"/>
        </table:table-row>
        <table:table-row table:style-name="ro1">
          <table:table-cell office:value-type="string">
            <text:p>power</text:p>
          </table:table-cell>
          <table:table-cell office:value-type="string">
            <text:p>IC5</text:p>
          </table:table-cell>
          <table:table-cell/>
          <table:table-cell table:number-columns-repeated="2" office:value-type="string">
            <text:p>MAX4069</text:p>
          </table:table-cell>
          <table:table-cell office:value-type="string">
            <text:p>UMAX</text:p>
          </table:table-cell>
          <table:table-cell office:value-type="string">
            <text:p>ecssr-Pwr</text:p>
          </table:table-cell>
          <table:table-cell office:value-type="float" office:value="1">
            <text:p>1</text:p>
          </table:table-cell>
          <table:table-cell/>
          <table:table-cell office:value-type="string">
            <text:p>na</text:p>
          </table:table-cell>
          <table:table-cell table:number-columns-repeated="4"/>
        </table:table-row>
        <table:table-row table:style-name="ro1">
          <table:table-cell office:value-type="string">
            <text:p>jointio</text:p>
          </table:table-cell>
          <table:table-cell office:value-type="string">
            <text:p>JP1</text:p>
          </table:table-cell>
          <table:table-cell/>
          <table:table-cell office:value-type="string">
            <text:p>SBW</text:p>
          </table:table-cell>
          <table:table-cell office:value-type="string">
            <text:p>PINHD-1X4</text:p>
          </table:table-cell>
          <table:table-cell office:value-type="string">
            <text:p>1X04</text:p>
          </table:table-cell>
          <table:table-cell office:value-type="string">
            <text:p>pinhead</text:p>
          </table:table-cell>
          <table:table-cell office:value-type="float" office:value="1">
            <text:p>1</text:p>
          </table:table-cell>
          <table:table-cell/>
          <table:table-cell office:value-type="string">
            <text:p>na</text:p>
          </table:table-cell>
          <table:table-cell table:number-columns-repeated="4"/>
        </table:table-row>
        <table:table-row table:style-name="ro1">
          <table:table-cell office:value-type="string">
            <text:p>motor</text:p>
          </table:table-cell>
          <table:table-cell office:value-type="string">
            <text:p>JP1</text:p>
          </table:table-cell>
          <table:table-cell/>
          <table:table-cell office:value-type="string">
            <text:p>SBW</text:p>
          </table:table-cell>
          <table:table-cell office:value-type="string">
            <text:p>PINHD-1X4</text:p>
          </table:table-cell>
          <table:table-cell office:value-type="string">
            <text:p>1X04</text:p>
          </table:table-cell>
          <table:table-cell office:value-type="string">
            <text:p>pinhead</text:p>
          </table:table-cell>
          <table:table-cell office:value-type="float" office:value="1">
            <text:p>1</text:p>
          </table:table-cell>
          <table:table-cell/>
          <table:table-cell office:value-type="string">
            <text:p>na</text:p>
          </table:table-cell>
          <table:table-cell table:number-columns-repeated="4"/>
        </table:table-row>
        <table:table-row table:style-name="ro1">
          <table:table-cell office:value-type="string">
            <text:p>power</text:p>
          </table:table-cell>
          <table:table-cell office:value-type="string">
            <text:p>R21</text:p>
          </table:table-cell>
          <table:table-cell/>
          <table:table-cell office:value-type="string">
            <text:p>na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/>
          <table:table-cell office:value-type="string">
            <text:p>na</text:p>
          </table:table-cell>
          <table:table-cell table:number-columns-repeated="4"/>
        </table:table-row>
        <table:table-row table:style-name="ro1">
          <table:table-cell office:value-type="string">
            <text:p>pwm</text:p>
          </table:table-cell>
          <table:table-cell office:value-type="string">
            <text:p>D2</text:p>
          </table:table-cell>
          <table:table-cell office:value-type="string">
            <text:p>d</text:p>
          </table:table-cell>
          <table:table-cell table:number-columns-repeated="2" office:value-type="string">
            <text:p>LM4040</text:p>
          </table:table-cell>
          <table:table-cell office:value-type="string">
            <text:p>SOT23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/>
          <table:table-cell office:value-type="float" office:value="1081206">
            <text:p>1081206</text:p>
          </table:table-cell>
          <table:table-cell table:number-columns-repeated="4"/>
        </table:table-row>
        <table:table-row table:style-name="ro1">
          <table:table-cell office:value-type="string">
            <text:p>motor</text:p>
          </table:table-cell>
          <table:table-cell office:value-type="string">
            <text:p>R1</text:p>
          </table:table-cell>
          <table:table-cell/>
          <table:table-cell office:value-type="string">
            <text:p>15mR</text:p>
          </table:table-cell>
          <table:table-cell office:value-type="string">
            <text:p>R-EU_M1206</text:p>
          </table:table-cell>
          <table:table-cell office:value-type="string">
            <text:p>M1206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/>
          <table:table-cell office:value-type="float" office:value="8067538">
            <text:p>8067538</text:p>
          </table:table-cell>
          <table:table-cell table:number-columns-repeated="4"/>
        </table:table-row>
        <table:table-row table:style-name="ro1">
          <table:table-cell office:value-type="string">
            <text:p>motor</text:p>
          </table:table-cell>
          <table:table-cell office:value-type="string">
            <text:p>R2</text:p>
          </table:table-cell>
          <table:table-cell/>
          <table:table-cell office:value-type="string">
            <text:p>15mR</text:p>
          </table:table-cell>
          <table:table-cell office:value-type="string">
            <text:p>R-EU_M1206</text:p>
          </table:table-cell>
          <table:table-cell office:value-type="string">
            <text:p>M1206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/>
          <table:table-cell office:value-type="float" office:value="8067538">
            <text:p>8067538</text:p>
          </table:table-cell>
          <table:table-cell table:number-columns-repeated="4"/>
        </table:table-row>
        <table:table-row table:style-name="ro1">
          <table:table-cell office:value-type="string">
            <text:p>motor</text:p>
          </table:table-cell>
          <table:table-cell office:value-type="string">
            <text:p>R20</text:p>
          </table:table-cell>
          <table:table-cell office:value-type="string">
            <text:p>p</text:p>
          </table:table-cell>
          <table:table-cell office:value-type="float" office:value="100">
            <text:p>100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motor</text:p>
          </table:table-cell>
          <table:table-cell office:value-type="string">
            <text:p>R19</text:p>
          </table:table-cell>
          <table:table-cell office:value-type="string">
            <text:p>p</text:p>
          </table:table-cell>
          <table:table-cell office:value-type="float" office:value="100">
            <text:p>100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motor</text:p>
          </table:table-cell>
          <table:table-cell office:value-type="string">
            <text:p>R11</text:p>
          </table:table-cell>
          <table:table-cell office:value-type="string">
            <text:p>p</text:p>
          </table:table-cell>
          <table:table-cell office:value-type="float" office:value="100">
            <text:p>100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motor</text:p>
          </table:table-cell>
          <table:table-cell office:value-type="string">
            <text:p>R12</text:p>
          </table:table-cell>
          <table:table-cell office:value-type="string">
            <text:p>p</text:p>
          </table:table-cell>
          <table:table-cell office:value-type="float" office:value="100">
            <text:p>100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jointio</text:p>
          </table:table-cell>
          <table:table-cell office:value-type="string">
            <text:p>R18</text:p>
          </table:table-cell>
          <table:table-cell office:value-type="string">
            <text:p>ib</text:p>
          </table:table-cell>
          <table:table-cell office:value-type="float" office:value="180">
            <text:p>180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pwm</text:p>
          </table:table-cell>
          <table:table-cell office:value-type="string">
            <text:p>R11</text:p>
          </table:table-cell>
          <table:table-cell office:value-type="string">
            <text:p>ib</text:p>
          </table:table-cell>
          <table:table-cell office:value-type="float" office:value="180">
            <text:p>180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pwm</text:p>
          </table:table-cell>
          <table:table-cell office:value-type="string">
            <text:p>R10</text:p>
          </table:table-cell>
          <table:table-cell office:value-type="string">
            <text:p>ib</text:p>
          </table:table-cell>
          <table:table-cell office:value-type="float" office:value="270">
            <text:p>270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office:value-type="string">
            <text:p>rcl</text:p>
          </table:table-cell>
          <table:table-cell table:number-columns-repeated="5"/>
        </table:table-row>
        <table:table-row table:style-name="ro1">
          <table:table-cell office:value-type="string">
            <text:p>pwm</text:p>
          </table:table-cell>
          <table:table-cell office:value-type="string">
            <text:p>R2</text:p>
          </table:table-cell>
          <table:table-cell office:value-type="string">
            <text:p>ib</text:p>
          </table:table-cell>
          <table:table-cell office:value-type="float" office:value="560">
            <text:p>560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pwm</text:p>
          </table:table-cell>
          <table:table-cell office:value-type="string">
            <text:p>R8</text:p>
          </table:table-cell>
          <table:table-cell office:value-type="string">
            <text:p>ibp</text:p>
          </table:table-cell>
          <table:table-cell office:value-type="float" office:value="680">
            <text:p>680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pwm</text:p>
          </table:table-cell>
          <table:table-cell office:value-type="string">
            <text:p>R5</text:p>
          </table:table-cell>
          <table:table-cell office:value-type="string">
            <text:p>ibp</text:p>
          </table:table-cell>
          <table:table-cell office:value-type="float" office:value="680">
            <text:p>680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pwm</text:p>
          </table:table-cell>
          <table:table-cell office:value-type="string">
            <text:p>R3</text:p>
          </table:table-cell>
          <table:table-cell office:value-type="string">
            <text:p>ibp</text:p>
          </table:table-cell>
          <table:table-cell office:value-type="float" office:value="680">
            <text:p>680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pwm</text:p>
          </table:table-cell>
          <table:table-cell office:value-type="string">
            <text:p>R6</text:p>
          </table:table-cell>
          <table:table-cell office:value-type="string">
            <text:p>ibp</text:p>
          </table:table-cell>
          <table:table-cell office:value-type="float" office:value="680">
            <text:p>680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3">
          <table:table-cell office:value-type="string">
            <text:p>pwm</text:p>
          </table:table-cell>
          <table:table-cell office:value-type="string">
            <text:p>R7</text:p>
          </table:table-cell>
          <table:table-cell office:value-type="string">
            <text:p>ibp</text:p>
          </table:table-cell>
          <table:table-cell office:value-type="float" office:value="680">
            <text:p>680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string">
            <text:p>msp430f223</text:p>
          </table:table-cell>
          <table:table-cell table:number-columns-repeated="6"/>
        </table:table-row>
        <table:table-row table:style-name="ro1">
          <table:table-cell office:value-type="string">
            <text:p>power</text:p>
          </table:table-cell>
          <table:table-cell office:value-type="string">
            <text:p>R22</text:p>
          </table:table-cell>
          <table:table-cell office:value-type="string">
            <text:p>ib</text:p>
          </table:table-cell>
          <table:table-cell office:value-type="float" office:value="680">
            <text:p>680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power</text:p>
          </table:table-cell>
          <table:table-cell office:value-type="string">
            <text:p>R27</text:p>
          </table:table-cell>
          <table:table-cell office:value-type="string">
            <text:p>ib</text:p>
          </table:table-cell>
          <table:table-cell office:value-type="float" office:value="680">
            <text:p>680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power</text:p>
          </table:table-cell>
          <table:table-cell office:value-type="string">
            <text:p>R15</text:p>
          </table:table-cell>
          <table:table-cell office:value-type="string">
            <text:p>ib</text:p>
          </table:table-cell>
          <table:table-cell office:value-type="float" office:value="680">
            <text:p>680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pwm</text:p>
          </table:table-cell>
          <table:table-cell office:value-type="string">
            <text:p>R4</text:p>
          </table:table-cell>
          <table:table-cell office:value-type="string">
            <text:p>ibp</text:p>
          </table:table-cell>
          <table:table-cell office:value-type="float" office:value="680">
            <text:p>680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jointio</text:p>
          </table:table-cell>
          <table:table-cell office:value-type="string">
            <text:p>R25</text:p>
          </table:table-cell>
          <table:table-cell office:value-type="string">
            <text:p>ib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pwm</text:p>
          </table:table-cell>
          <table:table-cell office:value-type="string">
            <text:p>R13</text:p>
          </table:table-cell>
          <table:table-cell office:value-type="string">
            <text:p>ib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jointio</text:p>
          </table:table-cell>
          <table:table-cell office:value-type="string">
            <text:p>R15</text:p>
          </table:table-cell>
          <table:table-cell office:value-type="string">
            <text:p>ib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jointio</text:p>
          </table:table-cell>
          <table:table-cell office:value-type="string">
            <text:p>R4</text:p>
          </table:table-cell>
          <table:table-cell office:value-type="string">
            <text:p>ib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jointio</text:p>
          </table:table-cell>
          <table:table-cell office:value-type="string">
            <text:p>R29</text:p>
          </table:table-cell>
          <table:table-cell office:value-type="string">
            <text:p>ib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jointio</text:p>
          </table:table-cell>
          <table:table-cell office:value-type="string">
            <text:p>R2</text:p>
          </table:table-cell>
          <table:table-cell office:value-type="string">
            <text:p>ib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jointio</text:p>
          </table:table-cell>
          <table:table-cell office:value-type="string">
            <text:p>R1</text:p>
          </table:table-cell>
          <table:table-cell office:value-type="string">
            <text:p>ib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jointio</text:p>
          </table:table-cell>
          <table:table-cell office:value-type="string">
            <text:p>R6</text:p>
          </table:table-cell>
          <table:table-cell office:value-type="string">
            <text:p>ib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jointio</text:p>
          </table:table-cell>
          <table:table-cell office:value-type="string">
            <text:p>R7</text:p>
          </table:table-cell>
          <table:table-cell office:value-type="string">
            <text:p>ib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jointio</text:p>
          </table:table-cell>
          <table:table-cell office:value-type="string">
            <text:p>R27</text:p>
          </table:table-cell>
          <table:table-cell office:value-type="string">
            <text:p>ib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motor</text:p>
          </table:table-cell>
          <table:table-cell office:value-type="string">
            <text:p>R7</text:p>
          </table:table-cell>
          <table:table-cell office:value-type="string">
            <text:p>ib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jointio</text:p>
          </table:table-cell>
          <table:table-cell office:value-type="string">
            <text:p>R24</text:p>
          </table:table-cell>
          <table:table-cell office:value-type="string">
            <text:p>ib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jointio</text:p>
          </table:table-cell>
          <table:table-cell office:value-type="string">
            <text:p>R23</text:p>
          </table:table-cell>
          <table:table-cell office:value-type="string">
            <text:p>ib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jointio</text:p>
          </table:table-cell>
          <table:table-cell office:value-type="string">
            <text:p>R28</text:p>
          </table:table-cell>
          <table:table-cell office:value-type="string">
            <text:p>ib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jointio</text:p>
          </table:table-cell>
          <table:table-cell office:value-type="string">
            <text:p>R9</text:p>
          </table:table-cell>
          <table:table-cell office:value-type="string">
            <text:p>ib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jointio</text:p>
          </table:table-cell>
          <table:table-cell office:value-type="string">
            <text:p>R5</text:p>
          </table:table-cell>
          <table:table-cell office:value-type="string">
            <text:p>ib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jointio</text:p>
          </table:table-cell>
          <table:table-cell office:value-type="string">
            <text:p>R16</text:p>
          </table:table-cell>
          <table:table-cell office:value-type="string">
            <text:p>ib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jointio</text:p>
          </table:table-cell>
          <table:table-cell office:value-type="string">
            <text:p>R26</text:p>
          </table:table-cell>
          <table:table-cell office:value-type="string">
            <text:p>ib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jointio</text:p>
          </table:table-cell>
          <table:table-cell office:value-type="string">
            <text:p>R8</text:p>
          </table:table-cell>
          <table:table-cell office:value-type="string">
            <text:p>ib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jointio</text:p>
          </table:table-cell>
          <table:table-cell office:value-type="string">
            <text:p>R22</text:p>
          </table:table-cell>
          <table:table-cell office:value-type="string">
            <text:p>ib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jointio</text:p>
          </table:table-cell>
          <table:table-cell office:value-type="string">
            <text:p>R14</text:p>
          </table:table-cell>
          <table:table-cell office:value-type="string">
            <text:p>ib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jointio</text:p>
          </table:table-cell>
          <table:table-cell office:value-type="string">
            <text:p>R13</text:p>
          </table:table-cell>
          <table:table-cell office:value-type="string">
            <text:p>ib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jointio</text:p>
          </table:table-cell>
          <table:table-cell office:value-type="string">
            <text:p>R17</text:p>
          </table:table-cell>
          <table:table-cell office:value-type="string">
            <text:p>p</text:p>
          </table:table-cell>
          <table:table-cell office:value-type="string">
            <text:p>220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jointio</text:p>
          </table:table-cell>
          <table:table-cell office:value-type="string">
            <text:p>R20</text:p>
          </table:table-cell>
          <table:table-cell office:value-type="string">
            <text:p>p</text:p>
          </table:table-cell>
          <table:table-cell office:value-type="string">
            <text:p>220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jointio</text:p>
          </table:table-cell>
          <table:table-cell office:value-type="string">
            <text:p>R21</text:p>
          </table:table-cell>
          <table:table-cell office:value-type="string">
            <text:p>p</text:p>
          </table:table-cell>
          <table:table-cell office:value-type="string">
            <text:p>220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jointio</text:p>
          </table:table-cell>
          <table:table-cell office:value-type="string">
            <text:p>R19</text:p>
          </table:table-cell>
          <table:table-cell office:value-type="string">
            <text:p>p</text:p>
          </table:table-cell>
          <table:table-cell office:value-type="string">
            <text:p>220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jointio</text:p>
          </table:table-cell>
          <table:table-cell office:value-type="string">
            <text:p>R10</text:p>
          </table:table-cell>
          <table:table-cell office:value-type="string">
            <text:p>p</text:p>
          </table:table-cell>
          <table:table-cell office:value-type="string">
            <text:p>47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pwm</text:p>
          </table:table-cell>
          <table:table-cell office:value-type="string">
            <text:p>R1</text:p>
          </table:table-cell>
          <table:table-cell office:value-type="string">
            <text:p>p</text:p>
          </table:table-cell>
          <table:table-cell office:value-type="string">
            <text:p>47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power</text:p>
          </table:table-cell>
          <table:table-cell office:value-type="string">
            <text:p>R28</text:p>
          </table:table-cell>
          <table:table-cell/>
          <table:table-cell office:value-type="string">
            <text:p>0.04R</text:p>
          </table:table-cell>
          <table:table-cell office:value-type="string">
            <text:p>R-EU_R2512</text:p>
          </table:table-cell>
          <table:table-cell office:value-type="string">
            <text:p>R2512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power</text:p>
          </table:table-cell>
          <table:table-cell office:value-type="string">
            <text:p>R30</text:p>
          </table:table-cell>
          <table:table-cell/>
          <table:table-cell office:value-type="string">
            <text:p>0.04R</text:p>
          </table:table-cell>
          <table:table-cell office:value-type="string">
            <text:p>R-EU_R2512</text:p>
          </table:table-cell>
          <table:table-cell office:value-type="string">
            <text:p>R2512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power</text:p>
          </table:table-cell>
          <table:table-cell office:value-type="string">
            <text:p>R25</text:p>
          </table:table-cell>
          <table:table-cell/>
          <table:table-cell office:value-type="string">
            <text:p>0.04R</text:p>
          </table:table-cell>
          <table:table-cell office:value-type="string">
            <text:p>R-EU_R2512</text:p>
          </table:table-cell>
          <table:table-cell office:value-type="string">
            <text:p>R2512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power</text:p>
          </table:table-cell>
          <table:table-cell office:value-type="string">
            <text:p>R26</text:p>
          </table:table-cell>
          <table:table-cell/>
          <table:table-cell office:value-type="string">
            <text:p>0.04R</text:p>
          </table:table-cell>
          <table:table-cell office:value-type="string">
            <text:p>R-EU_R2512</text:p>
          </table:table-cell>
          <table:table-cell office:value-type="string">
            <text:p>R2512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6"/>
        </table:table-row>
      </table:table>
      <table:table table:name="Sheet2" table:style-name="ta1" table:print="false">
        <office:forms form:automatic-focus="false" form:apply-design-mode="false"/>
        <table:table-column table:style-name="co13" table:number-columns-repeated="7" table:default-cell-style-name="Default"/>
        <table:table-row table:style-name="ro3">
          <table:table-cell office:value-type="string">
            <text:p>R1</text:p>
          </table:table-cell>
          <table:table-cell/>
          <table:table-cell office:value-type="string">
            <text:p>47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R10</text:p>
          </table:table-cell>
          <table:table-cell/>
          <table:table-cell office:value-type="float" office:value="270">
            <text:p>270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R11</text:p>
          </table:table-cell>
          <table:table-cell/>
          <table:table-cell office:value-type="float" office:value="180">
            <text:p>180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R13</text:p>
          </table:table-cell>
          <table:table-cell/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R2</text:p>
          </table:table-cell>
          <table:table-cell/>
          <table:table-cell office:value-type="float" office:value="560">
            <text:p>560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R3</text:p>
          </table:table-cell>
          <table:table-cell/>
          <table:table-cell office:value-type="float" office:value="680">
            <text:p>680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R4</text:p>
          </table:table-cell>
          <table:table-cell/>
          <table:table-cell office:value-type="float" office:value="680">
            <text:p>680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R5</text:p>
          </table:table-cell>
          <table:table-cell/>
          <table:table-cell office:value-type="float" office:value="680">
            <text:p>680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R6</text:p>
          </table:table-cell>
          <table:table-cell/>
          <table:table-cell office:value-type="float" office:value="680">
            <text:p>680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R7</text:p>
          </table:table-cell>
          <table:table-cell/>
          <table:table-cell office:value-type="float" office:value="680">
            <text:p>680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R8</text:p>
          </table:table-cell>
          <table:table-cell/>
          <table:table-cell office:value-type="float" office:value="680">
            <text:p>680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</table:table-row>
      </table:table>
      <table:table table:name="Sheet3" table:style-name="ta1" table:print="false">
        <table:table-column table:style-name="co13" table:default-cell-style-name="Default"/>
        <table:table-row table:style-name="ro2">
          <table:table-cell/>
        </table:table-row>
      </table:table>
      <table:database-ranges>
        <table:database-range table:target-range-address="Sheet1.A1:Sheet1.IV65536" table:contains-header="false">
          <table:sort>
            <table:sort-by table:field-number="9" table:data-type="automatic"/>
            <table:sort-by table:field-number="4" table:data-type="automatic"/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15" number:min-integer-digits="1" number:decimal-replacement=""/>
    </number:number-style>
    <number:number-style style:name="N118">
      <number:number number:decimal-places="3" number:min-integer-digits="1"/>
    </number:number-style>
    <number:number-style style:name="N119">
      <number:number number:decimal-places="4" number:min-integer-digits="1"/>
    </number:number-style>
    <number:currency-style style:name="N121P0" style:volatile="true">
      <number:currency-symbol>$</number:currency-symbol>
      <number:number number:decimal-places="2" number:min-integer-digits="1" number:grouping="true"/>
    </number:currency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date-style style:name="N122">
      <number:month number:textual="true"/>
      <number:text>-</number:text>
      <number:year/>
    </number:date-style>
    <number:number-style style:name="N124P0" style:volatile="true">
      <number:number number:decimal-places="0" number:min-integer-digits="1" number:grouping="true"/>
      <number:text>_ </number:text>
    </number:number-style>
    <number:number-style style:name="N124">
      <number:text>[Red]-</number:text>
      <number:number number:decimal-places="0" number:min-integer-digits="1" number:grouping="true"/>
      <number:text> </number:text>
      <style:map style:condition="value()&gt;=0" style:apply-style-name="N124P0"/>
    </number:number-style>
    <number:number-style style:name="N125">
      <number:number number:decimal-places="1" number:min-integer-digits="1"/>
    </number:number-style>
    <number:currency-style style:name="N127P0" style:volatile="true">
      <number:currency-symbol number:language="en" number:country="GB">£</number:currency-symbol>
      <number:number number: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GB">£</number:currency-symbol>
      <number:number number: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29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1-11">11/11/2008</text:date>, <text:time>11:00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6$Build-9226</meta:generator>
    <meta:initial-creator>Tom Bennellick</meta:initial-creator>
    <meta:creation-date>2008-11-01T21:43:27</meta:creation-date>
    <dc:creator>Tom Bennellick</dc:creator>
    <dc:date>2008-11-11T11:00:45</dc:date>
    <meta:editing-cycles>15</meta:editing-cycles>
    <meta:editing-duration>PT6H13M20S</meta:editing-duration>
    <meta:user-defined meta:name="Info 1"/>
    <meta:user-defined meta:name="Info 2"/>
    <meta:user-defined meta:name="Info 3"/>
    <meta:user-defined meta:name="Info 4"/>
    <meta:document-statistic meta:table-count="3" meta:cell-count="2681" meta:object-count="2"/>
  </office:meta>
</office:document-meta>
</file>